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31cm"/>
    </style:style>
    <style:style style:name="co3" style:family="table-column">
      <style:table-column-properties fo:break-before="auto" style:column-width="0.653cm"/>
    </style:style>
    <style:style style:name="co4" style:family="table-column">
      <style:table-column-properties fo:break-before="auto" style:column-width="1.334cm"/>
    </style:style>
    <style:style style:name="co5" style:family="table-column">
      <style:table-column-properties fo:break-before="auto" style:column-width="1.579cm"/>
    </style:style>
    <style:style style:name="co6" style:family="table-column">
      <style:table-column-properties fo:break-before="auto" style:column-width="4.221cm"/>
    </style:style>
    <style:style style:name="co7" style:family="table-column">
      <style:table-column-properties fo:break-before="auto" style:column-width="1.469cm"/>
    </style:style>
    <style:style style:name="co8" style:family="table-column">
      <style:table-column-properties fo:break-before="auto" style:column-width="1.498cm"/>
    </style:style>
    <style:style style:name="co9" style:family="table-column">
      <style:table-column-properties fo:break-before="auto" style:column-width="1.688cm"/>
    </style:style>
    <style:style style:name="co10" style:family="table-column">
      <style:table-column-properties fo:break-before="auto" style:column-width="1.443cm"/>
    </style:style>
    <style:style style:name="co11" style:family="table-column">
      <style:table-column-properties fo:break-before="auto" style:column-width="1.169cm"/>
    </style:style>
    <style:style style:name="co12" style:family="table-column">
      <style:table-column-properties fo:break-before="auto" style:column-width="1.633cm"/>
    </style:style>
    <style:style style:name="co13" style:family="table-column">
      <style:table-column-properties fo:break-before="auto" style:column-width="1.307cm"/>
    </style:style>
    <style:style style:name="co14" style:family="table-column">
      <style:table-column-properties fo:break-before="auto" style:column-width="2.722cm"/>
    </style:style>
    <style:style style:name="co15" style:family="table-column">
      <style:table-column-properties fo:break-before="auto" style:column-width="0.817cm"/>
    </style:style>
    <style:style style:name="co16" style:family="table-column">
      <style:table-column-properties fo:break-before="auto" style:column-width="2.47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3.605cm" fo:break-before="auto" style:use-optimal-row-height="true"/>
    </style:style>
    <style:style style:name="ro8" style:family="table-row">
      <style:table-row-properties style:row-height="2.342cm" fo:break-before="auto" style:use-optimal-row-height="false"/>
    </style:style>
    <style:style style:name="ro9" style:family="table-row">
      <style:table-row-properties style:row-height="1.289cm" fo:break-before="auto" style:use-optimal-row-height="true"/>
    </style:style>
    <style:style style:name="ro10" style:family="table-row">
      <style:table-row-properties style:row-height="2.817cm" fo:break-before="auto" style:use-optimal-row-height="true"/>
    </style:style>
    <style:style style:name="ro11" style:family="table-row">
      <style:table-row-properties style:row-height="1.632cm" fo:break-before="auto" style:use-optimal-row-height="true"/>
    </style:style>
    <style:style style:name="ro12" style:family="table-row">
      <style:table-row-properties style:row-height="4.791cm" fo:break-before="auto" style:use-optimal-row-height="true"/>
    </style:style>
    <style:style style:name="ro13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rotation-angle="90"/>
    </style:style>
    <style:style style:name="ce6" style:family="table-cell" style:parent-style-name="Default">
      <style:table-cell-properties style:text-align-source="fix" style:repeat-content="false" fo:wrap-option="wrap" style:rotation-angle="9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a6a6"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rotation-angle="90"/>
    </style:style>
    <style:style style:name="ce19" style:family="table-cell" style:parent-style-name="Default">
      <style:table-cell-properties style:text-align-source="fix" style:repeat-content="false" fo:wrap-option="wrap" style:rotation-angle="9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a6a6"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7"/>
        <table:table-column table:style-name="co1" table:number-columns-repeated="904" table:default-cell-style-name="Default"/>
        <table:table-row table:style-name="ro1" table:number-rows-repeated="6">
          <table:table-cell table:style-name="Default"/>
          <table:table-cell table:number-columns-repeated="904"/>
        </table:table-row>
        <table:table-row table:style-name="ro2">
          <table:table-cell table:style-name="ce14" office:value-type="string" calcext:value-type="string" table:number-columns-spanned="681" table:number-rows-spanned="1">
            <text:p>ature comparison[<text:a xlink:href="https://en.wikipedia.org/w/index.php?title=Comparison_of_mail_servers&amp;action=edit&amp;section=1" xlink:type="simple">edit</text:a>]</text:p>
          </table:table-cell>
          <table:covered-table-cell table:number-columns-repeated="680"/>
          <table:table-cell table:number-columns-repeated="224"/>
        </table:table-row>
        <table:table-row table:style-name="ro3">
          <table:table-cell table:style-name="ce15"/>
          <table:table-cell table:style-name="ce16" office:value-type="string" calcext:value-type="string">
            <text:p>OS support</text:p>
          </table:table-cell>
          <table:table-cell table:style-name="ce16" office:value-type="string" calcext:value-type="string">
            <text:p>Protocol support</text:p>
          </table:table-cell>
          <table:table-cell table:style-name="ce16" office:value-type="string" calcext:value-type="string">
            <text:p>Features</text:p>
          </table:table-cell>
          <table:table-cell table:style-name="ce16" office:value-type="string" calcext:value-type="string">
            <text:p>Storage</text:p>
          </table:table-cell>
          <table:table-cell table:style-name="ce16" office:value-type="string" calcext:value-type="string" table:number-columns-spanned="1" table:number-rows-spanned="2">
            <text:p><text:a xlink:href="https://en.wikipedia.org/wiki/Software_license" xlink:type="simple">License</text:a></text:p>
          </table:table-cell>
          <table:table-cell table:number-columns-repeated="899"/>
        </table:table-row>
        <table:table-row table:style-name="ro1">
          <table:table-cell table:style-name="ce16" office:value-type="string" calcext:value-type="string">
            <text:p>Mail server</text:p>
          </table:table-cell>
          <table:table-cell table:style-name="ce16" office:value-type="string" calcext:value-type="string" table:number-columns-spanned="5" table:number-rows-spanned="1">
            <text:p><text:a xlink:href="https://en.wikipedia.org/wiki/Linux" xlink:type="simple">Linux</text:a>/<text:a xlink:href="https://en.wikipedia.org/wiki/Unix" xlink:type="simple">Unix</text:a></text:p>
          </table:table-cell>
          <table:covered-table-cell table:number-columns-repeated="4"/>
          <table:covered-table-cell/>
          <table:table-cell/>
          <table:table-cell table:style-name="ce16" office:value-type="string" calcext:value-type="string">
            <text:p><text:a xlink:href="https://en.wikipedia.org/wiki/Microsoft_Windows" xlink:type="simple">Windows</text:a></text:p>
          </table:table-cell>
          <table:table-cell table:style-name="ce16" office:value-type="string" calcext:value-type="string">
            <text:p><text:a xlink:href="https://en.wikipedia.org/wiki/MacOS" xlink:type="simple">macOS</text:a></text:p>
          </table:table-cell>
          <table:table-cell table:style-name="ce16" office:value-type="string" calcext:value-type="string" table:number-columns-spanned="19" table:number-rows-spanned="1">
            <text:p><text:a xlink:href="https://en.wikipedia.org/wiki/Simple_Mail_Transfer_Protocol" xlink:type="simple">SMTP</text:a></text:p>
          </table:table-cell>
          <table:covered-table-cell table:number-columns-repeated="18"/>
          <table:table-cell table:style-name="ce16" office:value-type="string" calcext:value-type="string">
            <text:p><text:a xlink:href="https://en.wikipedia.org/wiki/Post_Office_Protocol" xlink:type="simple">POP3</text:a></text:p>
          </table:table-cell>
          <table:table-cell table:style-name="ce16" office:value-type="string" calcext:value-type="string">
            <text:p><text:a xlink:href="https://en.wikipedia.org/wiki/Internet_Message_Access_Protocol" xlink:type="simple">IMAP</text:a></text:p>
          </table:table-cell>
          <table:table-cell table:style-name="ce16" office:value-type="string" calcext:value-type="string">
            <text:p><text:a xlink:href="https://en.wikipedia.org/wiki/JSON_Meta_Application_Protocol" xlink:type="simple">JMAP</text:a></text:p>
          </table:table-cell>
          <table:table-cell table:style-name="ce16" office:value-type="string" calcext:value-type="string">
            <text:p><text:a xlink:href="https://en.wikipedia.org/wiki/IMAP_IDLE" xlink:type="simple">IDLE</text:a></text:p>
          </table:table-cell>
          <table:table-cell table:style-name="ce16" office:value-type="string" calcext:value-type="string">
            <text:p><text:a xlink:href="https://en.wikipedia.org/wiki/SMTPS" xlink:type="simple">SMTPS</text:a></text:p>
          </table:table-cell>
          <table:table-cell table:style-name="ce16" office:value-type="string" calcext:value-type="string">
            <text:p><text:a xlink:href="https://en.wikipedia.org/wiki/Post_Office_Protocol#STARTTLS" xlink:type="simple">POP3S</text:a></text:p>
          </table:table-cell>
          <table:table-cell table:style-name="ce16" office:value-type="string" calcext:value-type="string" table:number-columns-spanned="18" table:number-rows-spanned="1">
            <text:p><text:a xlink:href="https://en.wikipedia.org/wiki/IPv6" xlink:type="simple">IPv6</text:a></text:p>
          </table:table-cell>
          <table:covered-table-cell table:number-columns-repeated="17"/>
          <table:table-cell table:style-name="ce16" office:value-type="string" calcext:value-type="string">
            <text:p><text:a xlink:href="https://en.wikipedia.org/wiki/Transport_Layer_Security" xlink:type="simple">SSL</text:a></text:p>
          </table:table-cell>
          <table:table-cell table:style-name="ce16" office:value-type="string" calcext:value-type="string">
            <text:p><text:a xlink:href="https://en.wikipedia.org/wiki/DNS-based_Authentication_of_Named_Entities" xlink:type="simple">DANE</text:a></text:p>
          </table:table-cell>
          <table:table-cell table:style-name="ce16" office:value-type="string" calcext:value-type="string">
            <text:p><text:a xlink:href="https://en.wikipedia.org/wiki/Webmail" xlink:type="simple">Webmail</text:a></text:p>
          </table:table-cell>
          <table:table-cell table:style-name="ce16" office:value-type="string" calcext:value-type="string">
            <text:p><text:a xlink:href="https://en.wikipedia.org/wiki/Exchange_ActiveSync" xlink:type="simple">ActiveSync</text:a></text:p>
          </table:table-cell>
          <table:table-cell table:style-name="ce16" office:value-type="string" calcext:value-type="string">
            <text:p><text:a xlink:href="https://en.wikipedia.org/wiki/Sieve_(mail_filtering_language)" xlink:type="simple">Sieve</text:a></text:p>
          </table:table-cell>
          <table:table-cell table:style-name="ce16" office:value-type="string" calcext:value-type="string">
            <text:p><text:a xlink:href="https://en.wikipedia.org/wiki/International_email" xlink:type="simple">IDN</text:a>/<text:a xlink:href="https://en.wikipedia.org/wiki/Simple_Mail_Transfer_Protocol#SMTPUTF8" xlink:type="simple">UTF8</text:a></text:p>
          </table:table-cell>
          <table:table-cell table:style-name="ce16" office:value-type="string" calcext:value-type="string" table:number-columns-spanned="17" table:number-rows-spanned="1">
            <text:p><text:a xlink:href="https://en.wikipedia.org/wiki/Database" xlink:type="simple">Database</text:a></text:p>
          </table:table-cell>
          <table:covered-table-cell table:number-columns-repeated="16"/>
          <table:table-cell table:style-name="ce16" office:value-type="string" calcext:value-type="string">
            <text:p><text:a xlink:href="https://en.wikipedia.org/wiki/File_system" xlink:type="simple">File-based</text:a></text:p>
          </table:table-cell>
          <table:table-cell table:number-columns-repeated="829"/>
        </table:table-row>
        <table:table-row table:style-name="ro1">
          <table:table-cell office:value-type="string" calcext:value-type="string">
            <text:p><text:a xlink:href="https://en.wikipedia.org/wiki/Agorum_core" xlink:type="simple">agorum core</text:a></text:p>
          </table:table-cell>
          <table:table-cell table:style-name="ce17" office:value-type="string" calcext:value-type="string" table:number-columns-spanned="20" table:number-rows-spanned="1">
            <text:p>Yes</text:p>
          </table:table-cell>
          <table:covered-table-cell table:number-columns-repeated="19"/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 table:number-columns-spanned="34" table:number-rows-spanned="1">
            <text:p>Yes</text:p>
          </table:table-cell>
          <table:covered-table-cell table:number-columns-repeated="33"/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number-columns-repeated="4" table:style-name="ce17" office:value-type="string" calcext:value-type="string">
            <text:p>No</text:p>
          </table:table-cell>
          <table:table-cell table:style-name="ce17" office:value-type="string" calcext:value-type="string" table:number-columns-spanned="33" table:number-rows-spanned="1">
            <text:p>No</text:p>
          </table:table-cell>
          <table:covered-table-cell table:number-columns-repeated="32"/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number-columns-repeated="2" table:style-name="ce17" office:value-type="string" calcext:value-type="string">
            <text:p>No</text:p>
          </table:table-cell>
          <table:table-cell table:style-name="ce17" office:value-type="string" calcext:value-type="string">
            <text:p>?</text:p>
          </table:table-cell>
          <table:table-cell table:style-name="ce17" office:value-type="string" calcext:value-type="string" table:number-columns-spanned="32" table:number-rows-spanned="1">
            <text:p>Yes</text:p>
          </table:table-cell>
          <table:covered-table-cell table:number-columns-repeated="31"/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<text:a xlink:href="https://en.wikipedia.org/wiki/GNU_General_Public_License" xlink:type="simple">GPLv2</text:a></text:p>
          </table:table-cell>
          <table:table-cell table:number-columns-repeated="769"/>
        </table:table-row>
        <table:table-row table:style-name="ro1">
          <table:table-cell office:value-type="string" calcext:value-type="string">
            <text:p><text:a xlink:href="https://en.wikipedia.org/wiki/Apache_James" xlink:type="simple">Apache James</text:a></text:p>
          </table:table-cell>
          <table:table-cell table:style-name="ce17" office:value-type="string" calcext:value-type="string" table:number-columns-spanned="35" table:number-rows-spanned="1">
            <text:p>Yes</text:p>
          </table:table-cell>
          <table:covered-table-cell table:number-columns-repeated="34"/>
          <table:table-cell table:number-columns-repeated="2" table:style-name="ce17" office:value-type="string" calcext:value-type="string">
            <text:p>Yes</text:p>
          </table:table-cell>
          <table:table-cell table:style-name="ce17" office:value-type="string" calcext:value-type="string" table:number-columns-spanned="49" table:number-rows-spanned="1">
            <text:p>Yes</text:p>
          </table:table-cell>
          <table:covered-table-cell table:number-columns-repeated="48"/>
          <table:table-cell table:number-columns-repeated="6" table:style-name="ce17" office:value-type="string" calcext:value-type="string">
            <text:p>Yes</text:p>
          </table:table-cell>
          <table:table-cell table:style-name="ce17" office:value-type="string" calcext:value-type="string" table:number-columns-spanned="48" table:number-rows-spanned="1">
            <text:p>?</text:p>
          </table:table-cell>
          <table:covered-table-cell table:number-columns-repeated="47"/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?</text:p>
          </table:table-cell>
          <table:table-cell table:number-columns-repeated="2" table:style-name="ce17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?</text:p>
          </table:table-cell>
          <table:table-cell table:style-name="ce17" office:value-type="string" calcext:value-type="string" table:number-columns-spanned="47" table:number-rows-spanned="1">
            <text:p>Yes</text:p>
          </table:table-cell>
          <table:covered-table-cell table:number-columns-repeated="46"/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<text:a xlink:href="https://en.wikipedia.org/wiki/Apache_Software_License" xlink:type="simple">ASLv2</text:a></text:p>
          </table:table-cell>
          <table:table-cell table:number-columns-repeated="709"/>
        </table:table-row>
        <table:table-row table:style-name="ro4">
          <table:table-cell office:value-type="string" calcext:value-type="string">
            <text:p><text:a xlink:href="https://en.wikipedia.org/wiki/Axigen" xlink:type="simple">Axigen</text:a></text:p>
          </table:table-cell>
          <table:table-cell table:style-name="ce17" office:value-type="string" calcext:value-type="string" table:number-columns-spanned="50" table:number-rows-spanned="1">
            <text:p>Yes</text:p>
          </table:table-cell>
          <table:covered-table-cell table:number-columns-repeated="49"/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 table:number-columns-spanned="64" table:number-rows-spanned="1">
            <text:p>Yes</text:p>
          </table:table-cell>
          <table:covered-table-cell table:number-columns-repeated="63"/>
          <table:table-cell table:number-columns-repeated="2" table:style-name="ce17" office:value-type="string" calcext:value-type="string">
            <text:p>Yes</text:p>
          </table:table-cell>
          <table:table-cell table:style-name="ce17" office:value-type="string" calcext:value-type="string">
            <text:p>?</text:p>
          </table:table-cell>
          <table:table-cell table:number-columns-repeated="3" table:style-name="ce17" office:value-type="string" calcext:value-type="string">
            <text:p>Yes</text:p>
          </table:table-cell>
          <table:table-cell table:style-name="ce17" office:value-type="string" calcext:value-type="string" table:number-columns-spanned="63" table:number-rows-spanned="1">
            <text:p>Yes</text:p>
          </table:table-cell>
          <table:covered-table-cell table:number-columns-repeated="62"/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?</text:p>
          </table:table-cell>
          <table:table-cell table:style-name="ce17" office:value-type="string" calcext:value-type="string">
            <text:p>Ajax, Basic &amp; Mobile</text:p>
          </table:table-cell>
          <table:table-cell table:number-columns-repeated="3" table:style-name="ce17" office:value-type="string" calcext:value-type="string">
            <text:p>Yes</text:p>
          </table:table-cell>
          <table:table-cell table:style-name="ce17" office:value-type="string" calcext:value-type="string" table:number-columns-spanned="62" table:number-rows-spanned="1">
            <text:p>Embedded, Optimized for Email &amp; Groupware</text:p>
          </table:table-cell>
          <table:covered-table-cell table:number-columns-repeated="61"/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<text:a xlink:href="https://en.wikipedia.org/wiki/Proprietary_software" xlink:type="simple">Proprietary</text:a> (free version: 5 domains, 5 users, 5 groups)</text:p>
          </table:table-cell>
          <table:table-cell table:number-columns-repeated="649"/>
        </table:table-row>
        <table:table-row table:style-name="ro1">
          <table:table-cell office:value-type="string" calcext:value-type="string">
            <text:p><text:a xlink:href="https://en.wikipedia.org/wiki/Citadel/UX" xlink:type="simple">Citadel</text:a></text:p>
          </table:table-cell>
          <table:table-cell table:style-name="ce17" office:value-type="string" calcext:value-type="string" table:number-columns-spanned="65" table:number-rows-spanned="1">
            <text:p>Yes</text:p>
          </table:table-cell>
          <table:covered-table-cell table:number-columns-repeated="64"/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 table:number-columns-spanned="79" table:number-rows-spanned="1">
            <text:p>Yes</text:p>
          </table:table-cell>
          <table:covered-table-cell table:number-columns-repeated="78"/>
          <table:table-cell table:number-columns-repeated="2" table:style-name="ce17" office:value-type="string" calcext:value-type="string">
            <text:p>Yes</text:p>
          </table:table-cell>
          <table:table-cell table:style-name="ce17" office:value-type="string" calcext:value-type="string">
            <text:p>?</text:p>
          </table:table-cell>
          <table:table-cell table:style-name="ce17" office:value-type="string" calcext:value-type="string">
            <text:p>No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7" office:value-type="string" calcext:value-type="string" table:number-columns-spanned="78" table:number-rows-spanned="1">
            <text:p>Yes</text:p>
          </table:table-cell>
          <table:covered-table-cell table:number-columns-repeated="77"/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?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?</text:p>
          </table:table-cell>
          <table:table-cell table:style-name="ce17" office:value-type="string" calcext:value-type="string" table:number-columns-spanned="77" table:number-rows-spanned="1">
            <text:p>Yes</text:p>
          </table:table-cell>
          <table:covered-table-cell table:number-columns-repeated="76"/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<text:a xlink:href="https://en.wikipedia.org/wiki/GNU_General_Public_License" xlink:type="simple">GPLv3</text:a></text:p>
          </table:table-cell>
          <table:table-cell table:number-columns-repeated="589"/>
        </table:table-row>
        <table:table-row table:style-name="ro5">
          <table:table-cell office:value-type="string" calcext:value-type="string">
            <text:p><text:a xlink:href="https://en.wikipedia.org/wiki/CommuniGate_Pro" xlink:type="simple">CommuniGate Pro</text:a></text:p>
          </table:table-cell>
          <table:table-cell table:style-name="ce17" office:value-type="string" calcext:value-type="string" table:number-columns-spanned="80" table:number-rows-spanned="1">
            <text:p>Yes</text:p>
          </table:table-cell>
          <table:covered-table-cell table:number-columns-repeated="79"/>
          <table:table-cell table:number-columns-repeated="2" table:style-name="ce17" office:value-type="string" calcext:value-type="string">
            <text:p>Yes</text:p>
          </table:table-cell>
          <table:table-cell table:style-name="ce17" office:value-type="string" calcext:value-type="string" table:number-columns-spanned="94" table:number-rows-spanned="1">
            <text:p>Yes</text:p>
          </table:table-cell>
          <table:covered-table-cell table:number-columns-repeated="93"/>
          <table:table-cell table:number-columns-repeated="2" table:style-name="ce17" office:value-type="string" calcext:value-type="string">
            <text:p>Yes</text:p>
          </table:table-cell>
          <table:table-cell table:style-name="ce17" office:value-type="string" calcext:value-type="string">
            <text:p>?</text:p>
          </table:table-cell>
          <table:table-cell table:number-columns-repeated="3" table:style-name="ce17" office:value-type="string" calcext:value-type="string">
            <text:p>Yes</text:p>
          </table:table-cell>
          <table:table-cell table:style-name="ce17" office:value-type="string" calcext:value-type="string" table:number-columns-spanned="93" table:number-rows-spanned="1">
            <text:p>Yes</text:p>
          </table:table-cell>
          <table:covered-table-cell table:number-columns-repeated="92"/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?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7" office:value-type="string" calcext:value-type="string">
            <text:p>?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 table:number-columns-spanned="92" table:number-rows-spanned="1">
            <text:p>Yes</text:p>
          </table:table-cell>
          <table:covered-table-cell table:number-columns-repeated="91"/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<text:a xlink:href="https://en.wikipedia.org/wiki/Proprietary_software" xlink:type="simple">Proprietary</text:a> (Free for up to 5 users)</text:p>
          </table:table-cell>
          <table:table-cell table:number-columns-repeated="529"/>
        </table:table-row>
        <table:table-row table:style-name="ro1">
          <table:table-cell office:value-type="string" calcext:value-type="string">
            <text:p><text:a xlink:href="https://en.wikipedia.org/wiki/Courier_Mail_Server" xlink:type="simple">Courier Mail Server</text:a></text:p>
          </table:table-cell>
          <table:table-cell table:style-name="ce17" office:value-type="string" calcext:value-type="string" table:number-columns-spanned="95" table:number-rows-spanned="1">
            <text:p>Yes</text:p>
          </table:table-cell>
          <table:covered-table-cell table:number-columns-repeated="94"/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 table:number-columns-spanned="109" table:number-rows-spanned="1">
            <text:p>Yes</text:p>
          </table:table-cell>
          <table:covered-table-cell table:number-columns-repeated="108"/>
          <table:table-cell table:number-columns-repeated="2" table:style-name="ce17" office:value-type="string" calcext:value-type="string">
            <text:p>Yes</text:p>
          </table:table-cell>
          <table:table-cell table:style-name="ce17" office:value-type="string" calcext:value-type="string">
            <text:p>?</text:p>
          </table:table-cell>
          <table:table-cell table:number-columns-repeated="3" table:style-name="ce17" office:value-type="string" calcext:value-type="string">
            <text:p>Yes</text:p>
          </table:table-cell>
          <table:table-cell table:style-name="ce17" office:value-type="string" calcext:value-type="string" table:number-columns-spanned="108" table:number-rows-spanned="1">
            <text:p>Yes</text:p>
          </table:table-cell>
          <table:covered-table-cell table:number-columns-repeated="107"/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<text:a xlink:href="https://en.wikipedia.org/wiki/Maildrop" xlink:type="simple">maildrop</text:a>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 table:number-columns-spanned="107" table:number-rows-spanned="1">
            <text:p>No</text:p>
          </table:table-cell>
          <table:covered-table-cell table:number-columns-repeated="106"/>
          <table:table-cell table:style-name="ce17" office:value-type="string" calcext:value-type="string">
            <text:p><text:a xlink:href="https://en.wikipedia.org/wiki/Maildir" xlink:type="simple">maildir</text:a></text:p>
          </table:table-cell>
          <table:table-cell table:style-name="ce17" office:value-type="string" calcext:value-type="string">
            <text:p><text:a xlink:href="https://en.wikipedia.org/wiki/GNU_General_Public_License" xlink:type="simple">GPLv3+</text:a><text:a xlink:href="https://en.wikipedia.org/wiki/Comparison_of_mail_servers#cite_note-2" xlink:type="simple">[2]</text:a></text:p>
          </table:table-cell>
          <table:table-cell table:number-columns-repeated="469"/>
        </table:table-row>
        <table:table-row table:style-name="ro3">
          <table:table-cell office:value-type="string" calcext:value-type="string">
            <text:p><text:a xlink:href="https://en.wikipedia.org/wiki/Cyrus_IMAP" xlink:type="simple">Cyrus IMAP</text:a></text:p>
          </table:table-cell>
          <table:table-cell table:style-name="ce17" office:value-type="string" calcext:value-type="string" table:number-columns-spanned="110" table:number-rows-spanned="1">
            <text:p>Yes</text:p>
          </table:table-cell>
          <table:covered-table-cell table:number-columns-repeated="109"/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 table:number-columns-spanned="124" table:number-rows-spanned="1">
            <text:p>No</text:p>
          </table:table-cell>
          <table:covered-table-cell table:number-columns-repeated="123"/>
          <table:table-cell table:number-columns-repeated="4"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 table:number-columns-spanned="123" table:number-rows-spanned="1">
            <text:p>Yes</text:p>
          </table:table-cell>
          <table:covered-table-cell table:number-columns-repeated="122"/>
          <table:table-cell table:style-name="ce17" office:value-type="string" calcext:value-type="string">
            <text:p>Yes</text:p>
          </table:table-cell>
          <table:table-cell table:number-columns-repeated="3" table:style-name="ce17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No<text:a xlink:href="https://en.wikipedia.org/wiki/Comparison_of_mail_servers#cite_note-3" xlink:type="simple">[3]</text:a></text:p>
          </table:table-cell>
          <table:table-cell table:style-name="ce17" office:value-type="string" calcext:value-type="string" table:number-columns-spanned="122" table:number-rows-spanned="1">
            <text:p>Indexes only</text:p>
          </table:table-cell>
          <table:covered-table-cell table:number-columns-repeated="121"/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<text:a xlink:href="https://en.wikipedia.org/wiki/BSD_4-Clause_License" xlink:type="simple">BSD 4-clause</text:a><text:a xlink:href="https://en.wikipedia.org/wiki/Comparison_of_mail_servers#cite_note-4" xlink:type="simple">[4]</text:a></text:p>
          </table:table-cell>
          <table:table-cell table:number-columns-repeated="409"/>
        </table:table-row>
        <table:table-row table:style-name="ro1">
          <table:table-cell office:value-type="string" calcext:value-type="string">
            <text:p>DBMail</text:p>
          </table:table-cell>
          <table:table-cell table:style-name="ce17" office:value-type="string" calcext:value-type="string" table:number-columns-spanned="125" table:number-rows-spanned="1">
            <text:p>Yes</text:p>
          </table:table-cell>
          <table:covered-table-cell table:number-columns-repeated="124"/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 table:number-columns-spanned="139" table:number-rows-spanned="1">
            <text:p>No</text:p>
          </table:table-cell>
          <table:covered-table-cell table:number-columns-repeated="138"/>
          <table:table-cell table:number-columns-repeated="2"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 table:number-columns-spanned="138" table:number-rows-spanned="1">
            <text:p>Yes</text:p>
          </table:table-cell>
          <table:covered-table-cell table:number-columns-repeated="137"/>
          <table:table-cell table:style-name="ce17" office:value-type="string" calcext:value-type="string">
            <text:p>Yes</text:p>
          </table:table-cell>
          <table:table-cell table:number-columns-repeated="4" table:style-name="ce17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 table:number-columns-spanned="137" table:number-rows-spanned="1">
            <text:p>Yes</text:p>
          </table:table-cell>
          <table:covered-table-cell table:number-columns-repeated="136"/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<text:a xlink:href="https://en.wikipedia.org/wiki/GNU_General_Public_License" xlink:type="simple">GPLv2</text:a></text:p>
          </table:table-cell>
          <table:table-cell table:number-columns-repeated="349"/>
        </table:table-row>
        <table:table-row table:style-name="ro5">
          <table:table-cell office:value-type="string" calcext:value-type="string">
            <text:p><text:a xlink:href="https://en.wikipedia.org/wiki/Dovecot_(software)" xlink:type="simple">Dovecot</text:a></text:p>
          </table:table-cell>
          <table:table-cell table:style-name="ce17" office:value-type="string" calcext:value-type="string" table:number-columns-spanned="140" table:number-rows-spanned="1">
            <text:p>Yes<text:a xlink:href="https://en.wikipedia.org/wiki/Comparison_of_mail_servers#cite_note-DovecotOSCompatibility-5" xlink:type="simple">[5]</text:a></text:p>
          </table:table-cell>
          <table:covered-table-cell table:number-columns-repeated="139"/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 table:number-columns-spanned="154" table:number-rows-spanned="1">
            <text:p>Yes<text:a xlink:href="https://en.wikipedia.org/wiki/Comparison_of_mail_servers#cite_note-DovecotSubmission-6" xlink:type="simple">[6]</text:a></text:p>
          </table:table-cell>
          <table:covered-table-cell table:number-columns-repeated="153"/>
          <table:table-cell table:number-columns-repeated="2"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number-columns-repeated="3" table:style-name="ce17" office:value-type="string" calcext:value-type="string">
            <text:p>Yes</text:p>
          </table:table-cell>
          <table:table-cell table:style-name="ce17" office:value-type="string" calcext:value-type="string" table:number-columns-spanned="153" table:number-rows-spanned="1">
            <text:p>Yes</text:p>
          </table:table-cell>
          <table:covered-table-cell table:number-columns-repeated="152"/>
          <table:table-cell table:style-name="ce17" office:value-type="string" calcext:value-type="string">
            <text:p>Yes</text:p>
          </table:table-cell>
          <table:table-cell table:number-columns-repeated="3" table:style-name="ce17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 table:number-columns-spanned="152" table:number-rows-spanned="1">
            <text:p>Yes</text:p>
          </table:table-cell>
          <table:covered-table-cell table:number-columns-repeated="151"/>
          <table:table-cell table:style-name="ce17" office:value-type="string" calcext:value-type="string">
            <text:p><text:a xlink:href="https://en.wikipedia.org/wiki/Maildir" xlink:type="simple">maildir</text:a>, <text:a xlink:href="https://en.wikipedia.org/wiki/Mbox" xlink:type="simple">mbox</text:a>, dbox, mdbox, obox<text:a xlink:href="https://en.wikipedia.org/wiki/Comparison_of_mail_servers#cite_note-DovecotObox-7" xlink:type="simple">[7]</text:a></text:p>
          </table:table-cell>
          <table:table-cell table:style-name="ce17" office:value-type="string" calcext:value-type="string">
            <text:p>Mixed: <text:a xlink:href="https://en.wikipedia.org/wiki/MIT_License" xlink:type="simple">MIT</text:a> and <text:a xlink:href="https://en.wikipedia.org/wiki/GNU_Lesser_General_Public_License" xlink:type="simple">LGPL-2.1</text:a><text:a xlink:href="https://en.wikipedia.org/wiki/Comparison_of_mail_servers#cite_note-DovecotLicense-8" xlink:type="simple">[8]</text:a></text:p>
          </table:table-cell>
          <table:table-cell table:number-columns-repeated="289"/>
        </table:table-row>
        <table:table-row table:style-name="ro1">
          <table:table-cell office:value-type="string" calcext:value-type="string">
            <text:p><text:a xlink:href="https://en.wikipedia.org/wiki/Eudora_Internet_Mail_Server" xlink:type="simple">Eudora Internet Mail Server</text:a></text:p>
          </table:table-cell>
          <table:table-cell table:style-name="ce17" office:value-type="string" calcext:value-type="string" table:number-columns-spanned="155" table:number-rows-spanned="1">
            <text:p>No</text:p>
          </table:table-cell>
          <table:covered-table-cell table:number-columns-repeated="154"/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 table:number-columns-spanned="169" table:number-rows-spanned="1">
            <text:p>Yes</text:p>
          </table:table-cell>
          <table:covered-table-cell table:number-columns-repeated="168"/>
          <table:table-cell table:number-columns-repeated="2" table:style-name="ce17" office:value-type="string" calcext:value-type="string">
            <text:p>Yes</text:p>
          </table:table-cell>
          <table:table-cell table:number-columns-repeated="2" table:style-name="ce17" office:value-type="string" calcext:value-type="string">
            <text:p>?</text:p>
          </table:table-cell>
          <table:table-cell table:number-columns-repeated="2" table:style-name="ce17" office:value-type="string" calcext:value-type="string">
            <text:p>No</text:p>
          </table:table-cell>
          <table:table-cell table:style-name="ce17" office:value-type="string" calcext:value-type="string" table:number-columns-spanned="168" table:number-rows-spanned="1">
            <text:p>?</text:p>
          </table:table-cell>
          <table:covered-table-cell table:number-columns-repeated="167"/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?</text:p>
          </table:table-cell>
          <table:table-cell table:number-columns-repeated="2" table:style-name="ce17" office:value-type="string" calcext:value-type="string">
            <text:p>No</text:p>
          </table:table-cell>
          <table:table-cell table:number-columns-repeated="2" table:style-name="ce17" office:value-type="string" calcext:value-type="string">
            <text:p>?</text:p>
          </table:table-cell>
          <table:table-cell table:style-name="ce17" office:value-type="string" calcext:value-type="string" table:number-columns-spanned="167" table:number-rows-spanned="1">
            <text:p>No</text:p>
          </table:table-cell>
          <table:covered-table-cell table:number-columns-repeated="166"/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229"/>
        </table:table-row>
        <table:table-row table:style-name="ro3">
          <table:table-cell office:value-type="string" calcext:value-type="string">
            <text:p><text:a xlink:href="https://en.wikipedia.org/wiki/Exim" xlink:type="simple">Exim</text:a></text:p>
          </table:table-cell>
          <table:table-cell table:style-name="ce17" office:value-type="string" calcext:value-type="string" table:number-columns-spanned="170" table:number-rows-spanned="1">
            <text:p>Yes</text:p>
          </table:table-cell>
          <table:covered-table-cell table:number-columns-repeated="169"/>
          <table:table-cell table:style-name="ce17" office:value-type="string" calcext:value-type="string">
            <text:p>Yes (via Cygwin)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 table:number-columns-spanned="184" table:number-rows-spanned="1">
            <text:p>Yes</text:p>
          </table:table-cell>
          <table:covered-table-cell table:number-columns-repeated="183"/>
          <table:table-cell table:number-columns-repeated="2" table:style-name="ce17" office:value-type="string" calcext:value-type="string">
            <text:p>No</text:p>
          </table:table-cell>
          <table:table-cell table:style-name="ce17" office:value-type="string" calcext:value-type="string">
            <text:p>?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 table:number-columns-spanned="183" table:number-rows-spanned="1">
            <text:p>Yes</text:p>
          </table:table-cell>
          <table:covered-table-cell table:number-columns-repeated="182"/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Yes<text:a xlink:href="https://en.wikipedia.org/wiki/Comparison_of_mail_servers#cite_note-exim-dane-9" xlink:type="simple">[9]</text:a></text:p>
          </table:table-cell>
          <table:table-cell table:number-columns-repeated="2" table:style-name="ce17" office:value-type="string" calcext:value-type="string">
            <text:p>No</text:p>
          </table:table-cell>
          <table:table-cell table:number-columns-repeated="4" table:style-name="ce17" office:value-type="string" calcext:value-type="string">
            <text:p>Yes</text:p>
          </table:table-cell>
          <table:table-cell table:style-name="ce17" office:value-type="string" calcext:value-type="string">
            <text:p><text:a xlink:href="https://en.wikipedia.org/wiki/GPL" xlink:type="simple">GPLv2+</text:a><text:a xlink:href="https://en.wikipedia.org/wiki/Comparison_of_mail_servers#cite_note-10" xlink:type="simple">[10]</text:a></text:p>
          </table:table-cell>
          <table:table-cell table:number-columns-repeated="350"/>
        </table:table-row>
        <table:table-row table:style-name="ro1">
          <table:table-cell office:value-type="string" calcext:value-type="string">
            <text:p><text:a xlink:href="https://en.wikipedia.org/wiki/FirstClass" xlink:type="simple">FirstClass</text:a></text:p>
          </table:table-cell>
          <table:table-cell table:style-name="ce17" office:value-type="string" calcext:value-type="string" table:number-columns-spanned="185" table:number-rows-spanned="1">
            <text:p>Yes</text:p>
          </table:table-cell>
          <table:covered-table-cell table:number-columns-repeated="184"/>
          <table:table-cell table:number-columns-repeated="2" table:style-name="ce17" office:value-type="string" calcext:value-type="string">
            <text:p>Yes</text:p>
          </table:table-cell>
          <table:table-cell table:style-name="ce17" office:value-type="string" calcext:value-type="string" table:number-columns-spanned="199" table:number-rows-spanned="1">
            <text:p>Yes</text:p>
          </table:table-cell>
          <table:covered-table-cell table:number-columns-repeated="198"/>
          <table:table-cell table:number-columns-repeated="2" table:style-name="ce17" office:value-type="string" calcext:value-type="string">
            <text:p>Yes</text:p>
          </table:table-cell>
          <table:table-cell table:number-columns-repeated="2" table:style-name="ce17" office:value-type="string" calcext:value-type="string">
            <text:p>?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7" office:value-type="string" calcext:value-type="string" table:number-columns-spanned="198" table:number-rows-spanned="1">
            <text:p>?</text:p>
          </table:table-cell>
          <table:covered-table-cell table:number-columns-repeated="197"/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?</text:p>
          </table:table-cell>
          <table:table-cell table:number-columns-repeated="2" table:style-name="ce17" office:value-type="string" calcext:value-type="string">
            <text:p>Yes</text:p>
          </table:table-cell>
          <table:table-cell table:number-columns-repeated="2" table:style-name="ce17" office:value-type="string" calcext:value-type="string">
            <text:p>?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7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305"/>
        </table:table-row>
        <table:table-row table:style-name="ro1">
          <table:table-cell office:value-type="string" calcext:value-type="string">
            <text:p><text:a xlink:href="https://en.wikipedia.org/wiki/Gordano_Messaging_Suite" xlink:type="simple">Gordano Messaging Suite</text:a></text:p>
          </table:table-cell>
          <table:table-cell table:style-name="ce17" office:value-type="string" calcext:value-type="string" table:number-columns-spanned="200" table:number-rows-spanned="1">
            <text:p>Yes</text:p>
          </table:table-cell>
          <table:covered-table-cell table:number-columns-repeated="199"/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 table:number-columns-spanned="214" table:number-rows-spanned="1">
            <text:p>Yes</text:p>
          </table:table-cell>
          <table:covered-table-cell table:number-columns-repeated="213"/>
          <table:table-cell table:number-columns-repeated="2" table:style-name="ce17" office:value-type="string" calcext:value-type="string">
            <text:p>Yes</text:p>
          </table:table-cell>
          <table:table-cell table:style-name="ce17" office:value-type="string" calcext:value-type="string">
            <text:p>?</text:p>
          </table:table-cell>
          <table:table-cell table:number-columns-repeated="3" table:style-name="ce17" office:value-type="string" calcext:value-type="string">
            <text:p>Yes</text:p>
          </table:table-cell>
          <table:table-cell table:style-name="ce17" office:value-type="string" calcext:value-type="string" table:number-columns-spanned="213" table:number-rows-spanned="1">
            <text:p>?</text:p>
          </table:table-cell>
          <table:covered-table-cell table:number-columns-repeated="212"/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?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?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7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260"/>
        </table:table-row>
        <table:table-row table:style-name="ro1">
          <table:table-cell office:value-type="string" calcext:value-type="string">
            <text:p><text:a xlink:href="https://en.wikipedia.org/wiki/GroupWise" xlink:type="simple">GroupWise</text:a></text:p>
          </table:table-cell>
          <table:table-cell table:style-name="ce17" office:value-type="string" calcext:value-type="string" table:number-columns-spanned="215" table:number-rows-spanned="1">
            <text:p>Yes</text:p>
          </table:table-cell>
          <table:covered-table-cell table:number-columns-repeated="214"/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 table:number-columns-spanned="229" table:number-rows-spanned="1">
            <text:p>Yes</text:p>
          </table:table-cell>
          <table:covered-table-cell table:number-columns-repeated="228"/>
          <table:table-cell table:number-columns-repeated="2" table:style-name="ce17" office:value-type="string" calcext:value-type="string">
            <text:p>Yes</text:p>
          </table:table-cell>
          <table:table-cell table:number-columns-repeated="2" table:style-name="ce17" office:value-type="string" calcext:value-type="string">
            <text:p>?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7" office:value-type="string" calcext:value-type="string" table:number-columns-spanned="228" table:number-rows-spanned="1">
            <text:p>?</text:p>
          </table:table-cell>
          <table:covered-table-cell table:number-columns-repeated="227"/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?</text:p>
          </table:table-cell>
          <table:table-cell table:number-columns-repeated="2" table:style-name="ce17" office:value-type="string" calcext:value-type="string">
            <text:p>Yes</text:p>
          </table:table-cell>
          <table:table-cell table:number-columns-repeated="2" table:style-name="ce17" office:value-type="string" calcext:value-type="string">
            <text:p>?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215"/>
        </table:table-row>
        <table:table-row table:style-name="ro1">
          <table:table-cell office:value-type="string" calcext:value-type="string">
            <text:p>Halon</text:p>
          </table:table-cell>
          <table:table-cell table:style-name="ce17" office:value-type="string" calcext:value-type="string" table:number-columns-spanned="230" table:number-rows-spanned="1">
            <text:p>Yes</text:p>
          </table:table-cell>
          <table:covered-table-cell table:number-columns-repeated="229"/>
          <table:table-cell table:number-columns-repeated="2" table:style-name="ce17" office:value-type="string" calcext:value-type="string">
            <text:p>No</text:p>
          </table:table-cell>
          <table:table-cell table:style-name="ce17" office:value-type="string" calcext:value-type="string" table:number-columns-spanned="244" table:number-rows-spanned="1">
            <text:p>Yes</text:p>
          </table:table-cell>
          <table:covered-table-cell table:number-columns-repeated="243"/>
          <table:table-cell table:number-columns-repeated="2" table:style-name="ce17" office:value-type="string" calcext:value-type="string">
            <text:p>No</text:p>
          </table:table-cell>
          <table:table-cell table:style-name="ce17" office:value-type="string" calcext:value-type="string">
            <text:p>?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 table:number-columns-spanned="206" table:number-rows-spanned="1">
            <text:p>Yes</text:p>
          </table:table-cell>
          <table:covered-table-cell table:number-columns-repeated="205"/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Yes<text:a xlink:href="https://en.wikipedia.org/wiki/Comparison_of_mail_servers#cite_note-11" xlink:type="simple">[11]</text:a></text:p>
          </table:table-cell>
          <table:table-cell table:number-columns-repeated="2" table:style-name="ce17" office:value-type="string" calcext:value-type="string">
            <text:p>No</text:p>
          </table:table-cell>
          <table:table-cell table:style-name="ce17" office:value-type="string" calcext:value-type="string">
            <text:p>?</text:p>
          </table:table-cell>
          <table:table-cell table:number-columns-repeated="3" table:style-name="ce17" office:value-type="string" calcext:value-type="string">
            <text:p>Yes</text:p>
          </table:table-cell>
          <table:table-cell table:style-name="ce17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207"/>
        </table:table-row>
        <table:table-row table:style-name="ro1">
          <table:table-cell office:value-type="string" calcext:value-type="string">
            <text:p><text:a xlink:href="https://en.wikipedia.org/wiki/Haraka_(software)" xlink:type="simple">Haraka</text:a></text:p>
          </table:table-cell>
          <table:table-cell table:style-name="ce17" office:value-type="string" calcext:value-type="string" table:number-columns-spanned="245" table:number-rows-spanned="1">
            <text:p>Yes</text:p>
          </table:table-cell>
          <table:covered-table-cell table:number-columns-repeated="244"/>
          <table:table-cell table:number-columns-repeated="2" table:style-name="ce17" office:value-type="string" calcext:value-type="string">
            <text:p>Yes</text:p>
          </table:table-cell>
          <table:table-cell table:style-name="ce17" office:value-type="string" calcext:value-type="string" table:number-columns-spanned="259" table:number-rows-spanned="1">
            <text:p>Yes</text:p>
          </table:table-cell>
          <table:covered-table-cell table:number-columns-repeated="258"/>
          <table:table-cell table:number-columns-repeated="2" table:style-name="ce17" office:value-type="string" calcext:value-type="string">
            <text:p>No</text:p>
          </table:table-cell>
          <table:table-cell table:style-name="ce17" office:value-type="string" calcext:value-type="string">
            <text:p>?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 table:number-columns-spanned="184" table:number-rows-spanned="1">
            <text:p>Yes</text:p>
          </table:table-cell>
          <table:covered-table-cell table:number-columns-repeated="183"/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?</text:p>
          </table:table-cell>
          <table:table-cell table:number-columns-repeated="2" table:style-name="ce17" office:value-type="string" calcext:value-type="string">
            <text:p>No</text:p>
          </table:table-cell>
          <table:table-cell table:style-name="ce17" office:value-type="string" calcext:value-type="string">
            <text:p>?</text:p>
          </table:table-cell>
          <table:table-cell table:number-columns-repeated="3" table:style-name="ce17" office:value-type="string" calcext:value-type="string">
            <text:p>Yes</text:p>
          </table:table-cell>
          <table:table-cell table:style-name="ce17" office:value-type="string" calcext:value-type="string">
            <text:p><text:a xlink:href="https://en.wikipedia.org/wiki/MIT_License" xlink:type="simple">MIT</text:a></text:p>
          </table:table-cell>
          <table:table-cell table:number-columns-repeated="199"/>
        </table:table-row>
        <table:table-row table:style-name="ro1">
          <table:table-cell office:value-type="string" calcext:value-type="string">
            <text:p><text:a xlink:href="https://en.wikipedia.org/wiki/HMailServer" xlink:type="simple">hMailServer</text:a></text:p>
          </table:table-cell>
          <table:table-cell table:style-name="ce17" office:value-type="string" calcext:value-type="string" table:number-columns-spanned="260" table:number-rows-spanned="1">
            <text:p>No</text:p>
          </table:table-cell>
          <table:covered-table-cell table:number-columns-repeated="259"/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 table:number-columns-spanned="274" table:number-rows-spanned="1">
            <text:p>Yes</text:p>
          </table:table-cell>
          <table:covered-table-cell table:number-columns-repeated="273"/>
          <table:table-cell table:number-columns-repeated="2" table:style-name="ce17" office:value-type="string" calcext:value-type="string">
            <text:p>Yes</text:p>
          </table:table-cell>
          <table:table-cell table:style-name="ce17" office:value-type="string" calcext:value-type="string">
            <text:p>?</text:p>
          </table:table-cell>
          <table:table-cell table:number-columns-repeated="3" table:style-name="ce17" office:value-type="string" calcext:value-type="string">
            <text:p>Yes</text:p>
          </table:table-cell>
          <table:table-cell table:style-name="ce17" office:value-type="string" calcext:value-type="string" table:number-columns-spanned="162" table:number-rows-spanned="1">
            <text:p>Yes</text:p>
          </table:table-cell>
          <table:covered-table-cell table:number-columns-repeated="161"/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?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?</text:p>
          </table:table-cell>
          <table:table-cell table:style-name="ce17" office:value-type="string" calcext:value-type="string">
            <text:p>No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7" office:value-type="string" calcext:value-type="string">
            <text:p><text:a xlink:href="https://en.wikipedia.org/wiki/GNU_AGPL" xlink:type="simple">GNU AGPL</text:a>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<text:a xlink:href="https://en.wikipedia.org/wiki/HCL_Domino" xlink:type="simple">HCL Domino</text:a></text:p>
          </table:table-cell>
          <table:table-cell table:style-name="ce17" office:value-type="string" calcext:value-type="string" table:number-columns-spanned="275" table:number-rows-spanned="1">
            <text:p>Yes</text:p>
          </table:table-cell>
          <table:covered-table-cell table:number-columns-repeated="274"/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 table:number-columns-spanned="289" table:number-rows-spanned="1">
            <text:p>Yes</text:p>
          </table:table-cell>
          <table:covered-table-cell table:number-columns-repeated="288"/>
          <table:table-cell table:number-columns-repeated="2" table:style-name="ce17" office:value-type="string" calcext:value-type="string">
            <text:p>Yes</text:p>
          </table:table-cell>
          <table:table-cell table:number-columns-repeated="2" table:style-name="ce17" office:value-type="string" calcext:value-type="string">
            <text:p>No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7" office:value-type="string" calcext:value-type="string" table:number-columns-spanned="140" table:number-rows-spanned="1">
            <text:p>Yes</text:p>
          </table:table-cell>
          <table:covered-table-cell table:number-columns-repeated="139"/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Yes <text:a xlink:href="https://en.wikipedia.org/wiki/Comparison_of_mail_servers#cite_note-12" xlink:type="simple">[12]</text:a></text:p>
          </table:table-cell>
          <table:table-cell table:style-name="ce17" office:value-type="string" calcext:value-type="string">
            <text:p>No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83"/>
        </table:table-row>
        <table:table-row table:style-name="ro1">
          <table:table-cell office:value-type="string" calcext:value-type="string">
            <text:p><text:a xlink:href="https://en.wikipedia.org/wiki/IceWarp_Mail_Server" xlink:type="simple">IceWarp Mail Server</text:a></text:p>
          </table:table-cell>
          <table:table-cell table:style-name="ce17" office:value-type="string" calcext:value-type="string" table:number-columns-spanned="290" table:number-rows-spanned="1">
            <text:p>Yes</text:p>
          </table:table-cell>
          <table:covered-table-cell table:number-columns-repeated="289"/>
          <table:table-cell table:number-columns-repeated="2" table:style-name="ce17" office:value-type="string" calcext:value-type="string">
            <text:p>Yes</text:p>
          </table:table-cell>
          <table:table-cell table:style-name="ce17" office:value-type="string" calcext:value-type="string" table:number-columns-spanned="304" table:number-rows-spanned="1">
            <text:p>Yes</text:p>
          </table:table-cell>
          <table:covered-table-cell table:number-columns-repeated="303"/>
          <table:table-cell table:number-columns-repeated="2" table:style-name="ce17" office:value-type="string" calcext:value-type="string">
            <text:p>Yes</text:p>
          </table:table-cell>
          <table:table-cell table:style-name="ce17" office:value-type="string" calcext:value-type="string">
            <text:p>?</text:p>
          </table:table-cell>
          <table:table-cell table:number-columns-repeated="3" table:style-name="ce17" office:value-type="string" calcext:value-type="string">
            <text:p>Yes</text:p>
          </table:table-cell>
          <table:table-cell table:style-name="ce17" office:value-type="string" calcext:value-type="string" table:number-columns-spanned="118" table:number-rows-spanned="1">
            <text:p>Yes</text:p>
          </table:table-cell>
          <table:covered-table-cell table:number-columns-repeated="117"/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?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7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75"/>
        </table:table-row>
        <table:table-row table:style-name="ro3">
          <table:table-cell office:value-type="string" calcext:value-type="string">
            <text:p><text:a xlink:href="https://en.wikipedia.org/wiki/Ipswitch_IMail_Server" xlink:type="simple">Ipswitch IMail Server</text:a></text:p>
          </table:table-cell>
          <table:table-cell table:style-name="ce17" office:value-type="string" calcext:value-type="string" table:number-columns-spanned="305" table:number-rows-spanned="1">
            <text:p>No</text:p>
          </table:table-cell>
          <table:covered-table-cell table:number-columns-repeated="304"/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 table:number-columns-spanned="319" table:number-rows-spanned="1">
            <text:p>Yes</text:p>
          </table:table-cell>
          <table:covered-table-cell table:number-columns-repeated="318"/>
          <table:table-cell table:number-columns-repeated="2" table:style-name="ce17" office:value-type="string" calcext:value-type="string">
            <text:p>Yes</text:p>
          </table:table-cell>
          <table:table-cell table:style-name="ce17" office:value-type="string" calcext:value-type="string">
            <text:p>?</text:p>
          </table:table-cell>
          <table:table-cell table:style-name="ce17" office:value-type="string" calcext:value-type="string">
            <text:p>Yes (since v12.2)<text:a xlink:href="https://en.wikipedia.org/wiki/Comparison_of_mail_servers#cite_note-13" xlink:type="simple">[13]</text:a>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7" office:value-type="string" calcext:value-type="string" table:number-columns-spanned="95" table:number-rows-spanned="1">
            <text:p>?</text:p>
          </table:table-cell>
          <table:covered-table-cell table:number-columns-repeated="94"/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?</text:p>
          </table:table-cell>
          <table:table-cell table:number-columns-repeated="2" table:style-name="ce17" office:value-type="string" calcext:value-type="string">
            <text:p>Yes</text:p>
          </table:table-cell>
          <table:table-cell table:number-columns-repeated="2" table:style-name="ce17" office:value-type="string" calcext:value-type="string">
            <text:p>?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68"/>
        </table:table-row>
        <table:table-row table:style-name="ro1">
          <table:table-cell office:value-type="string" calcext:value-type="string">
            <text:p><text:a xlink:href="https://en.wikipedia.org/wiki/Kerio_Connect" xlink:type="simple">Kerio Connect</text:a></text:p>
          </table:table-cell>
          <table:table-cell table:style-name="ce17" office:value-type="string" calcext:value-type="string" table:number-columns-spanned="320" table:number-rows-spanned="1">
            <text:p>Yes</text:p>
          </table:table-cell>
          <table:covered-table-cell table:number-columns-repeated="319"/>
          <table:table-cell table:number-columns-repeated="2" table:style-name="ce17" office:value-type="string" calcext:value-type="string">
            <text:p>Yes</text:p>
          </table:table-cell>
          <table:table-cell table:style-name="ce17" office:value-type="string" calcext:value-type="string" table:number-columns-spanned="334" table:number-rows-spanned="1">
            <text:p>Yes</text:p>
          </table:table-cell>
          <table:covered-table-cell table:number-columns-repeated="333"/>
          <table:table-cell table:number-columns-repeated="2" table:style-name="ce17" office:value-type="string" calcext:value-type="string">
            <text:p>Yes</text:p>
          </table:table-cell>
          <table:table-cell table:style-name="ce17" office:value-type="string" calcext:value-type="string">
            <text:p>?</text:p>
          </table:table-cell>
          <table:table-cell table:number-columns-repeated="3" table:style-name="ce17" office:value-type="string" calcext:value-type="string">
            <text:p>Yes</text:p>
          </table:table-cell>
          <table:table-cell table:style-name="ce17" office:value-type="string" calcext:value-type="string" table:number-columns-spanned="72" table:number-rows-spanned="1">
            <text:p>Yes</text:p>
          </table:table-cell>
          <table:covered-table-cell table:number-columns-repeated="71"/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?</text:p>
          </table:table-cell>
          <table:table-cell table:number-columns-repeated="3" table:style-name="ce17" office:value-type="string" calcext:value-type="string">
            <text:p>Yes</text:p>
          </table:table-cell>
          <table:table-cell table:style-name="ce17" office:value-type="string" calcext:value-type="string">
            <text:p>?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61"/>
        </table:table-row>
        <table:table-row table:style-name="ro1">
          <table:table-cell office:value-type="string" calcext:value-type="string">
            <text:p><text:a xlink:href="https://en.wikipedia.org/wiki/Kolab" xlink:type="simple">Kolab</text:a></text:p>
          </table:table-cell>
          <table:table-cell table:style-name="ce17" office:value-type="string" calcext:value-type="string" table:number-columns-spanned="335" table:number-rows-spanned="1">
            <text:p>Yes</text:p>
          </table:table-cell>
          <table:covered-table-cell table:number-columns-repeated="334"/>
          <table:table-cell table:number-columns-repeated="2" table:style-name="ce17" office:value-type="string" calcext:value-type="string">
            <text:p>No</text:p>
          </table:table-cell>
          <table:table-cell table:style-name="ce17" office:value-type="string" calcext:value-type="string" table:number-columns-spanned="404" table:number-rows-spanned="1">
            <text:p>Yes</text:p>
          </table:table-cell>
          <table:covered-table-cell table:number-columns-repeated="403"/>
          <table:table-cell table:number-columns-repeated="2" table:style-name="ce17" office:value-type="string" calcext:value-type="string">
            <text:p>Yes</text:p>
          </table:table-cell>
          <table:table-cell table:style-name="ce17" office:value-type="string" calcext:value-type="string">
            <text:p>?</text:p>
          </table:table-cell>
          <table:table-cell table:number-columns-repeated="9" table:style-name="ce17" office:value-type="string" calcext:value-type="string">
            <text:p>Yes</text:p>
          </table:table-cell>
          <table:table-cell table:style-name="ce17" office:value-type="string" calcext:value-type="string">
            <text:p>?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7" office:value-type="string" calcext:value-type="string">
            <text:p><text:a xlink:href="https://en.wikipedia.org/wiki/GNU_General_Public_License" xlink:type="simple">GPLv3</text:a></text:p>
          </table:table-cell>
          <table:table-cell table:number-columns-repeated="147"/>
        </table:table-row>
        <table:table-row table:style-name="ro3">
          <table:table-cell office:value-type="string" calcext:value-type="string">
            <text:p><text:a xlink:href="https://en.wikipedia.org/wiki/Kopano_(software)" xlink:type="simple">Kopano</text:a></text:p>
          </table:table-cell>
          <table:table-cell table:style-name="ce17" office:value-type="string" calcext:value-type="string" table:number-columns-spanned="350" table:number-rows-spanned="1">
            <text:p>Yes</text:p>
          </table:table-cell>
          <table:covered-table-cell table:number-columns-repeated="349"/>
          <table:table-cell table:number-columns-repeated="2" table:style-name="ce17" office:value-type="string" calcext:value-type="string">
            <text:p>No</text:p>
          </table:table-cell>
          <table:table-cell table:style-name="ce17" office:value-type="string" calcext:value-type="string" table:number-columns-spanned="402" table:number-rows-spanned="1">
            <text:p>postfix, etc.<text:a xlink:href="https://en.wikipedia.org/wiki/Comparison_of_mail_servers#cite_note-ZarafaSMTP-14" xlink:type="simple">[14]</text:a></text:p>
          </table:table-cell>
          <table:covered-table-cell table:number-columns-repeated="401"/>
          <table:table-cell table:number-columns-repeated="2"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postfix</text:p>
          </table:table-cell>
          <table:table-cell table:number-columns-repeated="3" table:style-name="ce17" office:value-type="string" calcext:value-type="string">
            <text:p>Yes</text:p>
          </table:table-cell>
          <table:table-cell table:style-name="ce17" office:value-type="string" calcext:value-type="string">
            <text:p>postfix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z-push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SQL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<text:a xlink:href="https://en.wikipedia.org/wiki/GNU_Affero_General_Public_License" xlink:type="simple">AGPLv3</text:a>, paid<text:a xlink:href="https://en.wikipedia.org/wiki/Comparison_of_mail_servers#cite_note-kopano.com-15" xlink:type="simple">[15]</text:a></text:p>
          </table:table-cell>
          <table:table-cell table:number-columns-repeated="134"/>
        </table:table-row>
        <table:table-row table:style-name="ro1">
          <table:table-cell office:value-type="string" calcext:value-type="string">
            <text:p>KumoMTA</text:p>
          </table:table-cell>
          <table:table-cell table:style-name="ce17" office:value-type="string" calcext:value-type="string" table:number-columns-spanned="365" table:number-rows-spanned="1">
            <text:p>Yes</text:p>
          </table:table-cell>
          <table:covered-table-cell table:number-columns-repeated="364"/>
          <table:table-cell table:number-columns-repeated="2" table:style-name="ce17" office:value-type="string" calcext:value-type="string">
            <text:p>No</text:p>
          </table:table-cell>
          <table:table-cell table:style-name="ce17" office:value-type="string" calcext:value-type="string" table:number-columns-spanned="400" table:number-rows-spanned="1">
            <text:p>Yes</text:p>
          </table:table-cell>
          <table:covered-table-cell table:number-columns-repeated="399"/>
          <table:table-cell table:number-columns-repeated="2" table:style-name="ce17" office:value-type="string" calcext:value-type="string">
            <text:p>No</text:p>
          </table:table-cell>
          <table:table-cell table:style-name="ce17" office:value-type="string" calcext:value-type="string">
            <text:p>?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number-columns-repeated="3" table:style-name="ce17" office:value-type="string" calcext:value-type="string">
            <text:p>Yes</text:p>
          </table:table-cell>
          <table:table-cell table:number-columns-repeated="2" table:style-name="ce17" office:value-type="string" calcext:value-type="string">
            <text:p>No</text:p>
          </table:table-cell>
          <table:table-cell table:style-name="ce17" office:value-type="string" calcext:value-type="string">
            <text:p><text:a xlink:href="https://en.wikipedia.org/wiki/Lua_(programming_language)" xlink:type="simple">Lua</text:a></text:p>
          </table:table-cell>
          <table:table-cell table:number-columns-repeated="3" table:style-name="ce17" office:value-type="string" calcext:value-type="string">
            <text:p>Yes</text:p>
          </table:table-cell>
          <table:table-cell table:style-name="ce17" office:value-type="string" calcext:value-type="string">
            <text:p><text:a xlink:href="https://en.wikipedia.org/wiki/Apache_Software_License" xlink:type="simple">ASLv2</text:a>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<text:a xlink:href="https://en.wikipedia.org/wiki/Mailsite" xlink:type="simple">Mailsite</text:a></text:p>
          </table:table-cell>
          <table:table-cell table:style-name="ce17" office:value-type="string" calcext:value-type="string" table:number-columns-spanned="380" table:number-rows-spanned="1">
            <text:p>No</text:p>
          </table:table-cell>
          <table:covered-table-cell table:number-columns-repeated="379"/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 table:number-columns-spanned="398" table:number-rows-spanned="1">
            <text:p>Yes</text:p>
          </table:table-cell>
          <table:covered-table-cell table:number-columns-repeated="397"/>
          <table:table-cell table:number-columns-repeated="2" table:style-name="ce17" office:value-type="string" calcext:value-type="string">
            <text:p>Yes</text:p>
          </table:table-cell>
          <table:table-cell table:number-columns-repeated="2" table:style-name="ce17" office:value-type="string" calcext:value-type="string">
            <text:p>?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7" office:value-type="string" calcext:value-type="string">
            <text:p>?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?</text:p>
          </table:table-cell>
          <table:table-cell table:number-columns-repeated="3" table:style-name="ce17" office:value-type="string" calcext:value-type="string">
            <text:p>Yes</text:p>
          </table:table-cell>
          <table:table-cell table:style-name="ce17" office:value-type="string" calcext:value-type="string">
            <text:p>?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7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Mailtraq</text:p>
          </table:table-cell>
          <table:table-cell table:style-name="ce17" office:value-type="string" calcext:value-type="string" table:number-columns-spanned="395" table:number-rows-spanned="1">
            <text:p>No</text:p>
          </table:table-cell>
          <table:covered-table-cell table:number-columns-repeated="394"/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 table:number-columns-spanned="396" table:number-rows-spanned="1">
            <text:p>Yes</text:p>
          </table:table-cell>
          <table:covered-table-cell table:number-columns-repeated="395"/>
          <table:table-cell table:number-columns-repeated="2" table:style-name="ce17" office:value-type="string" calcext:value-type="string">
            <text:p>Yes</text:p>
          </table:table-cell>
          <table:table-cell table:style-name="ce17" office:value-type="string" calcext:value-type="string">
            <text:p>?</text:p>
          </table:table-cell>
          <table:table-cell table:number-columns-repeated="3" table:style-name="ce17" office:value-type="string" calcext:value-type="string">
            <text:p>Yes</text:p>
          </table:table-cell>
          <table:table-cell table:style-name="ce17" office:value-type="string" calcext:value-type="string">
            <text:p>?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?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number-columns-repeated="2" table:style-name="ce17" office:value-type="string" calcext:value-type="string">
            <text:p>?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7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<text:a xlink:href="https://en.wikipedia.org/wiki/MDaemon" xlink:type="simple">MDaemon</text:a></text:p>
          </table:table-cell>
          <table:table-cell table:style-name="ce17" office:value-type="string" calcext:value-type="string" table:number-columns-spanned="410" table:number-rows-spanned="1">
            <text:p>No</text:p>
          </table:table-cell>
          <table:covered-table-cell table:number-columns-repeated="409"/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 table:number-columns-spanned="394" table:number-rows-spanned="1">
            <text:p>Yes</text:p>
          </table:table-cell>
          <table:covered-table-cell table:number-columns-repeated="393"/>
          <table:table-cell table:number-columns-repeated="2" table:style-name="ce17" office:value-type="string" calcext:value-type="string">
            <text:p>Yes</text:p>
          </table:table-cell>
          <table:table-cell table:style-name="ce17" office:value-type="string" calcext:value-type="string">
            <text:p>?</text:p>
          </table:table-cell>
          <table:table-cell table:number-columns-repeated="5"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Not IMAP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82"/>
        </table:table-row>
        <table:table-row table:style-name="ro3">
          <table:table-cell office:value-type="string" calcext:value-type="string">
            <text:p><text:a xlink:href="https://en.wikipedia.org/wiki/Mercury_Mail_Transport_System" xlink:type="simple">Mercury Mail Transport System</text:a></text:p>
          </table:table-cell>
          <table:table-cell table:style-name="ce17" office:value-type="string" calcext:value-type="string" table:number-columns-spanned="425" table:number-rows-spanned="1">
            <text:p>No</text:p>
          </table:table-cell>
          <table:covered-table-cell table:number-columns-repeated="424"/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 table:number-columns-spanned="392" table:number-rows-spanned="1">
            <text:p>Yes</text:p>
          </table:table-cell>
          <table:covered-table-cell table:number-columns-repeated="391"/>
          <table:table-cell table:number-columns-repeated="2" table:style-name="ce17" office:value-type="string" calcext:value-type="string">
            <text:p>Yes</text:p>
          </table:table-cell>
          <table:table-cell table:style-name="ce17" office:value-type="string" calcext:value-type="string">
            <text:p>?</text:p>
          </table:table-cell>
          <table:table-cell table:number-columns-repeated="3"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number-columns-repeated="4" table:style-name="ce17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Proprietary donationware</text:p>
          </table:table-cell>
          <table:table-cell table:number-columns-repeated="69"/>
        </table:table-row>
        <table:table-row table:style-name="ro3">
          <table:table-cell office:value-type="string" calcext:value-type="string">
            <text:p><text:a xlink:href="https://en.wikipedia.org/wiki/Microsoft_Exchange_Server" xlink:type="simple">Microsoft Exchange Server</text:a></text:p>
          </table:table-cell>
          <table:table-cell table:style-name="ce17" office:value-type="string" calcext:value-type="string" table:number-columns-spanned="440" table:number-rows-spanned="1">
            <text:p>No</text:p>
          </table:table-cell>
          <table:covered-table-cell table:number-columns-repeated="439"/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 table:number-columns-spanned="390" table:number-rows-spanned="1">
            <text:p>Yes</text:p>
          </table:table-cell>
          <table:covered-table-cell table:number-columns-repeated="389"/>
          <table:table-cell table:number-columns-repeated="2"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Yes<text:a xlink:href="https://en.wikipedia.org/wiki/Comparison_of_mail_servers#cite_note-16" xlink:type="simple">[16]</text:a><text:a xlink:href="https://en.wikipedia.org/wiki/Comparison_of_mail_servers#cite_note-17" xlink:type="simple">[17]</text:a>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7" office:value-type="string" calcext:value-type="string">
            <text:p>Yes <text:a xlink:href="https://en.wikipedia.org/wiki/Comparison_of_mail_servers#cite_note-18" xlink:type="simple">[18]</text:a>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7" office:value-type="string" calcext:value-type="string">
            <text:p>3rd Party support</text:p>
          </table:table-cell>
          <table:table-cell table:style-name="ce17" office:value-type="string" calcext:value-type="string">
            <text:p>Not IMAP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7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<text:a xlink:href="https://en.wikipedia.org/wiki/NetMail" xlink:type="simple">NetMail</text:a></text:p>
          </table:table-cell>
          <table:table-cell table:style-name="ce17" office:value-type="string" calcext:value-type="string" table:number-columns-spanned="455" table:number-rows-spanned="1">
            <text:p>Yes</text:p>
          </table:table-cell>
          <table:covered-table-cell table:number-columns-repeated="454"/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 table:number-columns-spanned="388" table:number-rows-spanned="1">
            <text:p>Yes</text:p>
          </table:table-cell>
          <table:covered-table-cell table:number-columns-repeated="387"/>
          <table:table-cell table:number-columns-repeated="2" table:style-name="ce17" office:value-type="string" calcext:value-type="string">
            <text:p>Yes</text:p>
          </table:table-cell>
          <table:table-cell table:number-columns-repeated="2" table:style-name="ce17" office:value-type="string" calcext:value-type="string">
            <text:p>?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7" office:value-type="string" calcext:value-type="string">
            <text:p>?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?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number-columns-repeated="2" table:style-name="ce17" office:value-type="string" calcext:value-type="string">
            <text:p>?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43"/>
        </table:table-row>
        <table:table-row table:style-name="ro3">
          <table:table-cell office:value-type="string" calcext:value-type="string">
            <text:p><text:a xlink:href="https://en.wikipedia.org/wiki/OpenSMTPD" xlink:type="simple">OpenSMTPD</text:a></text:p>
          </table:table-cell>
          <table:table-cell table:style-name="ce17" office:value-type="string" calcext:value-type="string" table:number-columns-spanned="470" table:number-rows-spanned="1">
            <text:p>Yes</text:p>
          </table:table-cell>
          <table:covered-table-cell table:number-columns-repeated="469"/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 table:number-columns-spanned="386" table:number-rows-spanned="1">
            <text:p>Yes</text:p>
          </table:table-cell>
          <table:covered-table-cell table:number-columns-repeated="385"/>
          <table:table-cell table:number-columns-repeated="4" table:style-name="ce17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7" office:value-type="string" calcext:value-type="string">
            <text:p>No<text:a xlink:href="https://en.wikipedia.org/wiki/Comparison_of_mail_servers#cite_note-19" xlink:type="simple">[19]</text:a></text:p>
          </table:table-cell>
          <table:table-cell table:number-columns-repeated="4" table:style-name="ce17" office:value-type="string" calcext:value-type="string">
            <text:p>No</text:p>
          </table:table-cell>
          <table:table-cell table:style-name="ce17" office:value-type="string" calcext:value-type="string">
            <text:p>via custom backends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<text:a xlink:href="https://en.wikipedia.org/wiki/ISC_license" xlink:type="simple">ISC</text:a></text:p>
          </table:table-cell>
          <table:table-cell table:number-columns-repeated="30"/>
        </table:table-row>
        <table:table-row table:style-name="ro11">
          <table:table-cell office:value-type="string" calcext:value-type="string">
            <text:p><text:a xlink:href="https://en.wikipedia.org/wiki/Open-Xchange" xlink:type="simple">Open-Xchange</text:a></text:p>
          </table:table-cell>
          <table:table-cell table:style-name="ce17" office:value-type="string" calcext:value-type="string" table:number-columns-spanned="485" table:number-rows-spanned="1">
            <text:p>Yes</text:p>
          </table:table-cell>
          <table:covered-table-cell table:number-columns-repeated="484"/>
          <table:table-cell table:number-columns-repeated="2" table:style-name="ce17" office:value-type="string" calcext:value-type="string">
            <text:p>No</text:p>
          </table:table-cell>
          <table:table-cell table:style-name="ce17" office:value-type="string" calcext:value-type="string" table:number-columns-spanned="384" table:number-rows-spanned="1">
            <text:p>Yes</text:p>
          </table:table-cell>
          <table:covered-table-cell table:number-columns-repeated="383"/>
          <table:table-cell table:number-columns-repeated="2" table:style-name="ce17" office:value-type="string" calcext:value-type="string">
            <text:p>Yes</text:p>
          </table:table-cell>
          <table:table-cell table:number-columns-repeated="2" table:style-name="ce17" office:value-type="string" calcext:value-type="string">
            <text:p>?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7" office:value-type="string" calcext:value-type="string">
            <text:p>?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?</text:p>
          </table:table-cell>
          <table:table-cell table:number-columns-repeated="2" table:style-name="ce17" office:value-type="string" calcext:value-type="string">
            <text:p>Yes</text:p>
          </table:table-cell>
          <table:table-cell table:number-columns-repeated="2" table:style-name="ce17" office:value-type="string" calcext:value-type="string">
            <text:p>?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Proprietary/<text:a xlink:href="https://en.wikipedia.org/wiki/SaaS" xlink:type="simple">SaaS</text:a>, with open-source parts<text:a xlink:href="https://en.wikipedia.org/wiki/Comparison_of_mail_servers#cite_note-20" xlink:type="simple">[20]</text:a>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<text:a xlink:href="https://en.wikipedia.org/wiki/Oracle_Communications_Messaging_Server" xlink:type="simple">Oracle Communications Messaging Server</text:a></text:p>
          </table:table-cell>
          <table:table-cell table:style-name="ce17" office:value-type="string" calcext:value-type="string" table:number-columns-spanned="500" table:number-rows-spanned="1">
            <text:p>Yes</text:p>
          </table:table-cell>
          <table:covered-table-cell table:number-columns-repeated="499"/>
          <table:table-cell table:number-columns-repeated="2" table:style-name="ce17" office:value-type="string" calcext:value-type="string">
            <text:p>No</text:p>
          </table:table-cell>
          <table:table-cell table:style-name="ce17" office:value-type="string" calcext:value-type="string" table:number-columns-spanned="382" table:number-rows-spanned="1">
            <text:p>Yes</text:p>
          </table:table-cell>
          <table:covered-table-cell table:number-columns-repeated="381"/>
          <table:table-cell table:number-columns-repeated="2" table:style-name="ce17" office:value-type="string" calcext:value-type="string">
            <text:p>Yes</text:p>
          </table:table-cell>
          <table:table-cell table:number-columns-repeated="2" table:style-name="ce17" office:value-type="string" calcext:value-type="string">
            <text:p>?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7" office:value-type="string" calcext:value-type="string">
            <text:p>?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?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?</text:p>
          </table:table-cell>
          <table:table-cell table:number-columns-repeated="3" table:style-name="ce17" office:value-type="string" calcext:value-type="string">
            <text:p>Yes</text:p>
          </table:table-cell>
          <table:table-cell table:style-name="ce17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en.wikipedia.org/wiki/Postfix_(software)" xlink:type="simple">Postfix</text:a></text:p>
          </table:table-cell>
          <table:table-cell table:style-name="ce17" office:value-type="string" calcext:value-type="string" table:number-columns-spanned="515" table:number-rows-spanned="1">
            <text:p>Yes</text:p>
          </table:table-cell>
          <table:covered-table-cell table:number-columns-repeated="514"/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 table:number-columns-spanned="371" table:number-rows-spanned="1">
            <text:p>Yes</text:p>
          </table:table-cell>
          <table:covered-table-cell table:number-columns-repeated="370"/>
          <table:table-cell table:number-columns-repeated="2" table:style-name="ce17" office:value-type="string" calcext:value-type="string">
            <text:p>No</text:p>
          </table:table-cell>
          <table:table-cell table:style-name="ce17" office:value-type="string" calcext:value-type="string">
            <text:p>?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number-columns-repeated="3" table:style-name="ce17" office:value-type="string" calcext:value-type="string">
            <text:p>Yes</text:p>
          </table:table-cell>
          <table:table-cell table:number-columns-repeated="3" table:style-name="ce17" office:value-type="string" calcext:value-type="string">
            <text:p>No</text:p>
          </table:table-cell>
          <table:table-cell table:number-columns-repeated="3" table:style-name="ce17" office:value-type="string" calcext:value-type="string">
            <text:p>Yes</text:p>
          </table:table-cell>
          <table:table-cell table:style-name="ce17" office:value-type="string" calcext:value-type="string">
            <text:p><text:a xlink:href="https://en.wikipedia.org/wiki/IBM_Public_License" xlink:type="simple">IBM Public License</text:a></text:p>
          </table:table-cell>
        </table:table-row>
        <table:table-row table:style-name="ro1">
          <table:table-cell office:value-type="string" calcext:value-type="string">
            <text:p><text:a xlink:href="https://en.wikipedia.org/wiki/Qmail" xlink:type="simple">qmail</text:a></text:p>
          </table:table-cell>
          <table:table-cell table:style-name="ce17" office:value-type="string" calcext:value-type="string" table:number-columns-spanned="530" table:number-rows-spanned="1">
            <text:p>Yes</text:p>
          </table:table-cell>
          <table:covered-table-cell table:number-columns-repeated="529"/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 table:number-columns-spanned="356" table:number-rows-spanned="1">
            <text:p>Yes</text:p>
          </table:table-cell>
          <table:covered-table-cell table:number-columns-repeated="355"/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?</text:p>
          </table:table-cell>
          <table:table-cell table:number-columns-repeated="3" table:style-name="ce17" office:value-type="string" calcext:value-type="string">
            <text:p>No</text:p>
          </table:table-cell>
          <table:table-cell table:style-name="ce17" office:value-type="string" calcext:value-type="string">
            <text:p>via Qsmtp</text:p>
          </table:table-cell>
          <table:table-cell table:number-columns-repeated="4" table:style-name="ce17" office:value-type="string" calcext:value-type="string">
            <text:p>No</text:p>
          </table:table-cell>
          <table:table-cell table:number-columns-repeated="2" table:style-name="ce17" office:value-type="string" calcext:value-type="string">
            <text:p>?</text:p>
          </table:table-cell>
          <table:table-cell table:style-name="ce17" office:value-type="string" calcext:value-type="string">
            <text:p>(cdb)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<text:a xlink:href="https://en.wikipedia.org/wiki/Public_domain" xlink:type="simple">Public domain</text:a></text:p>
          </table:table-cell>
        </table:table-row>
        <table:table-row table:style-name="ro11">
          <table:table-cell office:value-type="string" calcext:value-type="string">
            <text:p><text:a xlink:href="https://en.wikipedia.org/wiki/Qpopper" xlink:type="simple">Qpopper</text:a></text:p>
          </table:table-cell>
          <table:table-cell table:style-name="ce17" office:value-type="string" calcext:value-type="string" table:number-columns-spanned="545" table:number-rows-spanned="1">
            <text:p>Yes</text:p>
          </table:table-cell>
          <table:covered-table-cell table:number-columns-repeated="544"/>
          <table:table-cell table:style-name="ce17" office:value-type="string" calcext:value-type="string">
            <text:p>Yes (via Cygwin)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 table:number-columns-spanned="341" table:number-rows-spanned="1">
            <text:p>No</text:p>
          </table:table-cell>
          <table:covered-table-cell table:number-columns-repeated="340"/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?</text:p>
          </table:table-cell>
          <table:table-cell table:number-columns-repeated="2" table:style-name="ce17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?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?</text:p>
          </table:table-cell>
          <table:table-cell table:number-columns-repeated="2" table:style-name="ce17" office:value-type="string" calcext:value-type="string">
            <text:p>No</text:p>
          </table:table-cell>
          <table:table-cell table:number-columns-repeated="2" table:style-name="ce17" office:value-type="string" calcext:value-type="string">
            <text:p>?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<text:a xlink:href="https://web.archive.org/web/20130221075156if_/http://www.eudora.com/products/unsupported/qpopper/license.html" xlink:type="simple">BSD-style</text:a> (GPL-incompatible)<text:a xlink:href="https://en.wikipedia.org/wiki/Comparison_of_mail_servers#cite_note-21" xlink:type="simple">[21]</text:a></text:p>
          </table:table-cell>
        </table:table-row>
        <table:table-row table:style-name="ro7">
          <table:table-cell office:value-type="string" calcext:value-type="string">
            <text:p><text:a xlink:href="https://en.wikipedia.org/wiki/Scalix" xlink:type="simple">Scalix</text:a></text:p>
          </table:table-cell>
          <table:table-cell table:style-name="ce17" office:value-type="string" calcext:value-type="string" table:number-columns-spanned="560" table:number-rows-spanned="1">
            <text:p>Yes</text:p>
          </table:table-cell>
          <table:covered-table-cell table:number-columns-repeated="559"/>
          <table:table-cell table:number-columns-repeated="2" table:style-name="ce17" office:value-type="string" calcext:value-type="string">
            <text:p>No</text:p>
          </table:table-cell>
          <table:table-cell table:style-name="ce17" office:value-type="string" calcext:value-type="string" table:number-columns-spanned="326" table:number-rows-spanned="1">
            <text:p>Yes</text:p>
          </table:table-cell>
          <table:covered-table-cell table:number-columns-repeated="325"/>
          <table:table-cell table:number-columns-repeated="2" table:style-name="ce17" office:value-type="string" calcext:value-type="string">
            <text:p>Yes</text:p>
          </table:table-cell>
          <table:table-cell table:style-name="ce17" office:value-type="string" calcext:value-type="string">
            <text:p>?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Yes (via <text:a xlink:href="https://en.wikipedia.org/wiki/Stunnel" xlink:type="simple">Stunnel</text:a>)</text:p>
          </table:table-cell>
          <table:table-cell table:style-name="ce17" office:value-type="string" calcext:value-type="string">
            <text:p>Yes (via <text:a xlink:href="https://en.wikipedia.org/wiki/Stunnel" xlink:type="simple">Stunnel</text:a>)</text:p>
          </table:table-cell>
          <table:table-cell table:style-name="ce17" office:value-type="string" calcext:value-type="string">
            <text:p>?</text:p>
          </table:table-cell>
          <table:table-cell table:style-name="ce17" office:value-type="string" calcext:value-type="string">
            <text:p>Yes (via <text:a xlink:href="https://en.wikipedia.org/wiki/Stunnel" xlink:type="simple">Stunnel</text:a>)</text:p>
          </table:table-cell>
          <table:table-cell table:style-name="ce17" office:value-type="string" calcext:value-type="string">
            <text:p>?</text:p>
          </table:table-cell>
          <table:table-cell table:number-columns-repeated="2" table:style-name="ce17" office:value-type="string" calcext:value-type="string">
            <text:p>Yes</text:p>
          </table:table-cell>
          <table:table-cell table:number-columns-repeated="2" table:style-name="ce17" office:value-type="string" calcext:value-type="string">
            <text:p>?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7" office:value-type="string" calcext:value-type="string">
            <text:p><text:a xlink:href="https://en.wikipedia.org/wiki/Proprietary_software" xlink:type="simple">Proprietary</text:a> with OSS parts, a community (<text:a xlink:href="https://en.wikipedia.org/wiki/Freeware" xlink:type="simple">Freeware</text:a>) and 3 paid editions (SMB, Enterprise, Hosting)</text:p>
          </table:table-cell>
        </table:table-row>
        <table:table-row table:style-name="ro3">
          <table:table-cell office:value-type="string" calcext:value-type="string">
            <text:p><text:a xlink:href="https://en.wikipedia.org/wiki/Sendmail" xlink:type="simple">Sendmail</text:a></text:p>
          </table:table-cell>
          <table:table-cell table:style-name="ce17" office:value-type="string" calcext:value-type="string" table:number-columns-spanned="575" table:number-rows-spanned="1">
            <text:p>Yes</text:p>
          </table:table-cell>
          <table:covered-table-cell table:number-columns-repeated="574"/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 table:number-columns-spanned="122" table:number-rows-spanned="1">
            <text:p>Yes</text:p>
          </table:table-cell>
          <table:covered-table-cell table:number-columns-repeated="121"/>
          <table:table-cell table:number-columns-repeated="2" table:style-name="ce17" office:value-type="string" calcext:value-type="string">
            <text:p>No</text:p>
          </table:table-cell>
          <table:table-cell table:style-name="ce17" office:value-type="string" calcext:value-type="string" table:number-columns-spanned="187" table:number-rows-spanned="1">
            <text:p>?</text:p>
          </table:table-cell>
          <table:covered-table-cell table:number-columns-repeated="186"/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7" office:value-type="string" calcext:value-type="string">
            <text:p>Yes (since 8.16)<text:a xlink:href="https://en.wikipedia.org/wiki/Comparison_of_mail_servers#cite_note-SendmailReleaseNotes-22" xlink:type="simple">[22]</text:a></text:p>
          </table:table-cell>
          <table:table-cell table:number-columns-repeated="3" table:style-name="ce17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?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<text:a xlink:href="https://ftp.sendmail.org/LICENSE" xlink:type="simple">Sendmail Licens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arkEngine" xlink:type="simple">SparkEngine</text:a></text:p>
          </table:table-cell>
          <table:table-cell table:style-name="ce17" office:value-type="string" calcext:value-type="string" table:number-columns-spanned="590" table:number-rows-spanned="1">
            <text:p>Yes</text:p>
          </table:table-cell>
          <table:covered-table-cell table:number-columns-repeated="589"/>
          <table:table-cell table:number-columns-repeated="2" table:style-name="ce17" office:value-type="string" calcext:value-type="string">
            <text:p>Yes</text:p>
          </table:table-cell>
          <table:table-cell table:style-name="ce17" office:value-type="string" calcext:value-type="string" table:number-columns-spanned="296" table:number-rows-spanned="1">
            <text:p>Yes</text:p>
          </table:table-cell>
          <table:covered-table-cell table:number-columns-repeated="295"/>
          <table:table-cell table:number-columns-repeated="2" table:style-name="ce17" office:value-type="string" calcext:value-type="string">
            <text:p>No</text:p>
          </table:table-cell>
          <table:table-cell table:style-name="ce17" office:value-type="string" calcext:value-type="string">
            <text:p>?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?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?</text:p>
          </table:table-cell>
          <table:table-cell table:number-columns-repeated="2" table:style-name="ce17" office:value-type="string" calcext:value-type="string">
            <text:p>No</text:p>
          </table:table-cell>
          <table:table-cell table:number-columns-repeated="2" table:style-name="ce17" office:value-type="string" calcext:value-type="string">
            <text:p>?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7" office:value-type="string" calcext:value-type="string">
            <text:p><text:a xlink:href="https://en.wikipedia.org/wiki/Proprietary_software" xlink:type="simple">Proprietary</text:a></text:p>
          </table:table-cell>
        </table:table-row>
        <table:table-row table:style-name="ro3">
          <table:table-cell office:value-type="string" calcext:value-type="string">
            <text:p><text:a xlink:href="https://en.wikipedia.org/wiki/UW_IMAP" xlink:type="simple">UW IMAP</text:a></text:p>
          </table:table-cell>
          <table:table-cell table:style-name="ce17" office:value-type="string" calcext:value-type="string" table:number-columns-spanned="605" table:number-rows-spanned="1">
            <text:p>Yes</text:p>
          </table:table-cell>
          <table:covered-table-cell table:number-columns-repeated="604"/>
          <table:table-cell table:number-columns-repeated="2" table:style-name="ce17" office:value-type="string" calcext:value-type="string">
            <text:p>Yes</text:p>
          </table:table-cell>
          <table:table-cell table:style-name="ce17" office:value-type="string" calcext:value-type="string" table:number-columns-spanned="281" table:number-rows-spanned="1">
            <text:p>No</text:p>
          </table:table-cell>
          <table:covered-table-cell table:number-columns-repeated="280"/>
          <table:table-cell table:number-columns-repeated="2" table:style-name="ce17" office:value-type="string" calcext:value-type="string">
            <text:p>Yes</text:p>
          </table:table-cell>
          <table:table-cell table:style-name="ce17" office:value-type="string" calcext:value-type="string">
            <text:p>?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number-columns-repeated="3"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<text:a xlink:href="https://en.wikipedia.org/wiki/Pine_(e-mail_client)" xlink:type="simple">WebPine</text:a></text:p>
          </table:table-cell>
          <table:table-cell table:number-columns-repeated="2" table:style-name="ce17" office:value-type="string" calcext:value-type="string">
            <text:p>No</text:p>
          </table:table-cell>
          <table:table-cell table:style-name="ce17" office:value-type="string" calcext:value-type="string">
            <text:p>?</text:p>
          </table:table-cell>
          <table:table-cell table:style-name="ce17" office:value-type="string" calcext:value-type="string">
            <text:p>Yes (Indexes)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<text:a xlink:href="https://en.wikipedia.org/wiki/Apache_license" xlink:type="simple">Apache License 2.0</text:a><text:a xlink:href="https://en.wikipedia.org/wiki/Comparison_of_mail_servers#cite_note-23" xlink:type="simple">[23]</text:a></text:p>
          </table:table-cell>
        </table:table-row>
        <table:table-row table:style-name="ro1">
          <table:table-cell office:value-type="string" calcext:value-type="string">
            <text:p><text:a xlink:href="https://en.wikipedia.org/wiki/WinGate_(computing)" xlink:type="simple">WinGate</text:a></text:p>
          </table:table-cell>
          <table:table-cell table:style-name="ce17" office:value-type="string" calcext:value-type="string" table:number-columns-spanned="620" table:number-rows-spanned="1">
            <text:p>No</text:p>
          </table:table-cell>
          <table:covered-table-cell table:number-columns-repeated="619"/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 table:number-columns-spanned="266" table:number-rows-spanned="1">
            <text:p>Yes</text:p>
          </table:table-cell>
          <table:covered-table-cell table:number-columns-repeated="265"/>
          <table:table-cell table:number-columns-repeated="2" table:style-name="ce17" office:value-type="string" calcext:value-type="string">
            <text:p>Yes</text:p>
          </table:table-cell>
          <table:table-cell table:style-name="ce17" office:value-type="string" calcext:value-type="string">
            <text:p>?</text:p>
          </table:table-cell>
          <table:table-cell table:number-columns-repeated="3"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?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number-columns-repeated="2" table:style-name="ce17" office:value-type="string" calcext:value-type="string">
            <text:p>?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<text:a xlink:href="https://en.wikipedia.org/wiki/Proprietary_software" xlink:type="simple">Proprietary</text:a></text:p>
          </table:table-cell>
        </table:table-row>
        <table:table-row table:style-name="ro3">
          <table:table-cell office:value-type="string" calcext:value-type="string">
            <text:p><text:a xlink:href="https://en.wikipedia.org/wiki/Zarafa_(software)" xlink:type="simple">Zarafa</text:a></text:p>
          </table:table-cell>
          <table:table-cell table:style-name="ce17" office:value-type="string" calcext:value-type="string" table:number-columns-spanned="635" table:number-rows-spanned="1">
            <text:p>Yes</text:p>
          </table:table-cell>
          <table:covered-table-cell table:number-columns-repeated="634"/>
          <table:table-cell table:number-columns-repeated="2" table:style-name="ce17" office:value-type="string" calcext:value-type="string">
            <text:p>No</text:p>
          </table:table-cell>
          <table:table-cell table:style-name="ce17" office:value-type="string" calcext:value-type="string" table:number-columns-spanned="251" table:number-rows-spanned="1">
            <text:p>postfix etc.<text:a xlink:href="https://en.wikipedia.org/wiki/Comparison_of_mail_servers#cite_note-ZarafaSMTP-14" xlink:type="simple">[14]</text:a></text:p>
          </table:table-cell>
          <table:covered-table-cell table:number-columns-repeated="250"/>
          <table:table-cell table:number-columns-repeated="2"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postfix</text:p>
          </table:table-cell>
          <table:table-cell table:number-columns-repeated="3" table:style-name="ce17" office:value-type="string" calcext:value-type="string">
            <text:p>Yes</text:p>
          </table:table-cell>
          <table:table-cell table:style-name="ce17" office:value-type="string" calcext:value-type="string">
            <text:p>postfix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z-push</text:p>
          </table:table-cell>
          <table:table-cell table:number-columns-repeated="2" table:style-name="ce17" office:value-type="string" calcext:value-type="string">
            <text:p>No</text:p>
          </table:table-cell>
          <table:table-cell table:style-name="ce17" office:value-type="string" calcext:value-type="string">
            <text:p>SQL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<text:a xlink:href="https://en.wikipedia.org/wiki/GNU_Affero_General_Public_License" xlink:type="simple">AGPLv3</text:a>, paid<text:a xlink:href="https://en.wikipedia.org/wiki/Comparison_of_mail_servers#cite_note-kopano.com-15" xlink:type="simple">[15]</text:a></text:p>
          </table:table-cell>
        </table:table-row>
        <table:table-row table:style-name="ro3">
          <table:table-cell office:value-type="string" calcext:value-type="string">
            <text:p><text:a xlink:href="https://en.wikipedia.org/wiki/Zentyal" xlink:type="simple">Zentyal</text:a></text:p>
          </table:table-cell>
          <table:table-cell table:style-name="ce17" office:value-type="string" calcext:value-type="string" table:number-columns-spanned="650" table:number-rows-spanned="1">
            <text:p>Yes</text:p>
          </table:table-cell>
          <table:covered-table-cell table:number-columns-repeated="649"/>
          <table:table-cell table:number-columns-repeated="2" table:style-name="ce17" office:value-type="string" calcext:value-type="string">
            <text:p>No</text:p>
          </table:table-cell>
          <table:table-cell table:style-name="ce17" office:value-type="string" calcext:value-type="string" table:number-columns-spanned="236" table:number-rows-spanned="1">
            <text:p>Yes</text:p>
          </table:table-cell>
          <table:covered-table-cell table:number-columns-repeated="235"/>
          <table:table-cell table:number-columns-repeated="2" table:style-name="ce17" office:value-type="string" calcext:value-type="string">
            <text:p>Yes</text:p>
          </table:table-cell>
          <table:table-cell table:style-name="ce17" office:value-type="string" calcext:value-type="string">
            <text:p>?</text:p>
          </table:table-cell>
          <table:table-cell table:number-columns-repeated="3"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?</text:p>
          </table:table-cell>
          <table:table-cell table:number-columns-repeated="2" table:style-name="ce17" office:value-type="string" calcext:value-type="string">
            <text:p>Yes</text:p>
          </table:table-cell>
          <table:table-cell table:number-columns-repeated="2" table:style-name="ce17" office:value-type="string" calcext:value-type="string">
            <text:p>?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7" office:value-type="string" calcext:value-type="string">
            <text:p>Proprietary, 45-day trial</text:p>
          </table:table-cell>
        </table:table-row>
        <table:table-row table:style-name="ro5">
          <table:table-cell office:value-type="string" calcext:value-type="string">
            <text:p><text:a xlink:href="https://en.wikipedia.org/wiki/Zimbra" xlink:type="simple">Zimbra</text:a></text:p>
          </table:table-cell>
          <table:table-cell table:style-name="ce17" office:value-type="string" calcext:value-type="string" table:number-columns-spanned="665" table:number-rows-spanned="1">
            <text:p>Yes</text:p>
          </table:table-cell>
          <table:covered-table-cell table:number-columns-repeated="664"/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 table:number-columns-spanned="221" table:number-rows-spanned="1">
            <text:p>Yes</text:p>
          </table:table-cell>
          <table:covered-table-cell table:number-columns-repeated="220"/>
          <table:table-cell table:number-columns-repeated="2" table:style-name="ce17" office:value-type="string" calcext:value-type="string">
            <text:p>Yes</text:p>
          </table:table-cell>
          <table:table-cell table:style-name="ce17" office:value-type="string" calcext:value-type="string">
            <text:p>?</text:p>
          </table:table-cell>
          <table:table-cell table:number-columns-repeated="9"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7" office:value-type="string" calcext:value-type="string">
            <text:p><text:a xlink:href="https://www.zimbra.com/legal/zimbra-public-license-1-4/" xlink:type="simple">ZPL</text:a> and proprietary editions<text:a xlink:href="https://en.wikipedia.org/wiki/Comparison_of_mail_servers#cite_note-24" xlink:type="simple">[24]</text:a></text:p>
          </table:table-cell>
        </table:table-row>
        <table:table-row table:style-name="ro2">
          <table:table-cell table:style-name="ce14" office:value-type="string" calcext:value-type="string" table:number-columns-spanned="889" table:number-rows-spanned="1">
            <text:p>Authentica</text:p>
          </table:table-cell>
          <table:covered-table-cell table:number-columns-repeated="888"/>
          <table:table-cell table:number-columns-repeated="16"/>
        </table:table-row>
      </table:table>
      <table:table table:name="Sheet2" table:style-name="ta1">
        <table:table-column table:style-name="co1" table:default-cell-style-name="Default"/>
        <table:table-column table:style-name="co1" table:number-columns-repeated="21" table:default-cell-style-name="ce17"/>
        <table:table-row table:style-name="ro1" table:number-rows-repeated="9">
          <table:table-cell/>
          <table:table-cell table:style-name="Default" table:number-columns-repeated="21"/>
        </table:table-row>
        <table:table-row table:style-name="ro1">
          <table:table-cell/>
          <table:table-cell table:style-name="ce16" office:value-type="string" calcext:value-type="string">
            <text:p>il server</text:p>
          </table:table-cell>
          <table:table-cell table:style-name="ce16" office:value-type="string" calcext:value-type="string">
            <text:p><text:a xlink:href="https://en.wikipedia.org/wiki/Linux" xlink:type="simple">Linux</text:a>/<text:a xlink:href="https://en.wikipedia.org/wiki/Unix" xlink:type="simple">Unix</text:a></text:p>
          </table:table-cell>
          <table:table-cell table:style-name="ce16" office:value-type="string" calcext:value-type="string">
            <text:p><text:a xlink:href="https://en.wikipedia.org/wiki/Microsoft_Windows" xlink:type="simple">Windows</text:a></text:p>
          </table:table-cell>
          <table:table-cell table:style-name="ce16" office:value-type="string" calcext:value-type="string">
            <text:p><text:a xlink:href="https://en.wikipedia.org/wiki/MacOS" xlink:type="simple">macOS</text:a></text:p>
          </table:table-cell>
          <table:table-cell table:style-name="ce16" office:value-type="string" calcext:value-type="string">
            <text:p><text:a xlink:href="https://en.wikipedia.org/wiki/Simple_Mail_Transfer_Protocol" xlink:type="simple">SMTP</text:a></text:p>
          </table:table-cell>
          <table:table-cell table:style-name="ce16" office:value-type="string" calcext:value-type="string">
            <text:p><text:a xlink:href="https://en.wikipedia.org/wiki/Post_Office_Protocol" xlink:type="simple">POP3</text:a></text:p>
          </table:table-cell>
          <table:table-cell table:style-name="ce16" office:value-type="string" calcext:value-type="string">
            <text:p><text:a xlink:href="https://en.wikipedia.org/wiki/Internet_Message_Access_Protocol" xlink:type="simple">IMAP</text:a></text:p>
          </table:table-cell>
          <table:table-cell table:style-name="ce16" office:value-type="string" calcext:value-type="string">
            <text:p><text:a xlink:href="https://en.wikipedia.org/wiki/JSON_Meta_Application_Protocol" xlink:type="simple">JMAP</text:a></text:p>
          </table:table-cell>
          <table:table-cell table:style-name="ce16" office:value-type="string" calcext:value-type="string">
            <text:p><text:a xlink:href="https://en.wikipedia.org/wiki/IMAP_IDLE" xlink:type="simple">IDLE</text:a></text:p>
          </table:table-cell>
          <table:table-cell table:style-name="ce16" office:value-type="string" calcext:value-type="string">
            <text:p><text:a xlink:href="https://en.wikipedia.org/wiki/SMTPS" xlink:type="simple">SMTPS</text:a></text:p>
          </table:table-cell>
          <table:table-cell table:style-name="ce16" office:value-type="string" calcext:value-type="string">
            <text:p><text:a xlink:href="https://en.wikipedia.org/wiki/Post_Office_Protocol#STARTTLS" xlink:type="simple">POP3S</text:a></text:p>
          </table:table-cell>
          <table:table-cell table:style-name="ce16" office:value-type="string" calcext:value-type="string">
            <text:p><text:a xlink:href="https://en.wikipedia.org/wiki/IPv6" xlink:type="simple">IPv6</text:a></text:p>
          </table:table-cell>
          <table:table-cell table:style-name="ce16" office:value-type="string" calcext:value-type="string">
            <text:p><text:a xlink:href="https://en.wikipedia.org/wiki/Transport_Layer_Security" xlink:type="simple">SSL</text:a></text:p>
          </table:table-cell>
          <table:table-cell table:style-name="ce16" office:value-type="string" calcext:value-type="string">
            <text:p><text:a xlink:href="https://en.wikipedia.org/wiki/DNS-based_Authentication_of_Named_Entities" xlink:type="simple">DANE</text:a></text:p>
          </table:table-cell>
          <table:table-cell table:style-name="ce16" office:value-type="string" calcext:value-type="string">
            <text:p><text:a xlink:href="https://en.wikipedia.org/wiki/Webmail" xlink:type="simple">Webmail</text:a></text:p>
          </table:table-cell>
          <table:table-cell table:style-name="ce16" office:value-type="string" calcext:value-type="string">
            <text:p><text:a xlink:href="https://en.wikipedia.org/wiki/Exchange_ActiveSync" xlink:type="simple">ActiveSync</text:a></text:p>
          </table:table-cell>
          <table:table-cell table:style-name="ce16" office:value-type="string" calcext:value-type="string">
            <text:p><text:a xlink:href="https://en.wikipedia.org/wiki/Sieve_(mail_filtering_language)" xlink:type="simple">Sieve</text:a></text:p>
          </table:table-cell>
          <table:table-cell table:style-name="ce16" office:value-type="string" calcext:value-type="string">
            <text:p><text:a xlink:href="https://en.wikipedia.org/wiki/International_email" xlink:type="simple">IDN</text:a>/<text:a xlink:href="https://en.wikipedia.org/wiki/Simple_Mail_Transfer_Protocol#SMTPUTF8" xlink:type="simple">UTF8</text:a></text:p>
          </table:table-cell>
          <table:table-cell table:style-name="ce16" office:value-type="string" calcext:value-type="string">
            <text:p><text:a xlink:href="https://en.wikipedia.org/wiki/Database" xlink:type="simple">Database</text:a></text:p>
          </table:table-cell>
          <table:table-cell table:style-name="ce16" office:value-type="string" calcext:value-type="string">
            <text:p><text:a xlink:href="https://en.wikipedia.org/wiki/File_system" xlink:type="simple">File-based</text:a>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<text:a xlink:href="https://en.wikipedia.org/wiki/Agorum_core" xlink:type="simple">agorum core</text:a>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https://en.wikipedia.org/wiki/GNU_General_Public_License" xlink:type="simple">GPLv2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Apache_James" xlink:type="simple">Apache James</text:a></text:p>
          </table:table-cell>
          <table:table-cell table:number-columns-repeated="10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https://en.wikipedia.org/wiki/Apache_Software_License" xlink:type="simple">ASLv2</text:a></text:p>
          </table:table-cell>
        </table:table-row>
        <table:table-row table:style-name="ro4">
          <table:table-cell/>
          <table:table-cell office:value-type="string" calcext:value-type="string">
            <text:p><text:a xlink:href="https://en.wikipedia.org/wiki/Axigen" xlink:type="simple">Axigen</text:a>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jax, Basic &amp; Mobile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Embedded, Optimized for Email &amp; Groupwa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en.wikipedia.org/wiki/Proprietary_software" xlink:type="simple">Proprietary</text:a> (free version: 5 domains, 5 users, 5 groups)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Citadel/UX" xlink:type="simple">Citadel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https://en.wikipedia.org/wiki/GNU_General_Public_License" xlink:type="simple">GPLv3</text:a></text:p>
          </table:table-cell>
        </table:table-row>
        <table:table-row table:style-name="ro5">
          <table:table-cell/>
          <table:table-cell office:value-type="string" calcext:value-type="string">
            <text:p><text:a xlink:href="https://en.wikipedia.org/wiki/CommuniGate_Pro" xlink:type="simple">CommuniGate Pro</text:a></text:p>
          </table:table-cell>
          <table:table-cell table:number-columns-repeated="6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<text:a xlink:href="https://en.wikipedia.org/wiki/Proprietary_software" xlink:type="simple">Proprietary</text:a> (Free for up to 5 users)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Courier_Mail_Server" xlink:type="simple">Courier Mail Server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https://en.wikipedia.org/wiki/Maildrop" xlink:type="simple">maildrop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https://en.wikipedia.org/wiki/Maildir" xlink:type="simple">maildir</text:a></text:p>
          </table:table-cell>
          <table:table-cell office:value-type="string" calcext:value-type="string">
            <text:p><text:a xlink:href="https://en.wikipedia.org/wiki/GNU_General_Public_License" xlink:type="simple">GPLv3+</text:a><text:a xlink:href="https://en.wikipedia.org/wiki/Comparison_of_mail_servers#cite_note-2" xlink:type="simple">[2]</text:a></text:p>
          </table:table-cell>
        </table:table-row>
        <table:table-row table:style-name="ro3">
          <table:table-cell/>
          <table:table-cell office:value-type="string" calcext:value-type="string">
            <text:p><text:a xlink:href="https://en.wikipedia.org/wiki/Cyrus_IMAP" xlink:type="simple">Cyrus IMAP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text:a xlink:href="https://en.wikipedia.org/wiki/Comparison_of_mail_servers#cite_note-3" xlink:type="simple">[3]</text:a></text:p>
          </table:table-cell>
          <table:table-cell office:value-type="string" calcext:value-type="string">
            <text:p>Indexes on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en.wikipedia.org/wiki/BSD_4-Clause_License" xlink:type="simple">BSD 4-clause</text:a><text:a xlink:href="https://en.wikipedia.org/wiki/Comparison_of_mail_servers#cite_note-4" xlink:type="simple">[4]</text:a></text:p>
          </table:table-cell>
        </table:table-row>
        <table:table-row table:style-name="ro1">
          <table:table-cell/>
          <table:table-cell office:value-type="string" calcext:value-type="string">
            <text:p>DBMai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https://en.wikipedia.org/wiki/GNU_General_Public_License" xlink:type="simple">GPLv2</text:a></text:p>
          </table:table-cell>
        </table:table-row>
        <table:table-row table:style-name="ro5">
          <table:table-cell/>
          <table:table-cell office:value-type="string" calcext:value-type="string">
            <text:p><text:a xlink:href="https://en.wikipedia.org/wiki/Dovecot_(software)" xlink:type="simple">Dovecot</text:a></text:p>
          </table:table-cell>
          <table:table-cell office:value-type="string" calcext:value-type="string">
            <text:p>Yes<text:a xlink:href="https://en.wikipedia.org/wiki/Comparison_of_mail_servers#cite_note-DovecotOSCompatibility-5" xlink:type="simple">[5]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text:a xlink:href="https://en.wikipedia.org/wiki/Comparison_of_mail_servers#cite_note-DovecotSubmission-6" xlink:type="simple">[6]</text:a>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en.wikipedia.org/wiki/Maildir" xlink:type="simple">maildir</text:a>, <text:a xlink:href="https://en.wikipedia.org/wiki/Mbox" xlink:type="simple">mbox</text:a>, dbox, mdbox, obox<text:a xlink:href="https://en.wikipedia.org/wiki/Comparison_of_mail_servers#cite_note-DovecotObox-7" xlink:type="simple">[7]</text:a></text:p>
          </table:table-cell>
          <table:table-cell office:value-type="string" calcext:value-type="string">
            <text:p>Mixed: <text:a xlink:href="https://en.wikipedia.org/wiki/MIT_License" xlink:type="simple">MIT</text:a> and <text:a xlink:href="https://en.wikipedia.org/wiki/GNU_Lesser_General_Public_License" xlink:type="simple">LGPL-2.1</text:a><text:a xlink:href="https://en.wikipedia.org/wiki/Comparison_of_mail_servers#cite_note-DovecotLicense-8" xlink:type="simple">[8]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Eudora_Internet_Mail_Server" xlink:type="simple">Eudora Internet Mail Server</text:a>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<text:a xlink:href="https://en.wikipedia.org/wiki/Proprietary_software" xlink:type="simple">Proprietary</text:a></text:p>
          </table:table-cell>
        </table:table-row>
        <table:table-row table:style-name="ro3">
          <table:table-cell/>
          <table:table-cell office:value-type="string" calcext:value-type="string">
            <text:p><text:a xlink:href="https://en.wikipedia.org/wiki/Exim" xlink:type="simple">Exim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 (via Cygwin)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Yes<text:a xlink:href="https://en.wikipedia.org/wiki/Comparison_of_mail_servers#cite_note-exim-dane-9" xlink:type="simple">[9]</text:a>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<text:a xlink:href="https://en.wikipedia.org/wiki/GPL" xlink:type="simple">GPLv2+</text:a><text:a xlink:href="https://en.wikipedia.org/wiki/Comparison_of_mail_servers#cite_note-10" xlink:type="simple">[10]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FirstClass" xlink:type="simple">FirstClass</text:a></text:p>
          </table:table-cell>
          <table:table-cell table:number-columns-repeated="6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https://en.wikipedia.org/wiki/Proprietary_software" xlink:type="simple">Proprietary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Gordano_Messaging_Suite" xlink:type="simple">Gordano Messaging Suite</text:a>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https://en.wikipedia.org/wiki/Proprietary_software" xlink:type="simple">Proprietary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GroupWise" xlink:type="simple">GroupWise</text:a>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https://en.wikipedia.org/wiki/Proprietary_software" xlink:type="simple">Proprietary</text:a></text:p>
          </table:table-cell>
        </table:table-row>
        <table:table-row table:style-name="ro1">
          <table:table-cell/>
          <table:table-cell office:value-type="string" calcext:value-type="string">
            <text:p>Halon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Yes<text:a xlink:href="https://en.wikipedia.org/wiki/Comparison_of_mail_servers#cite_note-11" xlink:type="simple">[11]</text:a>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<text:a xlink:href="https://en.wikipedia.org/wiki/Proprietary_software" xlink:type="simple">Proprietary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Haraka_(software)" xlink:type="simple">Haraka</text:a>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<text:a xlink:href="https://en.wikipedia.org/wiki/MIT_License" xlink:type="simple">MIT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HCL_Domino" xlink:type="simple">HCL Domino</text:a>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 <text:a xlink:href="https://en.wikipedia.org/wiki/Comparison_of_mail_servers#cite_note-12" xlink:type="simple">[12]</text:a>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https://en.wikipedia.org/wiki/Proprietary_software" xlink:type="simple">Proprietary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HMailServer" xlink:type="simple">hMailServer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https://en.wikipedia.org/wiki/GNU_AGPL" xlink:type="simple">GNU AGPL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IceWarp_Mail_Server" xlink:type="simple">IceWarp Mail Server</text:a></text:p>
          </table:table-cell>
          <table:table-cell table:number-columns-repeated="6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https://en.wikipedia.org/wiki/Proprietary_software" xlink:type="simple">Proprietary</text:a></text:p>
          </table:table-cell>
        </table:table-row>
        <table:table-row table:style-name="ro3">
          <table:table-cell/>
          <table:table-cell office:value-type="string" calcext:value-type="string">
            <text:p><text:a xlink:href="https://en.wikipedia.org/wiki/Ipswitch_IMail_Server" xlink:type="simple">Ipswitch IMail Server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 (since v12.2)<text:a xlink:href="https://en.wikipedia.org/wiki/Comparison_of_mail_servers#cite_note-13" xlink:type="simple">[13]</text:a>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en.wikipedia.org/wiki/Proprietary_software" xlink:type="simple">Proprietary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Kerio_Connect" xlink:type="simple">Kerio Connect</text:a></text:p>
          </table:table-cell>
          <table:table-cell table:number-columns-repeated="6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en.wikipedia.org/wiki/Proprietary_software" xlink:type="simple">Proprietary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Kolab" xlink:type="simple">Kolab</text:a>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9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https://en.wikipedia.org/wiki/GNU_General_Public_License" xlink:type="simple">GPLv3</text:a></text:p>
          </table:table-cell>
        </table:table-row>
        <table:table-row table:style-name="ro3">
          <table:table-cell/>
          <table:table-cell office:value-type="string" calcext:value-type="string">
            <text:p><text:a xlink:href="https://en.wikipedia.org/wiki/Kopano_(software)" xlink:type="simple">Kopano</text:a>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stfix, etc.<text:a xlink:href="https://en.wikipedia.org/wiki/Comparison_of_mail_servers#cite_note-ZarafaSMTP-14" xlink:type="simple">[14]</text:a>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stfix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postfi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z-pus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Q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en.wikipedia.org/wiki/GNU_Affero_General_Public_License" xlink:type="simple">AGPLv3</text:a>, paid<text:a xlink:href="https://en.wikipedia.org/wiki/Comparison_of_mail_servers#cite_note-kopano.com-15" xlink:type="simple">[15]</text:a></text:p>
          </table:table-cell>
        </table:table-row>
        <table:table-row table:style-name="ro1">
          <table:table-cell/>
          <table:table-cell office:value-type="string" calcext:value-type="string">
            <text:p>KumoMTA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<text:a xlink:href="https://en.wikipedia.org/wiki/Lua_(programming_language)" xlink:type="simple">Lua</text:a>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<text:a xlink:href="https://en.wikipedia.org/wiki/Apache_Software_License" xlink:type="simple">ASLv2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Mailsite" xlink:type="simple">Mailsite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https://en.wikipedia.org/wiki/Proprietary_software" xlink:type="simple">Proprietary</text:a></text:p>
          </table:table-cell>
        </table:table-row>
        <table:table-row table:style-name="ro1">
          <table:table-cell/>
          <table:table-cell office:value-type="string" calcext:value-type="string">
            <text:p>Mailtraq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https://en.wikipedia.org/wiki/Proprietary_software" xlink:type="simple">Proprietary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MDaemon" xlink:type="simple">MDaemon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A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en.wikipedia.org/wiki/Proprietary_software" xlink:type="simple">Proprietary</text:a></text:p>
          </table:table-cell>
        </table:table-row>
        <table:table-row table:style-name="ro3">
          <table:table-cell/>
          <table:table-cell office:value-type="string" calcext:value-type="string">
            <text:p><text:a xlink:href="https://en.wikipedia.org/wiki/Mercury_Mail_Transport_System" xlink:type="simple">Mercury Mail Transport System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oprietary donationware</text:p>
          </table:table-cell>
        </table:table-row>
        <table:table-row table:style-name="ro3">
          <table:table-cell/>
          <table:table-cell office:value-type="string" calcext:value-type="string">
            <text:p><text:a xlink:href="https://en.wikipedia.org/wiki/Microsoft_Exchange_Server" xlink:type="simple">Microsoft Exchange Server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text:a xlink:href="https://en.wikipedia.org/wiki/Comparison_of_mail_servers#cite_note-16" xlink:type="simple">[16]</text:a><text:a xlink:href="https://en.wikipedia.org/wiki/Comparison_of_mail_servers#cite_note-17" xlink:type="simple">[17]</text:a>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Yes <text:a xlink:href="https://en.wikipedia.org/wiki/Comparison_of_mail_servers#cite_note-18" xlink:type="simple">[18]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rd Party support</text:p>
          </table:table-cell>
          <table:table-cell office:value-type="string" calcext:value-type="string">
            <text:p>Not IMAP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https://en.wikipedia.org/wiki/Proprietary_software" xlink:type="simple">Proprietary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NetMail" xlink:type="simple">NetMail</text:a>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https://en.wikipedia.org/wiki/Proprietary_software" xlink:type="simple">Proprietary</text:a></text:p>
          </table:table-cell>
        </table:table-row>
        <table:table-row table:style-name="ro11">
          <table:table-cell/>
          <table:table-cell office:value-type="string" calcext:value-type="string">
            <text:p><text:a xlink:href="https://en.wikipedia.org/wiki/Open-Xchange" xlink:type="simple">Open-Xchange</text:a>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oprietary/<text:a xlink:href="https://en.wikipedia.org/wiki/SaaS" xlink:type="simple">SaaS</text:a>, with open-source parts<text:a xlink:href="https://en.wikipedia.org/wiki/Comparison_of_mail_servers#cite_note-20" xlink:type="simple">[20]</text:a></text:p>
          </table:table-cell>
        </table:table-row>
        <table:table-row table:style-name="ro3">
          <table:table-cell/>
          <table:table-cell office:value-type="string" calcext:value-type="string">
            <text:p><text:a xlink:href="https://en.wikipedia.org/wiki/OpenSMTPD" xlink:type="simple">OpenSMTPD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text:a xlink:href="https://en.wikipedia.org/wiki/Comparison_of_mail_servers#cite_note-19" xlink:type="simple">[19]</text:a>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via custom backen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en.wikipedia.org/wiki/ISC_license" xlink:type="simple">ISC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Oracle_Communications_Messaging_Server" xlink:type="simple">Oracle Communications Messaging Server</text:a>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<text:a xlink:href="https://en.wikipedia.org/wiki/Proprietary_software" xlink:type="simple">Proprietary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Postfix_(software)" xlink:type="simple">Postfix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<text:a xlink:href="https://en.wikipedia.org/wiki/IBM_Public_License" xlink:type="simple">IBM Public License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Qmail" xlink:type="simple">qmail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via Qsmtp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(cdb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en.wikipedia.org/wiki/Public_domain" xlink:type="simple">Public domain</text:a></text:p>
          </table:table-cell>
        </table:table-row>
        <table:table-row table:style-name="ro11">
          <table:table-cell/>
          <table:table-cell office:value-type="string" calcext:value-type="string">
            <text:p><text:a xlink:href="https://en.wikipedia.org/wiki/Qpopper" xlink:type="simple">Qpopper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 (via Cygwin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web.archive.org/web/20130221075156if_/http://www.eudora.com/products/unsupported/qpopper/license.html" xlink:type="simple">BSD-style</text:a> (GPL-incompatible)<text:a xlink:href="https://en.wikipedia.org/wiki/Comparison_of_mail_servers#cite_note-21" xlink:type="simple">[21]</text:a></text:p>
          </table:table-cell>
        </table:table-row>
        <table:table-row table:style-name="ro7">
          <table:table-cell/>
          <table:table-cell office:value-type="string" calcext:value-type="string">
            <text:p><text:a xlink:href="https://en.wikipedia.org/wiki/Scalix" xlink:type="simple">Scalix</text:a>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 (via <text:a xlink:href="https://en.wikipedia.org/wiki/Stunnel" xlink:type="simple">Stunnel</text:a>)</text:p>
          </table:table-cell>
          <table:table-cell office:value-type="string" calcext:value-type="string">
            <text:p>Yes (via <text:a xlink:href="https://en.wikipedia.org/wiki/Stunnel" xlink:type="simple">Stunnel</text:a>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 (via <text:a xlink:href="https://en.wikipedia.org/wiki/Stunnel" xlink:type="simple">Stunnel</text:a>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https://en.wikipedia.org/wiki/Proprietary_software" xlink:type="simple">Proprietary</text:a> with OSS parts, a community (<text:a xlink:href="https://en.wikipedia.org/wiki/Freeware" xlink:type="simple">Freeware</text:a>) and 3 paid editions (SMB, Enterprise, Hosting)</text:p>
          </table:table-cell>
        </table:table-row>
        <table:table-row table:style-name="ro3">
          <table:table-cell/>
          <table:table-cell office:value-type="string" calcext:value-type="string">
            <text:p><text:a xlink:href="https://en.wikipedia.org/wiki/Sendmail" xlink:type="simple">Sendmail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Yes (since 8.16)<text:a xlink:href="https://en.wikipedia.org/wiki/Comparison_of_mail_servers#cite_note-SendmailReleaseNotes-22" xlink:type="simple">[22]</text:a>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ftp.sendmail.org/LICENSE" xlink:type="simple">Sendmail License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SparkEngine" xlink:type="simple">SparkEngine</text:a>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https://en.wikipedia.org/wiki/Proprietary_software" xlink:type="simple">Proprietary</text:a></text:p>
          </table:table-cell>
        </table:table-row>
        <table:table-row table:style-name="ro3">
          <table:table-cell/>
          <table:table-cell office:value-type="string" calcext:value-type="string">
            <text:p><text:a xlink:href="https://en.wikipedia.org/wiki/UW_IMAP" xlink:type="simple">UW IMAP</text:a>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https://en.wikipedia.org/wiki/Pine_(e-mail_client)" xlink:type="simple">WebPine</text:a>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 (Indexes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en.wikipedia.org/wiki/Apache_license" xlink:type="simple">Apache License 2.0</text:a><text:a xlink:href="https://en.wikipedia.org/wiki/Comparison_of_mail_servers#cite_note-23" xlink:type="simple">[23]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WinGate_(computing)" xlink:type="simple">WinGate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en.wikipedia.org/wiki/Proprietary_software" xlink:type="simple">Proprietary</text:a></text:p>
          </table:table-cell>
        </table:table-row>
        <table:table-row table:style-name="ro3">
          <table:table-cell/>
          <table:table-cell office:value-type="string" calcext:value-type="string">
            <text:p><text:a xlink:href="https://en.wikipedia.org/wiki/Zarafa_(software)" xlink:type="simple">Zarafa</text:a>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stfix etc.<text:a xlink:href="https://en.wikipedia.org/wiki/Comparison_of_mail_servers#cite_note-ZarafaSMTP-14" xlink:type="simple">[14]</text:a>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stfix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postfi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z-push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Q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en.wikipedia.org/wiki/GNU_Affero_General_Public_License" xlink:type="simple">AGPLv3</text:a>, paid<text:a xlink:href="https://en.wikipedia.org/wiki/Comparison_of_mail_servers#cite_note-kopano.com-15" xlink:type="simple">[15]</text:a></text:p>
          </table:table-cell>
        </table:table-row>
        <table:table-row table:style-name="ro3">
          <table:table-cell/>
          <table:table-cell office:value-type="string" calcext:value-type="string">
            <text:p><text:a xlink:href="https://en.wikipedia.org/wiki/Zentyal" xlink:type="simple">Zentyal</text:a>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Proprietary, 45-day trial</text:p>
          </table:table-cell>
        </table:table-row>
        <table:table-row table:style-name="ro5">
          <table:table-cell/>
          <table:table-cell office:value-type="string" calcext:value-type="string">
            <text:p><text:a xlink:href="https://en.wikipedia.org/wiki/Zimbra" xlink:type="simple">Zimbra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https://www.zimbra.com/legal/zimbra-public-license-1-4/" xlink:type="simple">ZPL</text:a> and proprietary editions<text:a xlink:href="https://en.wikipedia.org/wiki/Comparison_of_mail_servers#cite_note-24" xlink:type="simple">[24]</text:a></text:p>
          </table:table-cell>
        </table:table-row>
      </table:table>
      <table:table table:name="Sheet3" table:style-name="ta1">
        <table:table-column table:style-name="co1" table:default-cell-style-name="Default"/>
        <table:table-column table:style-name="co2" table:default-cell-style-name="ce17"/>
        <table:table-column table:style-name="co3" table:number-columns-repeated="2" table:default-cell-style-name="ce17"/>
        <table:table-column table:style-name="co3" table:default-cell-style-name="ce20"/>
        <table:table-column table:style-name="co3" table:number-columns-repeated="10" table:default-cell-style-name="ce17"/>
        <table:table-column table:style-name="co4" table:default-cell-style-name="ce17"/>
        <table:table-column table:style-name="co3" table:default-cell-style-name="ce20"/>
        <table:table-column table:style-name="co3" table:number-columns-repeated="2" table:default-cell-style-name="ce17"/>
        <table:table-column table:style-name="co5" table:default-cell-style-name="ce17"/>
        <table:table-column table:style-name="co3" table:default-cell-style-name="ce17"/>
        <table:table-column table:style-name="co6" table:default-cell-style-name="ce17"/>
        <table:table-column table:style-name="co1" table:number-columns-repeated="1002" table:default-cell-style-name="Default"/>
        <table:table-row table:style-name="ro1" table:number-rows-repeated="9">
          <table:table-cell/>
          <table:table-cell table:style-name="Default" table:number-columns-repeated="21"/>
          <table:table-cell table:number-columns-repeated="1002"/>
        </table:table-row>
        <table:table-row table:style-name="ro8">
          <table:table-cell table:style-name="ce18"/>
          <table:table-cell table:style-name="ce19" office:value-type="string" calcext:value-type="string">
            <text:p>il server</text:p>
          </table:table-cell>
          <table:table-cell table:style-name="ce19" office:value-type="string" calcext:value-type="string">
            <text:p><text:a xlink:href="https://en.wikipedia.org/wiki/Linux" xlink:type="simple">Linux</text:a>/<text:a xlink:href="https://en.wikipedia.org/wiki/Unix" xlink:type="simple">Unix</text:a></text:p>
          </table:table-cell>
          <table:table-cell table:style-name="ce19" office:value-type="string" calcext:value-type="string">
            <text:p><text:a xlink:href="https://en.wikipedia.org/wiki/Microsoft_Windows" xlink:type="simple">Windows</text:a></text:p>
          </table:table-cell>
          <table:table-cell table:style-name="ce19" office:value-type="string" calcext:value-type="string">
            <text:p><text:a xlink:href="https://en.wikipedia.org/wiki/MacOS" xlink:type="simple">macOS</text:a></text:p>
          </table:table-cell>
          <table:table-cell table:style-name="ce19" office:value-type="string" calcext:value-type="string">
            <text:p><text:a xlink:href="https://en.wikipedia.org/wiki/Simple_Mail_Transfer_Protocol" xlink:type="simple">SMTP</text:a></text:p>
          </table:table-cell>
          <table:table-cell table:style-name="ce19" office:value-type="string" calcext:value-type="string">
            <text:p><text:a xlink:href="https://en.wikipedia.org/wiki/Post_Office_Protocol" xlink:type="simple">POP3</text:a></text:p>
          </table:table-cell>
          <table:table-cell table:style-name="ce19" office:value-type="string" calcext:value-type="string">
            <text:p><text:a xlink:href="https://en.wikipedia.org/wiki/Internet_Message_Access_Protocol" xlink:type="simple">IMAP</text:a></text:p>
          </table:table-cell>
          <table:table-cell table:style-name="ce19" office:value-type="string" calcext:value-type="string">
            <text:p><text:a xlink:href="https://en.wikipedia.org/wiki/JSON_Meta_Application_Protocol" xlink:type="simple">JMAP</text:a></text:p>
          </table:table-cell>
          <table:table-cell table:style-name="ce19" office:value-type="string" calcext:value-type="string">
            <text:p><text:a xlink:href="https://en.wikipedia.org/wiki/IMAP_IDLE" xlink:type="simple">IDLE</text:a></text:p>
          </table:table-cell>
          <table:table-cell table:style-name="ce19" office:value-type="string" calcext:value-type="string">
            <text:p><text:a xlink:href="https://en.wikipedia.org/wiki/SMTPS" xlink:type="simple">SMTPS</text:a></text:p>
          </table:table-cell>
          <table:table-cell table:style-name="ce19" office:value-type="string" calcext:value-type="string">
            <text:p><text:a xlink:href="https://en.wikipedia.org/wiki/Post_Office_Protocol#STARTTLS" xlink:type="simple">POP3S</text:a></text:p>
          </table:table-cell>
          <table:table-cell table:style-name="ce19" office:value-type="string" calcext:value-type="string">
            <text:p><text:a xlink:href="https://en.wikipedia.org/wiki/IPv6" xlink:type="simple">IPv6</text:a></text:p>
          </table:table-cell>
          <table:table-cell table:style-name="ce19" office:value-type="string" calcext:value-type="string">
            <text:p><text:a xlink:href="https://en.wikipedia.org/wiki/Transport_Layer_Security" xlink:type="simple">SSL</text:a></text:p>
          </table:table-cell>
          <table:table-cell table:style-name="ce19" office:value-type="string" calcext:value-type="string">
            <text:p><text:a xlink:href="https://en.wikipedia.org/wiki/DNS-based_Authentication_of_Named_Entities" xlink:type="simple">DANE</text:a></text:p>
          </table:table-cell>
          <table:table-cell table:style-name="ce19" office:value-type="string" calcext:value-type="string">
            <text:p><text:a xlink:href="https://en.wikipedia.org/wiki/Webmail" xlink:type="simple">Webmail</text:a></text:p>
          </table:table-cell>
          <table:table-cell table:style-name="ce19" office:value-type="string" calcext:value-type="string">
            <text:p><text:a xlink:href="https://en.wikipedia.org/wiki/Exchange_ActiveSync" xlink:type="simple">ActiveSync</text:a></text:p>
          </table:table-cell>
          <table:table-cell table:style-name="ce19" office:value-type="string" calcext:value-type="string">
            <text:p><text:a xlink:href="https://en.wikipedia.org/wiki/Sieve_(mail_filtering_language)" xlink:type="simple">Sieve</text:a></text:p>
          </table:table-cell>
          <table:table-cell table:style-name="ce19" office:value-type="string" calcext:value-type="string">
            <text:p><text:a xlink:href="https://en.wikipedia.org/wiki/International_email" xlink:type="simple">IDN</text:a>/<text:a xlink:href="https://en.wikipedia.org/wiki/Simple_Mail_Transfer_Protocol#SMTPUTF8" xlink:type="simple">UTF8</text:a></text:p>
          </table:table-cell>
          <table:table-cell table:style-name="ce19" office:value-type="string" calcext:value-type="string">
            <text:p><text:a xlink:href="https://en.wikipedia.org/wiki/Database" xlink:type="simple">Database</text:a></text:p>
          </table:table-cell>
          <table:table-cell table:style-name="ce19" office:value-type="string" calcext:value-type="string">
            <text:p><text:a xlink:href="https://en.wikipedia.org/wiki/File_system" xlink:type="simple">File-based</text:a></text:p>
          </table:table-cell>
          <table:table-cell table:style-name="ce18" table:number-columns-repeated="1003"/>
        </table:table-row>
        <table:table-row table:style-name="ro1">
          <table:table-cell/>
          <table:table-cell office:value-type="string" calcext:value-type="string">
            <text:p><text:a xlink:href="https://en.wikipedia.org/wiki/Agorum_core" xlink:type="simple">agorum core</text:a>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5"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<text:a xlink:href="https://en.wikipedia.org/wiki/GNU_General_Public_License" xlink:type="simple">GPLv2</text:a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<text:a xlink:href="https://en.wikipedia.org/wiki/Apache_James" xlink:type="simple">Apache James</text:a></text:p>
          </table:table-cell>
          <table:table-cell table:number-columns-repeated="2"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table:number-columns-repeated="7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https://en.wikipedia.org/wiki/Apache_Software_License" xlink:type="simple">ASLv2</text:a></text:p>
          </table:table-cell>
          <table:table-cell table:number-columns-repeated="1002"/>
        </table:table-row>
        <table:table-row table:style-name="ro10">
          <table:table-cell/>
          <table:table-cell office:value-type="string" calcext:value-type="string">
            <text:p><text:a xlink:href="https://en.wikipedia.org/wiki/Axigen" xlink:type="simple">Axigen</text:a>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jax, Basic &amp; Mobile</text:p>
          </table:table-cell>
          <table:table-cell table:style-name="ce17" office:value-type="string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mbedded, Optimized for Email &amp; Groupwa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en.wikipedia.org/wiki/Proprietary_software" xlink:type="simple">Proprietary</text:a> (free version: 5 domains, 5 users, 5 groups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<text:a xlink:href="https://en.wikipedia.org/wiki/Citadel/UX" xlink:type="simple">Citadel</text:a>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style-name="ce20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<text:a xlink:href="https://en.wikipedia.org/wiki/GNU_General_Public_License" xlink:type="simple">GPLv3</text:a>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<text:a xlink:href="https://en.wikipedia.org/wiki/CommuniGate_Pro" xlink:type="simple">CommuniGate Pro</text:a></text:p>
          </table:table-cell>
          <table:table-cell table:number-columns-repeated="2"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<text:a xlink:href="https://en.wikipedia.org/wiki/Proprietary_software" xlink:type="simple">Proprietary</text:a> (Free for up to 5 users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<text:a xlink:href="https://en.wikipedia.org/wiki/Courier_Mail_Server" xlink:type="simple">Courier Mail Server</text:a>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5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https://en.wikipedia.org/wiki/Maildrop" xlink:type="simple">maildrop</text:a>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<text:a xlink:href="https://en.wikipedia.org/wiki/Maildir" xlink:type="simple">maildir</text:a></text:p>
          </table:table-cell>
          <table:table-cell office:value-type="string" calcext:value-type="string">
            <text:p><text:a xlink:href="https://en.wikipedia.org/wiki/GNU_General_Public_License" xlink:type="simple">GPLv3+</text:a><text:a xlink:href="https://en.wikipedia.org/wiki/Comparison_of_mail_servers#cite_note-2" xlink:type="simple">[2]</text:a>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<text:a xlink:href="https://en.wikipedia.org/wiki/Cyrus_IMAP" xlink:type="simple">Cyrus IMAP</text:a>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table:style-name="ce20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text:a xlink:href="https://en.wikipedia.org/wiki/Comparison_of_mail_servers#cite_note-3" xlink:type="simple">[3]</text:a></text:p>
          </table:table-cell>
          <table:table-cell office:value-type="string" calcext:value-type="string">
            <text:p>Indexes on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en.wikipedia.org/wiki/BSD_4-Clause_License" xlink:type="simple">BSD 4-clause</text:a><text:a xlink:href="https://en.wikipedia.org/wiki/Comparison_of_mail_servers#cite_note-4" xlink:type="simple">[4]</text:a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DBMail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table:style-name="ce20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style-name="ce20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<text:a xlink:href="https://en.wikipedia.org/wiki/GNU_General_Public_License" xlink:type="simple">GPLv2</text:a></text:p>
          </table:table-cell>
          <table:table-cell table:number-columns-repeated="1002"/>
        </table:table-row>
        <table:table-row table:style-name="ro12">
          <table:table-cell/>
          <table:table-cell office:value-type="string" calcext:value-type="string">
            <text:p><text:a xlink:href="https://en.wikipedia.org/wiki/Dovecot_(software)" xlink:type="simple">Dovecot</text:a></text:p>
          </table:table-cell>
          <table:table-cell office:value-type="string" calcext:value-type="string">
            <text:p>Yes<text:a xlink:href="https://en.wikipedia.org/wiki/Comparison_of_mail_servers#cite_note-DovecotOSCompatibility-5" xlink:type="simple">[5]</text:a></text:p>
          </table:table-cell>
          <table:table-cell table:style-name="ce20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office:value-type="string" calcext:value-type="string">
            <text:p>Yes<text:a xlink:href="https://en.wikipedia.org/wiki/Comparison_of_mail_servers#cite_note-DovecotSubmission-6" xlink:type="simple">[6]</text:a></text:p>
          </table:table-cell>
          <table:table-cell table:number-columns-repeated="2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table:style-name="ce20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en.wikipedia.org/wiki/Maildir" xlink:type="simple">maildir</text:a>, <text:a xlink:href="https://en.wikipedia.org/wiki/Mbox" xlink:type="simple">mbox</text:a>, dbox, mdbox, obox<text:a xlink:href="https://en.wikipedia.org/wiki/Comparison_of_mail_servers#cite_note-DovecotObox-7" xlink:type="simple">[7]</text:a></text:p>
          </table:table-cell>
          <table:table-cell office:value-type="string" calcext:value-type="string">
            <text:p>Mixed: <text:a xlink:href="https://en.wikipedia.org/wiki/MIT_License" xlink:type="simple">MIT</text:a> and <text:a xlink:href="https://en.wikipedia.org/wiki/GNU_Lesser_General_Public_License" xlink:type="simple">LGPL-2.1</text:a><text:a xlink:href="https://en.wikipedia.org/wiki/Comparison_of_mail_servers#cite_note-DovecotLicense-8" xlink:type="simple">[8]</text:a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<text:a xlink:href="https://en.wikipedia.org/wiki/Eudora_Internet_Mail_Server" xlink:type="simple">Eudora Internet Mail Server</text:a></text:p>
          </table:table-cell>
          <table:table-cell table:number-columns-repeated="2" table:style-name="ce20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table:style-name="ce20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table:style-name="ce20" office:value-type="string" calcext:value-type="string">
            <text:p>No</text:p>
          </table:table-cell>
          <table:table-cell table:style-name="ce20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2"/>
        </table:table-row>
        <table:table-row table:style-name="ro13">
          <table:table-cell/>
          <table:table-cell office:value-type="string" calcext:value-type="string">
            <text:p><text:a xlink:href="https://en.wikipedia.org/wiki/Exim" xlink:type="simple">Exim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 (via Cygwin)</text:p>
          </table:table-cell>
          <table:table-cell table:style-name="ce17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 table:style-name="ce20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Yes<text:a xlink:href="https://en.wikipedia.org/wiki/Comparison_of_mail_servers#cite_note-exim-dane-9" xlink:type="simple">[9]</text:a>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<text:a xlink:href="https://en.wikipedia.org/wiki/GPL" xlink:type="simple">GPLv2+</text:a><text:a xlink:href="https://en.wikipedia.org/wiki/Comparison_of_mail_servers#cite_note-10" xlink:type="simple">[10]</text:a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<text:a xlink:href="https://en.wikipedia.org/wiki/FirstClass" xlink:type="simple">FirstClass</text:a></text:p>
          </table:table-cell>
          <table:table-cell table:number-columns-repeated="2"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table:style-name="ce20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2"/>
        </table:table-row>
        <table:table-row table:style-name="ro1">
          <table:table-cell/>
          <table:table-cell table:style-name="ce20" office:value-type="string" calcext:value-type="string">
            <text:p><text:a xlink:href="https://en.wikipedia.org/wiki/Gordano_Messaging_Suite" xlink:type="simple">Gordano Messaging Suite</text:a>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table:style-name="ce20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<text:a xlink:href="https://en.wikipedia.org/wiki/GroupWise" xlink:type="simple">GroupWise</text:a>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Halon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table:style-name="ce20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Yes<text:a xlink:href="https://en.wikipedia.org/wiki/Comparison_of_mail_servers#cite_note-11" xlink:type="simple">[11]</text:a>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table:style-name="ce20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<text:a xlink:href="https://en.wikipedia.org/wiki/Haraka_(software)" xlink:type="simple">Haraka</text:a></text:p>
          </table:table-cell>
          <table:table-cell table:number-columns-repeated="2"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 table:style-name="ce20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<text:a xlink:href="https://en.wikipedia.org/wiki/MIT_License" xlink:type="simple">MIT</text:a></text:p>
          </table:table-cell>
          <table:table-cell table:number-columns-repeated="1002"/>
        </table:table-row>
        <table:table-row table:style-name="ro5">
          <table:table-cell/>
          <table:table-cell table:style-name="ce20" office:value-type="string" calcext:value-type="string">
            <text:p><text:a xlink:href="https://en.wikipedia.org/wiki/HCL_Domino" xlink:type="simple">HCL Domino</text:a>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table:style-name="ce20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17" office:value-type="string" calcext:value-type="string">
            <text:p>Yes <text:a xlink:href="https://en.wikipedia.org/wiki/Comparison_of_mail_servers#cite_note-12" xlink:type="simple">[12]</text:a></text:p>
          </table:table-cell>
          <table:table-cell table:style-name="ce20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<text:a xlink:href="https://en.wikipedia.org/wiki/HMailServer" xlink:type="simple">hMailServer</text:a>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style-name="ce20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https://en.wikipedia.org/wiki/GNU_AGPL" xlink:type="simple">GNU AGPL</text:a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<text:a xlink:href="https://en.wikipedia.org/wiki/IceWarp_Mail_Server" xlink:type="simple">IceWarp Mail Server</text:a></text:p>
          </table:table-cell>
          <table:table-cell table:number-columns-repeated="2"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5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table:style-name="ce20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2"/>
        </table:table-row>
        <table:table-row table:style-name="ro10">
          <table:table-cell/>
          <table:table-cell office:value-type="string" calcext:value-type="string">
            <text:p><text:a xlink:href="https://en.wikipedia.org/wiki/Ipswitch_IMail_Server" xlink:type="simple">Ipswitch IMail Server</text:a>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 (since v12.2)<text:a xlink:href="https://en.wikipedia.org/wiki/Comparison_of_mail_servers#cite_note-13" xlink:type="simple">[13]</text:a>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<text:a xlink:href="https://en.wikipedia.org/wiki/Kerio_Connect" xlink:type="simple">Kerio Connect</text:a></text:p>
          </table:table-cell>
          <table:table-cell table:number-columns-repeated="2"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<text:a xlink:href="https://en.wikipedia.org/wiki/Kolab" xlink:type="simple">Kolab</text:a>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7"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https://en.wikipedia.org/wiki/GNU_General_Public_License" xlink:type="simple">GPLv3</text:a></text:p>
          </table:table-cell>
          <table:table-cell table:number-columns-repeated="1002"/>
        </table:table-row>
        <table:table-row table:style-name="ro4">
          <table:table-cell/>
          <table:table-cell table:style-name="ce20" office:value-type="string" calcext:value-type="string">
            <text:p><text:a xlink:href="https://en.wikipedia.org/wiki/Kopano_(software)" xlink:type="simple">Kopano</text:a>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stfix, etc.<text:a xlink:href="https://en.wikipedia.org/wiki/Comparison_of_mail_servers#cite_note-ZarafaSMTP-14" xlink:type="simple">[14]</text:a></text:p>
          </table:table-cell>
          <table:table-cell table:number-columns-repeated="2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stfix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postfix</text:p>
          </table:table-cell>
          <table:table-cell office:value-type="string" calcext:value-type="string">
            <text:p>Yes</text:p>
          </table:table-cell>
          <table:table-cell table:style-name="ce17" office:value-type="string" calcext:value-type="string">
            <text:p>z-push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Q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en.wikipedia.org/wiki/GNU_Affero_General_Public_License" xlink:type="simple">AGPLv3</text:a>, paid<text:a xlink:href="https://en.wikipedia.org/wiki/Comparison_of_mail_servers#cite_note-kopano.com-15" xlink:type="simple">[15]</text:a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KumoMTA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table:style-name="ce20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https://en.wikipedia.org/wiki/Lua_(programming_language)" xlink:type="simple">Lua</text:a>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<text:a xlink:href="https://en.wikipedia.org/wiki/Apache_Software_License" xlink:type="simple">ASLv2</text:a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<text:a xlink:href="https://en.wikipedia.org/wiki/Mailsite" xlink:type="simple">Mailsite</text:a>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table:style-name="ce20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Mailtraq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table:style-name="ce20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2"/>
        </table:table-row>
        <table:table-row table:style-name="ro5">
          <table:table-cell/>
          <table:table-cell office:value-type="string" calcext:value-type="string">
            <text:p><text:a xlink:href="https://en.wikipedia.org/wiki/MDaemon" xlink:type="simple">MDaemon</text:a>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5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Not IMAP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<text:a xlink:href="https://en.wikipedia.org/wiki/Mercury_Mail_Transport_System" xlink:type="simple">Mercury Mail Transport System</text:a>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oprietary donationware</text:p>
          </table:table-cell>
          <table:table-cell table:number-columns-repeated="1002"/>
        </table:table-row>
        <table:table-row table:style-name="ro13">
          <table:table-cell/>
          <table:table-cell office:value-type="string" calcext:value-type="string">
            <text:p><text:a xlink:href="https://en.wikipedia.org/wiki/Microsoft_Exchange_Server" xlink:type="simple">Microsoft Exchange Server</text:a>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text:a xlink:href="https://en.wikipedia.org/wiki/Comparison_of_mail_servers#cite_note-16" xlink:type="simple">[16]</text:a><text:a xlink:href="https://en.wikipedia.org/wiki/Comparison_of_mail_servers#cite_note-17" xlink:type="simple">[17]</text:a>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Yes <text:a xlink:href="https://en.wikipedia.org/wiki/Comparison_of_mail_servers#cite_note-18" xlink:type="simple">[18]</text:a>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office:value-type="string" calcext:value-type="string">
            <text:p>3rd Party support</text:p>
          </table:table-cell>
          <table:table-cell table:style-name="ce20" office:value-type="string" calcext:value-type="string">
            <text:p>Not IMAP</text:p>
          </table:table-cell>
          <table:table-cell table:number-columns-repeated="2" office:value-type="string" calcext:value-type="string">
            <text:p>Yes</text:p>
          </table:table-cell>
          <table:table-cell table:style-name="ce20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<text:a xlink:href="https://en.wikipedia.org/wiki/NetMail" xlink:type="simple">NetMail</text:a>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<text:a xlink:href="https://en.wikipedia.org/wiki/Open-Xchange" xlink:type="simple">Open-Xchange</text:a>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Proprietary/<text:a xlink:href="https://en.wikipedia.org/wiki/SaaS" xlink:type="simple">SaaS</text:a>, with open-source parts<text:a xlink:href="https://en.wikipedia.org/wiki/Comparison_of_mail_servers#cite_note-20" xlink:type="simple">[20]</text:a></text:p>
          </table:table-cell>
          <table:table-cell table:number-columns-repeated="1002"/>
        </table:table-row>
        <table:table-row table:style-name="ro5">
          <table:table-cell/>
          <table:table-cell office:value-type="string" calcext:value-type="string">
            <text:p><text:a xlink:href="https://en.wikipedia.org/wiki/OpenSMTPD" xlink:type="simple">OpenSMTPD</text:a>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20" office:value-type="string" calcext:value-type="string">
            <text:p>No<text:a xlink:href="https://en.wikipedia.org/wiki/Comparison_of_mail_servers#cite_note-19" xlink:type="simple">[19]</text:a>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2" table:style-name="ce20" office:value-type="string" calcext:value-type="string">
            <text:p>No</text:p>
          </table:table-cell>
          <table:table-cell office:value-type="string" calcext:value-type="string">
            <text:p>via custom backen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en.wikipedia.org/wiki/ISC_license" xlink:type="simple">ISC</text:a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<text:a xlink:href="https://en.wikipedia.org/wiki/Oracle_Communications_Messaging_Server" xlink:type="simple">Oracle Communications Messaging Server</text:a>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table:style-name="ce20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<text:a xlink:href="https://en.wikipedia.org/wiki/Postfix_(software)" xlink:type="simple">Postfix</text:a>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 table:style-name="ce20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style-name="ce20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<text:a xlink:href="https://en.wikipedia.org/wiki/IBM_Public_License" xlink:type="simple">IBM Public License</text:a></text:p>
          </table:table-cell>
          <table:table-cell table:number-columns-repeated="1002"/>
        </table:table-row>
        <table:table-row table:style-name="ro11">
          <table:table-cell/>
          <table:table-cell office:value-type="string" calcext:value-type="string">
            <text:p><text:a xlink:href="https://en.wikipedia.org/wiki/Qmail" xlink:type="simple">qmail</text:a>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3" table:style-name="ce20" office:value-type="string" calcext:value-type="string">
            <text:p>No</text:p>
          </table:table-cell>
          <table:table-cell office:value-type="string" calcext:value-type="string">
            <text:p>via Qsmtp</text:p>
          </table:table-cell>
          <table:table-cell table:number-columns-repeated="3" table:style-name="ce20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(cdb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en.wikipedia.org/wiki/Public_domain" xlink:type="simple">Public domain</text:a></text:p>
          </table:table-cell>
          <table:table-cell table:number-columns-repeated="1002"/>
        </table:table-row>
        <table:table-row table:style-name="ro13">
          <table:table-cell/>
          <table:table-cell office:value-type="string" calcext:value-type="string">
            <text:p><text:a xlink:href="https://en.wikipedia.org/wiki/Qpopper" xlink:type="simple">Qpopper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 (via Cygwin)</text:p>
          </table:table-cell>
          <table:table-cell table:style-name="ce17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"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web.archive.org/web/20130221075156if_/http://www.eudora.com/products/unsupported/qpopper/license.html" xlink:type="simple">BSD-style</text:a> (GPL-incompatible)<text:a xlink:href="https://en.wikipedia.org/wiki/Comparison_of_mail_servers#cite_note-21" xlink:type="simple">[21]</text:a></text:p>
          </table:table-cell>
          <table:table-cell table:number-columns-repeated="1002"/>
        </table:table-row>
        <table:table-row table:style-name="ro4">
          <table:table-cell/>
          <table:table-cell office:value-type="string" calcext:value-type="string">
            <text:p><text:a xlink:href="https://en.wikipedia.org/wiki/Scalix" xlink:type="simple">Scalix</text:a>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 (via <text:a xlink:href="https://en.wikipedia.org/wiki/Stunnel" xlink:type="simple">Stunnel</text:a>)</text:p>
          </table:table-cell>
          <table:table-cell office:value-type="string" calcext:value-type="string">
            <text:p>Yes (via <text:a xlink:href="https://en.wikipedia.org/wiki/Stunnel" xlink:type="simple">Stunnel</text:a>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 (via <text:a xlink:href="https://en.wikipedia.org/wiki/Stunnel" xlink:type="simple">Stunnel</text:a>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https://en.wikipedia.org/wiki/Proprietary_software" xlink:type="simple">Proprietary</text:a> with OSS parts, a community (<text:a xlink:href="https://en.wikipedia.org/wiki/Freeware" xlink:type="simple">Freeware</text:a>) and 3 paid editions (SMB, Enterprise, Hosting)</text:p>
          </table:table-cell>
          <table:table-cell table:number-columns-repeated="1002"/>
        </table:table-row>
        <table:table-row table:style-name="ro13">
          <table:table-cell/>
          <table:table-cell office:value-type="string" calcext:value-type="string">
            <text:p><text:a xlink:href="https://en.wikipedia.org/wiki/Sendmail" xlink:type="simple">Sendmail</text:a>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 table:style-name="ce20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Yes (since 8.16)<text:a xlink:href="https://en.wikipedia.org/wiki/Comparison_of_mail_servers#cite_note-SendmailReleaseNotes-22" xlink:type="simple">[22]</text:a>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ftp.sendmail.org/LICENSE" xlink:type="simple">Sendmail License</text:a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<text:a xlink:href="https://en.wikipedia.org/wiki/SparkEngine" xlink:type="simple">SparkEngine</text:a></text:p>
          </table:table-cell>
          <table:table-cell table:number-columns-repeated="2"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 table:style-name="ce20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table:style-name="ce20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<text:a xlink:href="https://en.wikipedia.org/wiki/UW_IMAP" xlink:type="simple">UW IMAP</text:a></text:p>
          </table:table-cell>
          <table:table-cell table:number-columns-repeated="2"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<text:a xlink:href="https://en.wikipedia.org/wiki/Pine_(e-mail_client)" xlink:type="simple">WebPine</text:a></text:p>
          </table:table-cell>
          <table:table-cell office:value-type="string" calcext:value-type="string">
            <text:p>No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 (Indexes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en.wikipedia.org/wiki/Apache_license" xlink:type="simple">Apache License 2.0</text:a><text:a xlink:href="https://en.wikipedia.org/wiki/Comparison_of_mail_servers#cite_note-23" xlink:type="simple">[23]</text:a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<text:a xlink:href="https://en.wikipedia.org/wiki/WinGate_(computing)" xlink:type="simple">WinGate</text:a>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2"/>
        </table:table-row>
        <table:table-row table:style-name="ro11">
          <table:table-cell/>
          <table:table-cell office:value-type="string" calcext:value-type="string">
            <text:p><text:a xlink:href="https://en.wikipedia.org/wiki/Zarafa_(software)" xlink:type="simple">Zarafa</text:a>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stfix etc.<text:a xlink:href="https://en.wikipedia.org/wiki/Comparison_of_mail_servers#cite_note-ZarafaSMTP-14" xlink:type="simple">[14]</text:a></text:p>
          </table:table-cell>
          <table:table-cell table:number-columns-repeated="2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stfix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postfix</text:p>
          </table:table-cell>
          <table:table-cell office:value-type="string" calcext:value-type="string">
            <text:p>Yes</text:p>
          </table:table-cell>
          <table:table-cell table:style-name="ce17" office:value-type="string" calcext:value-type="string">
            <text:p>z-push</text:p>
          </table:table-cell>
          <table:table-cell table:number-columns-repeated="2" table:style-name="ce20" office:value-type="string" calcext:value-type="string">
            <text:p>No</text:p>
          </table:table-cell>
          <table:table-cell office:value-type="string" calcext:value-type="string">
            <text:p>SQ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en.wikipedia.org/wiki/GNU_Affero_General_Public_License" xlink:type="simple">AGPLv3</text:a>, paid<text:a xlink:href="https://en.wikipedia.org/wiki/Comparison_of_mail_servers#cite_note-kopano.com-15" xlink:type="simple">[15]</text:a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<text:a xlink:href="https://en.wikipedia.org/wiki/Zentyal" xlink:type="simple">Zentyal</text:a>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table:style-name="ce20" office:value-type="string" calcext:value-type="string">
            <text:p>Proprietary, 45-day trial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<text:a xlink:href="https://en.wikipedia.org/wiki/Zimbra" xlink:type="simple">Zimbra</text:a>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7"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https://www.zimbra.com/legal/zimbra-public-license-1-4/" xlink:type="simple">ZPL</text:a> and proprietary editions<text:a xlink:href="https://en.wikipedia.org/wiki/Comparison_of_mail_servers#cite_note-24" xlink:type="simple">[24]</text:a></text:p>
          </table:table-cell>
          <table:table-cell table:number-columns-repeated="1002"/>
        </table:table-row>
      </table:table>
      <table:table table:name="Sheet4" table:style-name="ta1">
        <table:table-column table:style-name="co1" table:default-cell-style-name="Default"/>
        <table:table-column table:style-name="co2" table:default-cell-style-name="ce17"/>
        <table:table-column table:style-name="co3" table:default-cell-style-name="ce17"/>
        <table:table-column table:style-name="co7" table:default-cell-style-name="ce17"/>
        <table:table-column table:style-name="co3" table:default-cell-style-name="ce20"/>
        <table:table-column table:style-name="co8" table:default-cell-style-name="ce17"/>
        <table:table-column table:style-name="co3" table:number-columns-repeated="3" table:default-cell-style-name="ce17"/>
        <table:table-column table:style-name="co4" table:default-cell-style-name="ce17"/>
        <table:table-column table:style-name="co7" table:default-cell-style-name="ce17"/>
        <table:table-column table:style-name="co9" table:default-cell-style-name="ce17"/>
        <table:table-column table:style-name="co3" table:default-cell-style-name="ce17"/>
        <table:table-column table:style-name="co10" table:default-cell-style-name="ce17"/>
        <table:table-column table:style-name="co11" table:default-cell-style-name="ce17"/>
        <table:table-column table:style-name="co4" table:default-cell-style-name="ce17"/>
        <table:table-column table:style-name="co11" table:default-cell-style-name="ce20"/>
        <table:table-column table:style-name="co12" table:default-cell-style-name="ce17"/>
        <table:table-column table:style-name="co13" table:default-cell-style-name="ce17"/>
        <table:table-column table:style-name="co5" table:default-cell-style-name="ce17"/>
        <table:table-column table:style-name="co14" table:default-cell-style-name="ce17"/>
        <table:table-column table:style-name="co6" table:default-cell-style-name="ce17"/>
        <table:table-column table:style-name="co1" table:number-columns-repeated="1002" table:default-cell-style-name="Default"/>
        <table:table-row table:style-name="ro1" table:number-rows-repeated="9">
          <table:table-cell/>
          <table:table-cell table:style-name="Default" table:number-columns-repeated="21"/>
          <table:table-cell table:number-columns-repeated="1002"/>
        </table:table-row>
        <table:table-row table:style-name="ro9">
          <table:table-cell table:style-name="ce18"/>
          <table:table-cell table:style-name="ce19" office:value-type="string" calcext:value-type="string">
            <text:p>il server</text:p>
          </table:table-cell>
          <table:table-cell table:style-name="ce19" office:value-type="string" calcext:value-type="string">
            <text:p><text:a xlink:href="https://en.wikipedia.org/wiki/Linux" xlink:type="simple">Linux</text:a>/<text:a xlink:href="https://en.wikipedia.org/wiki/Unix" xlink:type="simple">Unix</text:a></text:p>
          </table:table-cell>
          <table:table-cell table:style-name="ce19" office:value-type="string" calcext:value-type="string">
            <text:p><text:a xlink:href="https://en.wikipedia.org/wiki/Microsoft_Windows" xlink:type="simple">Windows</text:a></text:p>
          </table:table-cell>
          <table:table-cell table:style-name="ce19" office:value-type="string" calcext:value-type="string">
            <text:p><text:a xlink:href="https://en.wikipedia.org/wiki/MacOS" xlink:type="simple">macOS</text:a></text:p>
          </table:table-cell>
          <table:table-cell table:style-name="ce19" office:value-type="string" calcext:value-type="string">
            <text:p><text:a xlink:href="https://en.wikipedia.org/wiki/Simple_Mail_Transfer_Protocol" xlink:type="simple">SMTP</text:a></text:p>
          </table:table-cell>
          <table:table-cell table:style-name="ce19" office:value-type="string" calcext:value-type="string">
            <text:p><text:a xlink:href="https://en.wikipedia.org/wiki/Post_Office_Protocol" xlink:type="simple">POP3</text:a></text:p>
          </table:table-cell>
          <table:table-cell table:style-name="ce19" office:value-type="string" calcext:value-type="string">
            <text:p><text:a xlink:href="https://en.wikipedia.org/wiki/Internet_Message_Access_Protocol" xlink:type="simple">IMAP</text:a></text:p>
          </table:table-cell>
          <table:table-cell table:style-name="ce19" office:value-type="string" calcext:value-type="string">
            <text:p><text:a xlink:href="https://en.wikipedia.org/wiki/JSON_Meta_Application_Protocol" xlink:type="simple">JMAP</text:a></text:p>
          </table:table-cell>
          <table:table-cell table:style-name="ce19" office:value-type="string" calcext:value-type="string">
            <text:p><text:a xlink:href="https://en.wikipedia.org/wiki/IMAP_IDLE" xlink:type="simple">IDLE</text:a></text:p>
          </table:table-cell>
          <table:table-cell table:style-name="ce19" office:value-type="string" calcext:value-type="string">
            <text:p><text:a xlink:href="https://en.wikipedia.org/wiki/SMTPS" xlink:type="simple">SMTPS</text:a></text:p>
          </table:table-cell>
          <table:table-cell table:style-name="ce19" office:value-type="string" calcext:value-type="string">
            <text:p><text:a xlink:href="https://en.wikipedia.org/wiki/Post_Office_Protocol#STARTTLS" xlink:type="simple">POP3S</text:a></text:p>
          </table:table-cell>
          <table:table-cell table:style-name="ce19" office:value-type="string" calcext:value-type="string">
            <text:p><text:a xlink:href="https://en.wikipedia.org/wiki/IPv6" xlink:type="simple">IPv6</text:a></text:p>
          </table:table-cell>
          <table:table-cell table:style-name="ce19" office:value-type="string" calcext:value-type="string">
            <text:p><text:a xlink:href="https://en.wikipedia.org/wiki/Transport_Layer_Security" xlink:type="simple">SSL</text:a></text:p>
          </table:table-cell>
          <table:table-cell table:style-name="ce19" office:value-type="string" calcext:value-type="string">
            <text:p><text:a xlink:href="https://en.wikipedia.org/wiki/DNS-based_Authentication_of_Named_Entities" xlink:type="simple">DANE</text:a></text:p>
          </table:table-cell>
          <table:table-cell table:style-name="ce19" office:value-type="string" calcext:value-type="string">
            <text:p><text:a xlink:href="https://en.wikipedia.org/wiki/Webmail" xlink:type="simple">Webmail</text:a></text:p>
          </table:table-cell>
          <table:table-cell table:style-name="ce19" office:value-type="string" calcext:value-type="string">
            <text:p><text:a xlink:href="https://en.wikipedia.org/wiki/Exchange_ActiveSync" xlink:type="simple">ActiveSync</text:a></text:p>
          </table:table-cell>
          <table:table-cell table:style-name="ce19" office:value-type="string" calcext:value-type="string">
            <text:p><text:a xlink:href="https://en.wikipedia.org/wiki/Sieve_(mail_filtering_language)" xlink:type="simple">Sieve</text:a></text:p>
          </table:table-cell>
          <table:table-cell table:style-name="ce19" office:value-type="string" calcext:value-type="string">
            <text:p><text:a xlink:href="https://en.wikipedia.org/wiki/International_email" xlink:type="simple">IDN</text:a>/<text:a xlink:href="https://en.wikipedia.org/wiki/Simple_Mail_Transfer_Protocol#SMTPUTF8" xlink:type="simple">UTF8</text:a></text:p>
          </table:table-cell>
          <table:table-cell table:style-name="ce19" office:value-type="string" calcext:value-type="string">
            <text:p><text:a xlink:href="https://en.wikipedia.org/wiki/Database" xlink:type="simple">Database</text:a></text:p>
          </table:table-cell>
          <table:table-cell table:style-name="ce19" office:value-type="string" calcext:value-type="string">
            <text:p><text:a xlink:href="https://en.wikipedia.org/wiki/File_system" xlink:type="simple">File-based</text:a></text:p>
          </table:table-cell>
          <table:table-cell table:style-name="ce18" table:number-columns-repeated="1003"/>
        </table:table-row>
        <table:table-row table:style-name="ro1">
          <table:table-cell/>
          <table:table-cell office:value-type="string" calcext:value-type="string">
            <text:p><text:a xlink:href="https://en.wikipedia.org/wiki/Agorum_core" xlink:type="simple">agorum core</text:a>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5"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<text:a xlink:href="https://en.wikipedia.org/wiki/GNU_General_Public_License" xlink:type="simple">GPLv2</text:a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<text:a xlink:href="https://en.wikipedia.org/wiki/Apache_James" xlink:type="simple">Apache James</text:a></text:p>
          </table:table-cell>
          <table:table-cell table:number-columns-repeated="2"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table:number-columns-repeated="7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https://en.wikipedia.org/wiki/Apache_Software_License" xlink:type="simple">ASLv2</text:a></text:p>
          </table:table-cell>
          <table:table-cell table:number-columns-repeated="1002"/>
        </table:table-row>
        <table:table-row table:style-name="ro10">
          <table:table-cell/>
          <table:table-cell office:value-type="string" calcext:value-type="string">
            <text:p><text:a xlink:href="https://en.wikipedia.org/wiki/Axigen" xlink:type="simple">Axigen</text:a>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jax, Basic &amp; Mobile</text:p>
          </table:table-cell>
          <table:table-cell table:style-name="ce17" office:value-type="string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mbedded, Optimized for Email &amp; Groupwa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en.wikipedia.org/wiki/Proprietary_software" xlink:type="simple">Proprietary</text:a> (free version: 5 domains, 5 users, 5 groups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<text:a xlink:href="https://en.wikipedia.org/wiki/Citadel/UX" xlink:type="simple">Citadel</text:a>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style-name="ce20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<text:a xlink:href="https://en.wikipedia.org/wiki/GNU_General_Public_License" xlink:type="simple">GPLv3</text:a>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<text:a xlink:href="https://en.wikipedia.org/wiki/CommuniGate_Pro" xlink:type="simple">CommuniGate Pro</text:a></text:p>
          </table:table-cell>
          <table:table-cell table:number-columns-repeated="2"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<text:a xlink:href="https://en.wikipedia.org/wiki/Proprietary_software" xlink:type="simple">Proprietary</text:a> (Free for up to 5 users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<text:a xlink:href="https://en.wikipedia.org/wiki/Courier_Mail_Server" xlink:type="simple">Courier Mail Server</text:a>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5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https://en.wikipedia.org/wiki/Maildrop" xlink:type="simple">maildrop</text:a>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<text:a xlink:href="https://en.wikipedia.org/wiki/Maildir" xlink:type="simple">maildir</text:a></text:p>
          </table:table-cell>
          <table:table-cell office:value-type="string" calcext:value-type="string">
            <text:p><text:a xlink:href="https://en.wikipedia.org/wiki/GNU_General_Public_License" xlink:type="simple">GPLv3+</text:a><text:a xlink:href="https://en.wikipedia.org/wiki/Comparison_of_mail_servers#cite_note-2" xlink:type="simple">[2]</text:a>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<text:a xlink:href="https://en.wikipedia.org/wiki/Cyrus_IMAP" xlink:type="simple">Cyrus IMAP</text:a>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table:style-name="ce20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text:a xlink:href="https://en.wikipedia.org/wiki/Comparison_of_mail_servers#cite_note-3" xlink:type="simple">[3]</text:a></text:p>
          </table:table-cell>
          <table:table-cell office:value-type="string" calcext:value-type="string">
            <text:p>Indexes on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en.wikipedia.org/wiki/BSD_4-Clause_License" xlink:type="simple">BSD 4-clause</text:a><text:a xlink:href="https://en.wikipedia.org/wiki/Comparison_of_mail_servers#cite_note-4" xlink:type="simple">[4]</text:a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DBMail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table:style-name="ce20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style-name="ce20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<text:a xlink:href="https://en.wikipedia.org/wiki/GNU_General_Public_License" xlink:type="simple">GPLv2</text:a></text:p>
          </table:table-cell>
          <table:table-cell table:number-columns-repeated="1002"/>
        </table:table-row>
        <table:table-row table:style-name="ro5">
          <table:table-cell/>
          <table:table-cell office:value-type="string" calcext:value-type="string">
            <text:p><text:a xlink:href="https://en.wikipedia.org/wiki/Dovecot_(software)" xlink:type="simple">Dovecot</text:a></text:p>
          </table:table-cell>
          <table:table-cell office:value-type="string" calcext:value-type="string">
            <text:p>Yes<text:a xlink:href="https://en.wikipedia.org/wiki/Comparison_of_mail_servers#cite_note-DovecotOSCompatibility-5" xlink:type="simple">[5]</text:a></text:p>
          </table:table-cell>
          <table:table-cell table:style-name="ce20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office:value-type="string" calcext:value-type="string">
            <text:p>Yes<text:a xlink:href="https://en.wikipedia.org/wiki/Comparison_of_mail_servers#cite_note-DovecotSubmission-6" xlink:type="simple">[6]</text:a></text:p>
          </table:table-cell>
          <table:table-cell table:number-columns-repeated="2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table:style-name="ce20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en.wikipedia.org/wiki/Maildir" xlink:type="simple">maildir</text:a>, <text:a xlink:href="https://en.wikipedia.org/wiki/Mbox" xlink:type="simple">mbox</text:a>, dbox, mdbox, obox<text:a xlink:href="https://en.wikipedia.org/wiki/Comparison_of_mail_servers#cite_note-DovecotObox-7" xlink:type="simple">[7]</text:a></text:p>
          </table:table-cell>
          <table:table-cell office:value-type="string" calcext:value-type="string">
            <text:p>Mixed: <text:a xlink:href="https://en.wikipedia.org/wiki/MIT_License" xlink:type="simple">MIT</text:a> and <text:a xlink:href="https://en.wikipedia.org/wiki/GNU_Lesser_General_Public_License" xlink:type="simple">LGPL-2.1</text:a><text:a xlink:href="https://en.wikipedia.org/wiki/Comparison_of_mail_servers#cite_note-DovecotLicense-8" xlink:type="simple">[8]</text:a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<text:a xlink:href="https://en.wikipedia.org/wiki/Eudora_Internet_Mail_Server" xlink:type="simple">Eudora Internet Mail Server</text:a></text:p>
          </table:table-cell>
          <table:table-cell table:number-columns-repeated="2" table:style-name="ce20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table:style-name="ce20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table:style-name="ce20" office:value-type="string" calcext:value-type="string">
            <text:p>No</text:p>
          </table:table-cell>
          <table:table-cell table:style-name="ce20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<text:a xlink:href="https://en.wikipedia.org/wiki/Exim" xlink:type="simple">Exim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 (via Cygwin)</text:p>
          </table:table-cell>
          <table:table-cell table:style-name="ce17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 table:style-name="ce20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Yes<text:a xlink:href="https://en.wikipedia.org/wiki/Comparison_of_mail_servers#cite_note-exim-dane-9" xlink:type="simple">[9]</text:a>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<text:a xlink:href="https://en.wikipedia.org/wiki/GPL" xlink:type="simple">GPLv2+</text:a><text:a xlink:href="https://en.wikipedia.org/wiki/Comparison_of_mail_servers#cite_note-10" xlink:type="simple">[10]</text:a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<text:a xlink:href="https://en.wikipedia.org/wiki/FirstClass" xlink:type="simple">FirstClass</text:a></text:p>
          </table:table-cell>
          <table:table-cell table:number-columns-repeated="2"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table:style-name="ce20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2"/>
        </table:table-row>
        <table:table-row table:style-name="ro1">
          <table:table-cell/>
          <table:table-cell table:style-name="ce20" office:value-type="string" calcext:value-type="string">
            <text:p><text:a xlink:href="https://en.wikipedia.org/wiki/Gordano_Messaging_Suite" xlink:type="simple">Gordano Messaging Suite</text:a>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table:style-name="ce20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<text:a xlink:href="https://en.wikipedia.org/wiki/GroupWise" xlink:type="simple">GroupWise</text:a>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Halon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table:style-name="ce20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Yes<text:a xlink:href="https://en.wikipedia.org/wiki/Comparison_of_mail_servers#cite_note-11" xlink:type="simple">[11]</text:a>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table:style-name="ce20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<text:a xlink:href="https://en.wikipedia.org/wiki/Haraka_(software)" xlink:type="simple">Haraka</text:a></text:p>
          </table:table-cell>
          <table:table-cell table:number-columns-repeated="2"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 table:style-name="ce20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<text:a xlink:href="https://en.wikipedia.org/wiki/MIT_License" xlink:type="simple">MIT</text:a></text:p>
          </table:table-cell>
          <table:table-cell table:number-columns-repeated="1002"/>
        </table:table-row>
        <table:table-row table:style-name="ro3">
          <table:table-cell/>
          <table:table-cell table:style-name="ce20" office:value-type="string" calcext:value-type="string">
            <text:p><text:a xlink:href="https://en.wikipedia.org/wiki/HCL_Domino" xlink:type="simple">HCL Domino</text:a>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table:style-name="ce20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17" office:value-type="string" calcext:value-type="string">
            <text:p>Yes <text:a xlink:href="https://en.wikipedia.org/wiki/Comparison_of_mail_servers#cite_note-12" xlink:type="simple">[12]</text:a></text:p>
          </table:table-cell>
          <table:table-cell table:style-name="ce20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<text:a xlink:href="https://en.wikipedia.org/wiki/HMailServer" xlink:type="simple">hMailServer</text:a>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style-name="ce20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https://en.wikipedia.org/wiki/GNU_AGPL" xlink:type="simple">GNU AGPL</text:a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<text:a xlink:href="https://en.wikipedia.org/wiki/IceWarp_Mail_Server" xlink:type="simple">IceWarp Mail Server</text:a></text:p>
          </table:table-cell>
          <table:table-cell table:number-columns-repeated="2"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5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table:style-name="ce20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2"/>
        </table:table-row>
        <table:table-row table:style-name="ro11">
          <table:table-cell/>
          <table:table-cell office:value-type="string" calcext:value-type="string">
            <text:p><text:a xlink:href="https://en.wikipedia.org/wiki/Ipswitch_IMail_Server" xlink:type="simple">Ipswitch IMail Server</text:a>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 (since v12.2)<text:a xlink:href="https://en.wikipedia.org/wiki/Comparison_of_mail_servers#cite_note-13" xlink:type="simple">[13]</text:a>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<text:a xlink:href="https://en.wikipedia.org/wiki/Kerio_Connect" xlink:type="simple">Kerio Connect</text:a></text:p>
          </table:table-cell>
          <table:table-cell table:number-columns-repeated="2"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<text:a xlink:href="https://en.wikipedia.org/wiki/Kolab" xlink:type="simple">Kolab</text:a>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7"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https://en.wikipedia.org/wiki/GNU_General_Public_License" xlink:type="simple">GPLv3</text:a></text:p>
          </table:table-cell>
          <table:table-cell table:number-columns-repeated="1002"/>
        </table:table-row>
        <table:table-row table:style-name="ro3">
          <table:table-cell/>
          <table:table-cell table:style-name="ce20" office:value-type="string" calcext:value-type="string">
            <text:p><text:a xlink:href="https://en.wikipedia.org/wiki/Kopano_(software)" xlink:type="simple">Kopano</text:a>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stfix, etc.<text:a xlink:href="https://en.wikipedia.org/wiki/Comparison_of_mail_servers#cite_note-ZarafaSMTP-14" xlink:type="simple">[14]</text:a></text:p>
          </table:table-cell>
          <table:table-cell table:number-columns-repeated="2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stfix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postfix</text:p>
          </table:table-cell>
          <table:table-cell office:value-type="string" calcext:value-type="string">
            <text:p>Yes</text:p>
          </table:table-cell>
          <table:table-cell table:style-name="ce17" office:value-type="string" calcext:value-type="string">
            <text:p>z-push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Q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en.wikipedia.org/wiki/GNU_Affero_General_Public_License" xlink:type="simple">AGPLv3</text:a>, paid<text:a xlink:href="https://en.wikipedia.org/wiki/Comparison_of_mail_servers#cite_note-kopano.com-15" xlink:type="simple">[15]</text:a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KumoMTA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table:style-name="ce20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https://en.wikipedia.org/wiki/Lua_(programming_language)" xlink:type="simple">Lua</text:a>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<text:a xlink:href="https://en.wikipedia.org/wiki/Apache_Software_License" xlink:type="simple">ASLv2</text:a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<text:a xlink:href="https://en.wikipedia.org/wiki/Mailsite" xlink:type="simple">Mailsite</text:a>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table:style-name="ce20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Mailtraq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table:style-name="ce20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<text:a xlink:href="https://en.wikipedia.org/wiki/MDaemon" xlink:type="simple">MDaemon</text:a>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5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Not IMAP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<text:a xlink:href="https://en.wikipedia.org/wiki/Mercury_Mail_Transport_System" xlink:type="simple">Mercury Mail Transport System</text:a>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oprietary donationware</text:p>
          </table:table-cell>
          <table:table-cell table:number-columns-repeated="1002"/>
        </table:table-row>
        <table:table-row table:style-name="ro5">
          <table:table-cell/>
          <table:table-cell office:value-type="string" calcext:value-type="string">
            <text:p><text:a xlink:href="https://en.wikipedia.org/wiki/Microsoft_Exchange_Server" xlink:type="simple">Microsoft Exchange Server</text:a>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text:a xlink:href="https://en.wikipedia.org/wiki/Comparison_of_mail_servers#cite_note-16" xlink:type="simple">[16]</text:a><text:a xlink:href="https://en.wikipedia.org/wiki/Comparison_of_mail_servers#cite_note-17" xlink:type="simple">[17]</text:a>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Yes <text:a xlink:href="https://en.wikipedia.org/wiki/Comparison_of_mail_servers#cite_note-18" xlink:type="simple">[18]</text:a>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office:value-type="string" calcext:value-type="string">
            <text:p>3rd Party support</text:p>
          </table:table-cell>
          <table:table-cell table:style-name="ce20" office:value-type="string" calcext:value-type="string">
            <text:p>Not IMAP</text:p>
          </table:table-cell>
          <table:table-cell table:number-columns-repeated="2" office:value-type="string" calcext:value-type="string">
            <text:p>Yes</text:p>
          </table:table-cell>
          <table:table-cell table:style-name="ce20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<text:a xlink:href="https://en.wikipedia.org/wiki/NetMail" xlink:type="simple">NetMail</text:a>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<text:a xlink:href="https://en.wikipedia.org/wiki/Open-Xchange" xlink:type="simple">Open-Xchange</text:a>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Proprietary/<text:a xlink:href="https://en.wikipedia.org/wiki/SaaS" xlink:type="simple">SaaS</text:a>, with open-source parts<text:a xlink:href="https://en.wikipedia.org/wiki/Comparison_of_mail_servers#cite_note-20" xlink:type="simple">[20]</text:a></text:p>
          </table:table-cell>
          <table:table-cell table:number-columns-repeated="1002"/>
        </table:table-row>
        <table:table-row table:style-name="ro5">
          <table:table-cell/>
          <table:table-cell office:value-type="string" calcext:value-type="string">
            <text:p><text:a xlink:href="https://en.wikipedia.org/wiki/OpenSMTPD" xlink:type="simple">OpenSMTPD</text:a>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20" office:value-type="string" calcext:value-type="string">
            <text:p>No<text:a xlink:href="https://en.wikipedia.org/wiki/Comparison_of_mail_servers#cite_note-19" xlink:type="simple">[19]</text:a>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2" table:style-name="ce20" office:value-type="string" calcext:value-type="string">
            <text:p>No</text:p>
          </table:table-cell>
          <table:table-cell office:value-type="string" calcext:value-type="string">
            <text:p>via custom backen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en.wikipedia.org/wiki/ISC_license" xlink:type="simple">ISC</text:a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<text:a xlink:href="https://en.wikipedia.org/wiki/Oracle_Communications_Messaging_Server" xlink:type="simple">Oracle Communications Messaging Server</text:a>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table:style-name="ce20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<text:a xlink:href="https://en.wikipedia.org/wiki/Postfix_(software)" xlink:type="simple">Postfix</text:a>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 table:style-name="ce20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style-name="ce20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<text:a xlink:href="https://en.wikipedia.org/wiki/IBM_Public_License" xlink:type="simple">IBM Public License</text:a></text:p>
          </table:table-cell>
          <table:table-cell table:number-columns-repeated="1002"/>
        </table:table-row>
        <table:table-row table:style-name="ro11">
          <table:table-cell/>
          <table:table-cell office:value-type="string" calcext:value-type="string">
            <text:p><text:a xlink:href="https://en.wikipedia.org/wiki/Qmail" xlink:type="simple">qmail</text:a>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3" table:style-name="ce20" office:value-type="string" calcext:value-type="string">
            <text:p>No</text:p>
          </table:table-cell>
          <table:table-cell office:value-type="string" calcext:value-type="string">
            <text:p>via Qsmtp</text:p>
          </table:table-cell>
          <table:table-cell table:number-columns-repeated="3" table:style-name="ce20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(cdb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en.wikipedia.org/wiki/Public_domain" xlink:type="simple">Public domain</text:a>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<text:a xlink:href="https://en.wikipedia.org/wiki/Qpopper" xlink:type="simple">Qpopper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 (via Cygwin)</text:p>
          </table:table-cell>
          <table:table-cell table:style-name="ce17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"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web.archive.org/web/20130221075156if_/http://www.eudora.com/products/unsupported/qpopper/license.html" xlink:type="simple">BSD-style</text:a> (GPL-incompatible)<text:a xlink:href="https://en.wikipedia.org/wiki/Comparison_of_mail_servers#cite_note-21" xlink:type="simple">[21]</text:a></text:p>
          </table:table-cell>
          <table:table-cell table:number-columns-repeated="1002"/>
        </table:table-row>
        <table:table-row table:style-name="ro11">
          <table:table-cell/>
          <table:table-cell office:value-type="string" calcext:value-type="string">
            <text:p><text:a xlink:href="https://en.wikipedia.org/wiki/Scalix" xlink:type="simple">Scalix</text:a>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 (via <text:a xlink:href="https://en.wikipedia.org/wiki/Stunnel" xlink:type="simple">Stunnel</text:a>)</text:p>
          </table:table-cell>
          <table:table-cell office:value-type="string" calcext:value-type="string">
            <text:p>Yes (via <text:a xlink:href="https://en.wikipedia.org/wiki/Stunnel" xlink:type="simple">Stunnel</text:a>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 (via <text:a xlink:href="https://en.wikipedia.org/wiki/Stunnel" xlink:type="simple">Stunnel</text:a>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https://en.wikipedia.org/wiki/Proprietary_software" xlink:type="simple">Proprietary</text:a> with OSS parts, a community (<text:a xlink:href="https://en.wikipedia.org/wiki/Freeware" xlink:type="simple">Freeware</text:a>) and 3 paid editions (SMB, Enterprise, Hosting)</text:p>
          </table:table-cell>
          <table:table-cell table:number-columns-repeated="1002"/>
        </table:table-row>
        <table:table-row table:style-name="ro11">
          <table:table-cell/>
          <table:table-cell office:value-type="string" calcext:value-type="string">
            <text:p><text:a xlink:href="https://en.wikipedia.org/wiki/Sendmail" xlink:type="simple">Sendmail</text:a>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 table:style-name="ce20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Yes (since 8.16)<text:a xlink:href="https://en.wikipedia.org/wiki/Comparison_of_mail_servers#cite_note-SendmailReleaseNotes-22" xlink:type="simple">[22]</text:a>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ftp.sendmail.org/LICENSE" xlink:type="simple">Sendmail License</text:a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<text:a xlink:href="https://en.wikipedia.org/wiki/SparkEngine" xlink:type="simple">SparkEngine</text:a></text:p>
          </table:table-cell>
          <table:table-cell table:number-columns-repeated="2"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 table:style-name="ce20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table:style-name="ce20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<text:a xlink:href="https://en.wikipedia.org/wiki/UW_IMAP" xlink:type="simple">UW IMAP</text:a></text:p>
          </table:table-cell>
          <table:table-cell table:number-columns-repeated="2"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<text:a xlink:href="https://en.wikipedia.org/wiki/Pine_(e-mail_client)" xlink:type="simple">WebPine</text:a></text:p>
          </table:table-cell>
          <table:table-cell office:value-type="string" calcext:value-type="string">
            <text:p>No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 (Indexes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en.wikipedia.org/wiki/Apache_license" xlink:type="simple">Apache License 2.0</text:a><text:a xlink:href="https://en.wikipedia.org/wiki/Comparison_of_mail_servers#cite_note-23" xlink:type="simple">[23]</text:a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<text:a xlink:href="https://en.wikipedia.org/wiki/WinGate_(computing)" xlink:type="simple">WinGate</text:a>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<text:a xlink:href="https://en.wikipedia.org/wiki/Zarafa_(software)" xlink:type="simple">Zarafa</text:a>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stfix etc.<text:a xlink:href="https://en.wikipedia.org/wiki/Comparison_of_mail_servers#cite_note-ZarafaSMTP-14" xlink:type="simple">[14]</text:a></text:p>
          </table:table-cell>
          <table:table-cell table:number-columns-repeated="2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stfix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postfix</text:p>
          </table:table-cell>
          <table:table-cell office:value-type="string" calcext:value-type="string">
            <text:p>Yes</text:p>
          </table:table-cell>
          <table:table-cell table:style-name="ce17" office:value-type="string" calcext:value-type="string">
            <text:p>z-push</text:p>
          </table:table-cell>
          <table:table-cell table:number-columns-repeated="2" table:style-name="ce20" office:value-type="string" calcext:value-type="string">
            <text:p>No</text:p>
          </table:table-cell>
          <table:table-cell office:value-type="string" calcext:value-type="string">
            <text:p>SQ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en.wikipedia.org/wiki/GNU_Affero_General_Public_License" xlink:type="simple">AGPLv3</text:a>, paid<text:a xlink:href="https://en.wikipedia.org/wiki/Comparison_of_mail_servers#cite_note-kopano.com-15" xlink:type="simple">[15]</text:a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<text:a xlink:href="https://en.wikipedia.org/wiki/Zentyal" xlink:type="simple">Zentyal</text:a>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table:style-name="ce20" office:value-type="string" calcext:value-type="string">
            <text:p>Proprietary, 45-day trial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<text:a xlink:href="https://en.wikipedia.org/wiki/Zimbra" xlink:type="simple">Zimbra</text:a>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7"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https://www.zimbra.com/legal/zimbra-public-license-1-4/" xlink:type="simple">ZPL</text:a> and proprietary editions<text:a xlink:href="https://en.wikipedia.org/wiki/Comparison_of_mail_servers#cite_note-24" xlink:type="simple">[24]</text:a></text:p>
          </table:table-cell>
          <table:table-cell table:number-columns-repeated="1002"/>
        </table:table-row>
      </table:table>
      <table:table table:name="Sheet5" table:style-name="ta1">
        <table:table-column table:style-name="co3" table:default-cell-style-name="Default"/>
        <table:table-column table:style-name="co15" table:default-cell-style-name="Default"/>
        <table:table-column table:style-name="co2" table:default-cell-style-name="ce17"/>
        <table:table-column table:style-name="co3" table:default-cell-style-name="ce17"/>
        <table:table-column table:style-name="co7" table:default-cell-style-name="ce17"/>
        <table:table-column table:style-name="co3" table:default-cell-style-name="ce20"/>
        <table:table-column table:style-name="co8" table:default-cell-style-name="ce17"/>
        <table:table-column table:style-name="co3" table:number-columns-repeated="3" table:default-cell-style-name="ce17"/>
        <table:table-column table:style-name="co4" table:default-cell-style-name="ce17"/>
        <table:table-column table:style-name="co7" table:default-cell-style-name="ce17"/>
        <table:table-column table:style-name="co9" table:default-cell-style-name="ce17"/>
        <table:table-column table:style-name="co3" table:default-cell-style-name="ce17"/>
        <table:table-column table:style-name="co10" table:default-cell-style-name="ce17"/>
        <table:table-column table:style-name="co11" table:default-cell-style-name="ce17"/>
        <table:table-column table:style-name="co4" table:default-cell-style-name="ce17"/>
        <table:table-column table:style-name="co11" table:default-cell-style-name="ce20"/>
        <table:table-column table:style-name="co12" table:default-cell-style-name="ce17"/>
        <table:table-column table:style-name="co13" table:default-cell-style-name="ce17"/>
        <table:table-column table:style-name="co16" table:default-cell-style-name="ce17"/>
        <table:table-column table:style-name="co14" table:default-cell-style-name="ce17"/>
        <table:table-column table:style-name="co6" table:default-cell-style-name="ce17"/>
        <table:table-column table:style-name="co1" table:number-columns-repeated="1001" table:default-cell-style-name="Default"/>
        <table:table-row table:style-name="ro1" table:number-rows-repeated="9">
          <table:table-cell table:number-columns-repeated="2"/>
          <table:table-cell table:style-name="Default" table:number-columns-repeated="21"/>
          <table:table-cell table:number-columns-repeated="1001"/>
        </table:table-row>
        <table:table-row table:style-name="ro9">
          <table:table-cell table:style-name="ce18" table:number-columns-repeated="2"/>
          <table:table-cell table:style-name="ce19" office:value-type="string" calcext:value-type="string">
            <text:p>il server</text:p>
          </table:table-cell>
          <table:table-cell table:style-name="ce19" office:value-type="string" calcext:value-type="string">
            <text:p><text:a xlink:href="https://en.wikipedia.org/wiki/Linux" xlink:type="simple">Linux</text:a>/<text:a xlink:href="https://en.wikipedia.org/wiki/Unix" xlink:type="simple">Unix</text:a></text:p>
          </table:table-cell>
          <table:table-cell table:style-name="ce19" office:value-type="string" calcext:value-type="string">
            <text:p><text:a xlink:href="https://en.wikipedia.org/wiki/Microsoft_Windows" xlink:type="simple">Windows</text:a></text:p>
          </table:table-cell>
          <table:table-cell table:style-name="ce19" office:value-type="string" calcext:value-type="string">
            <text:p><text:a xlink:href="https://en.wikipedia.org/wiki/MacOS" xlink:type="simple">macOS</text:a></text:p>
          </table:table-cell>
          <table:table-cell table:style-name="ce19" office:value-type="string" calcext:value-type="string">
            <text:p><text:a xlink:href="https://en.wikipedia.org/wiki/Simple_Mail_Transfer_Protocol" xlink:type="simple">SMTP</text:a></text:p>
          </table:table-cell>
          <table:table-cell table:style-name="ce19" office:value-type="string" calcext:value-type="string">
            <text:p><text:a xlink:href="https://en.wikipedia.org/wiki/Post_Office_Protocol" xlink:type="simple">POP3</text:a></text:p>
          </table:table-cell>
          <table:table-cell table:style-name="ce19" office:value-type="string" calcext:value-type="string">
            <text:p><text:a xlink:href="https://en.wikipedia.org/wiki/Internet_Message_Access_Protocol" xlink:type="simple">IMAP</text:a></text:p>
          </table:table-cell>
          <table:table-cell table:style-name="ce19" office:value-type="string" calcext:value-type="string">
            <text:p><text:a xlink:href="https://en.wikipedia.org/wiki/JSON_Meta_Application_Protocol" xlink:type="simple">JMAP</text:a></text:p>
          </table:table-cell>
          <table:table-cell table:style-name="ce19" office:value-type="string" calcext:value-type="string">
            <text:p><text:a xlink:href="https://en.wikipedia.org/wiki/IMAP_IDLE" xlink:type="simple">IDLE</text:a></text:p>
          </table:table-cell>
          <table:table-cell table:style-name="ce19" office:value-type="string" calcext:value-type="string">
            <text:p><text:a xlink:href="https://en.wikipedia.org/wiki/SMTPS" xlink:type="simple">SMTPS</text:a></text:p>
          </table:table-cell>
          <table:table-cell table:style-name="ce19" office:value-type="string" calcext:value-type="string">
            <text:p><text:a xlink:href="https://en.wikipedia.org/wiki/Post_Office_Protocol#STARTTLS" xlink:type="simple">POP3S</text:a></text:p>
          </table:table-cell>
          <table:table-cell table:style-name="ce19" office:value-type="string" calcext:value-type="string">
            <text:p><text:a xlink:href="https://en.wikipedia.org/wiki/IPv6" xlink:type="simple">IPv6</text:a></text:p>
          </table:table-cell>
          <table:table-cell table:style-name="ce19" office:value-type="string" calcext:value-type="string">
            <text:p><text:a xlink:href="https://en.wikipedia.org/wiki/Transport_Layer_Security" xlink:type="simple">SSL</text:a></text:p>
          </table:table-cell>
          <table:table-cell table:style-name="ce19" office:value-type="string" calcext:value-type="string">
            <text:p><text:a xlink:href="https://en.wikipedia.org/wiki/DNS-based_Authentication_of_Named_Entities" xlink:type="simple">DANE</text:a></text:p>
          </table:table-cell>
          <table:table-cell table:style-name="ce19" office:value-type="string" calcext:value-type="string">
            <text:p><text:a xlink:href="https://en.wikipedia.org/wiki/Webmail" xlink:type="simple">Webmail</text:a></text:p>
          </table:table-cell>
          <table:table-cell table:style-name="ce19" office:value-type="string" calcext:value-type="string">
            <text:p><text:a xlink:href="https://en.wikipedia.org/wiki/Exchange_ActiveSync" xlink:type="simple">ActiveSync</text:a></text:p>
          </table:table-cell>
          <table:table-cell table:style-name="ce19" office:value-type="string" calcext:value-type="string">
            <text:p><text:a xlink:href="https://en.wikipedia.org/wiki/Sieve_(mail_filtering_language)" xlink:type="simple">Sieve</text:a></text:p>
          </table:table-cell>
          <table:table-cell table:style-name="ce19" office:value-type="string" calcext:value-type="string">
            <text:p><text:a xlink:href="https://en.wikipedia.org/wiki/International_email" xlink:type="simple">IDN</text:a>/<text:a xlink:href="https://en.wikipedia.org/wiki/Simple_Mail_Transfer_Protocol#SMTPUTF8" xlink:type="simple">UTF8</text:a></text:p>
          </table:table-cell>
          <table:table-cell table:style-name="ce19" office:value-type="string" calcext:value-type="string">
            <text:p><text:a xlink:href="https://en.wikipedia.org/wiki/Database" xlink:type="simple">Database</text:a></text:p>
          </table:table-cell>
          <table:table-cell table:style-name="ce19" office:value-type="string" calcext:value-type="string">
            <text:p><text:a xlink:href="https://en.wikipedia.org/wiki/File_system" xlink:type="simple">File-based</text:a></text:p>
          </table:table-cell>
          <table:table-cell table:style-name="ce18" table:number-columns-repeated="100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Agorum_core" xlink:type="simple">agorum core</text:a>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5"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<text:a xlink:href="https://en.wikipedia.org/wiki/GNU_General_Public_License" xlink:type="simple">GPLv2</text:a>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<text:a xlink:href="https://en.wikipedia.org/wiki/Apache_James" xlink:type="simple">Apache James</text:a></text:p>
          </table:table-cell>
          <table:table-cell table:number-columns-repeated="2"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table:number-columns-repeated="7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https://en.wikipedia.org/wiki/Apache_Software_License" xlink:type="simple">ASLv2</text:a></text:p>
          </table:table-cell>
          <table:table-cell table:number-columns-repeated="1001"/>
        </table:table-row>
        <table:table-row table:style-name="ro11">
          <table:table-cell table:number-columns-repeated="2"/>
          <table:table-cell office:value-type="string" calcext:value-type="string">
            <text:p><text:a xlink:href="https://en.wikipedia.org/wiki/Axigen" xlink:type="simple">Axigen</text:a>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jax, Basic &amp; Mobile</text:p>
          </table:table-cell>
          <table:table-cell table:style-name="ce17" office:value-type="string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mbedded, Optimized for Email &amp; Groupwa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en.wikipedia.org/wiki/Proprietary_software" xlink:type="simple">Proprietary</text:a> (free version: 5 domains, 5 users, 5 groups)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Citadel/UX" xlink:type="simple">Citadel</text:a>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style-name="ce20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<text:a xlink:href="https://en.wikipedia.org/wiki/GNU_General_Public_License" xlink:type="simple">GPLv3</text:a>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<text:a xlink:href="https://en.wikipedia.org/wiki/CommuniGate_Pro" xlink:type="simple">CommuniGate Pro</text:a></text:p>
          </table:table-cell>
          <table:table-cell table:number-columns-repeated="2"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<text:a xlink:href="https://en.wikipedia.org/wiki/Proprietary_software" xlink:type="simple">Proprietary</text:a> (Free for up to 5 users)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Courier_Mail_Server" xlink:type="simple">Courier Mail Server</text:a>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5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https://en.wikipedia.org/wiki/Maildrop" xlink:type="simple">maildrop</text:a>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<text:a xlink:href="https://en.wikipedia.org/wiki/Maildir" xlink:type="simple">maildir</text:a></text:p>
          </table:table-cell>
          <table:table-cell office:value-type="string" calcext:value-type="string">
            <text:p><text:a xlink:href="https://en.wikipedia.org/wiki/GNU_General_Public_License" xlink:type="simple">GPLv3+</text:a><text:a xlink:href="https://en.wikipedia.org/wiki/Comparison_of_mail_servers#cite_note-2" xlink:type="simple">[2]</text:a>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Cyrus_IMAP" xlink:type="simple">Cyrus IMAP</text:a>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table:style-name="ce20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text:a xlink:href="https://en.wikipedia.org/wiki/Comparison_of_mail_servers#cite_note-3" xlink:type="simple">[3]</text:a></text:p>
          </table:table-cell>
          <table:table-cell office:value-type="string" calcext:value-type="string">
            <text:p>Indexes on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en.wikipedia.org/wiki/BSD_4-Clause_License" xlink:type="simple">BSD 4-clause</text:a><text:a xlink:href="https://en.wikipedia.org/wiki/Comparison_of_mail_servers#cite_note-4" xlink:type="simple">[4]</text:a>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BMail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table:style-name="ce20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style-name="ce20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<text:a xlink:href="https://en.wikipedia.org/wiki/GNU_General_Public_License" xlink:type="simple">GPLv2</text:a></text:p>
          </table:table-cell>
          <table:table-cell table:number-columns-repeated="1001"/>
        </table:table-row>
        <table:table-row table:style-name="ro5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Dovecot_(software)" xlink:type="simple">Dovecot</text:a></text:p>
          </table:table-cell>
          <table:table-cell office:value-type="string" calcext:value-type="string">
            <text:p>Yes<text:a xlink:href="https://en.wikipedia.org/wiki/Comparison_of_mail_servers#cite_note-DovecotOSCompatibility-5" xlink:type="simple">[5]</text:a></text:p>
          </table:table-cell>
          <table:table-cell table:style-name="ce20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office:value-type="string" calcext:value-type="string">
            <text:p>Yes<text:a xlink:href="https://en.wikipedia.org/wiki/Comparison_of_mail_servers#cite_note-DovecotSubmission-6" xlink:type="simple">[6]</text:a></text:p>
          </table:table-cell>
          <table:table-cell table:number-columns-repeated="2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table:style-name="ce20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en.wikipedia.org/wiki/Maildir" xlink:type="simple">maildir</text:a>, <text:a xlink:href="https://en.wikipedia.org/wiki/Mbox" xlink:type="simple">mbox</text:a>, dbox, mdbox, obox<text:a xlink:href="https://en.wikipedia.org/wiki/Comparison_of_mail_servers#cite_note-DovecotObox-7" xlink:type="simple">[7]</text:a></text:p>
          </table:table-cell>
          <table:table-cell office:value-type="string" calcext:value-type="string">
            <text:p>Mixed: <text:a xlink:href="https://en.wikipedia.org/wiki/MIT_License" xlink:type="simple">MIT</text:a> and <text:a xlink:href="https://en.wikipedia.org/wiki/GNU_Lesser_General_Public_License" xlink:type="simple">LGPL-2.1</text:a><text:a xlink:href="https://en.wikipedia.org/wiki/Comparison_of_mail_servers#cite_note-DovecotLicense-8" xlink:type="simple">[8]</text:a>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Eudora_Internet_Mail_Server" xlink:type="simple">Eudora Internet Mail Server</text:a></text:p>
          </table:table-cell>
          <table:table-cell table:number-columns-repeated="2" table:style-name="ce20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table:style-name="ce20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table:style-name="ce20" office:value-type="string" calcext:value-type="string">
            <text:p>No</text:p>
          </table:table-cell>
          <table:table-cell table:style-name="ce20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<text:a xlink:href="https://en.wikipedia.org/wiki/Exim" xlink:type="simple">Exim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 (via Cygwin)</text:p>
          </table:table-cell>
          <table:table-cell table:style-name="ce17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 table:style-name="ce20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Yes<text:a xlink:href="https://en.wikipedia.org/wiki/Comparison_of_mail_servers#cite_note-exim-dane-9" xlink:type="simple">[9]</text:a>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<text:a xlink:href="https://en.wikipedia.org/wiki/GPL" xlink:type="simple">GPLv2+</text:a><text:a xlink:href="https://en.wikipedia.org/wiki/Comparison_of_mail_servers#cite_note-10" xlink:type="simple">[10]</text:a>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FirstClass" xlink:type="simple">FirstClass</text:a></text:p>
          </table:table-cell>
          <table:table-cell table:number-columns-repeated="2"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table:style-name="ce20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style-name="ce20" office:value-type="string" calcext:value-type="string">
            <text:p><text:a xlink:href="https://en.wikipedia.org/wiki/Gordano_Messaging_Suite" xlink:type="simple">Gordano Messaging Suite</text:a>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table:style-name="ce20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GroupWise" xlink:type="simple">GroupWise</text:a>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Halon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table:style-name="ce20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Yes<text:a xlink:href="https://en.wikipedia.org/wiki/Comparison_of_mail_servers#cite_note-11" xlink:type="simple">[11]</text:a>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table:style-name="ce20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<text:a xlink:href="https://en.wikipedia.org/wiki/Haraka_(software)" xlink:type="simple">Haraka</text:a></text:p>
          </table:table-cell>
          <table:table-cell table:number-columns-repeated="2"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 table:style-name="ce20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<text:a xlink:href="https://en.wikipedia.org/wiki/MIT_License" xlink:type="simple">MIT</text:a>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table:style-name="ce20" office:value-type="string" calcext:value-type="string">
            <text:p><text:a xlink:href="https://en.wikipedia.org/wiki/HCL_Domino" xlink:type="simple">HCL Domino</text:a>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table:style-name="ce20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17" office:value-type="string" calcext:value-type="string">
            <text:p>Yes <text:a xlink:href="https://en.wikipedia.org/wiki/Comparison_of_mail_servers#cite_note-12" xlink:type="simple">[12]</text:a></text:p>
          </table:table-cell>
          <table:table-cell table:style-name="ce20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<text:a xlink:href="https://en.wikipedia.org/wiki/HMailServer" xlink:type="simple">hMailServer</text:a>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style-name="ce20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https://en.wikipedia.org/wiki/GNU_AGPL" xlink:type="simple">GNU AGPL</text:a>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IceWarp_Mail_Server" xlink:type="simple">IceWarp Mail Server</text:a></text:p>
          </table:table-cell>
          <table:table-cell table:number-columns-repeated="2"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5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table:style-name="ce20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1"/>
        </table:table-row>
        <table:table-row table:style-name="ro1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Ipswitch_IMail_Server" xlink:type="simple">Ipswitch IMail Server</text:a>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 (since v12.2)<text:a xlink:href="https://en.wikipedia.org/wiki/Comparison_of_mail_servers#cite_note-13" xlink:type="simple">[13]</text:a>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Kerio_Connect" xlink:type="simple">Kerio Connect</text:a></text:p>
          </table:table-cell>
          <table:table-cell table:number-columns-repeated="2"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Kolab" xlink:type="simple">Kolab</text:a>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7"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https://en.wikipedia.org/wiki/GNU_General_Public_License" xlink:type="simple">GPLv3</text:a>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table:style-name="ce20" office:value-type="string" calcext:value-type="string">
            <text:p><text:a xlink:href="https://en.wikipedia.org/wiki/Kopano_(software)" xlink:type="simple">Kopano</text:a>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stfix, etc.<text:a xlink:href="https://en.wikipedia.org/wiki/Comparison_of_mail_servers#cite_note-ZarafaSMTP-14" xlink:type="simple">[14]</text:a></text:p>
          </table:table-cell>
          <table:table-cell table:number-columns-repeated="2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stfix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postfix</text:p>
          </table:table-cell>
          <table:table-cell office:value-type="string" calcext:value-type="string">
            <text:p>Yes</text:p>
          </table:table-cell>
          <table:table-cell table:style-name="ce17" office:value-type="string" calcext:value-type="string">
            <text:p>z-push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Q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en.wikipedia.org/wiki/GNU_Affero_General_Public_License" xlink:type="simple">AGPLv3</text:a>, paid<text:a xlink:href="https://en.wikipedia.org/wiki/Comparison_of_mail_servers#cite_note-kopano.com-15" xlink:type="simple">[15]</text:a>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umoMTA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table:style-name="ce20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https://en.wikipedia.org/wiki/Lua_(programming_language)" xlink:type="simple">Lua</text:a>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<text:a xlink:href="https://en.wikipedia.org/wiki/Apache_Software_License" xlink:type="simple">ASLv2</text:a>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Mailsite" xlink:type="simple">Mailsite</text:a>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table:style-name="ce20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ailtraq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table:style-name="ce20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MDaemon" xlink:type="simple">MDaemon</text:a>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5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Not IMAP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<text:a xlink:href="https://en.wikipedia.org/wiki/Mercury_Mail_Transport_System" xlink:type="simple">Mercury Mail Transport System</text:a>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oprietary donationware</text:p>
          </table:table-cell>
          <table:table-cell table:number-columns-repeated="1001"/>
        </table:table-row>
        <table:table-row table:style-name="ro5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Microsoft_Exchange_Server" xlink:type="simple">Microsoft Exchange Server</text:a>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text:a xlink:href="https://en.wikipedia.org/wiki/Comparison_of_mail_servers#cite_note-16" xlink:type="simple">[16]</text:a><text:a xlink:href="https://en.wikipedia.org/wiki/Comparison_of_mail_servers#cite_note-17" xlink:type="simple">[17]</text:a>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Yes <text:a xlink:href="https://en.wikipedia.org/wiki/Comparison_of_mail_servers#cite_note-18" xlink:type="simple">[18]</text:a>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office:value-type="string" calcext:value-type="string">
            <text:p>3rd Party support</text:p>
          </table:table-cell>
          <table:table-cell table:style-name="ce20" office:value-type="string" calcext:value-type="string">
            <text:p>Not IMAP</text:p>
          </table:table-cell>
          <table:table-cell table:number-columns-repeated="2" office:value-type="string" calcext:value-type="string">
            <text:p>Yes</text:p>
          </table:table-cell>
          <table:table-cell table:style-name="ce20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NetMail" xlink:type="simple">NetMail</text:a>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Open-Xchange" xlink:type="simple">Open-Xchange</text:a>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Proprietary/<text:a xlink:href="https://en.wikipedia.org/wiki/SaaS" xlink:type="simple">SaaS</text:a>, with open-source parts<text:a xlink:href="https://en.wikipedia.org/wiki/Comparison_of_mail_servers#cite_note-20" xlink:type="simple">[20]</text:a>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OpenSMTPD" xlink:type="simple">OpenSMTPD</text:a>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20" office:value-type="string" calcext:value-type="string">
            <text:p>No<text:a xlink:href="https://en.wikipedia.org/wiki/Comparison_of_mail_servers#cite_note-19" xlink:type="simple">[19]</text:a>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2" table:style-name="ce20" office:value-type="string" calcext:value-type="string">
            <text:p>No</text:p>
          </table:table-cell>
          <table:table-cell office:value-type="string" calcext:value-type="string">
            <text:p>via custom backen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en.wikipedia.org/wiki/ISC_license" xlink:type="simple">ISC</text:a>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Oracle_Communications_Messaging_Server" xlink:type="simple">Oracle Communications Messaging Server</text:a>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table:style-name="ce20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Postfix_(software)" xlink:type="simple">Postfix</text:a>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 table:style-name="ce20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style-name="ce20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<text:a xlink:href="https://en.wikipedia.org/wiki/IBM_Public_License" xlink:type="simple">IBM Public License</text:a></text:p>
          </table:table-cell>
          <table:table-cell table:number-columns-repeated="1001"/>
        </table:table-row>
        <table:table-row table:style-name="ro1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Qmail" xlink:type="simple">qmail</text:a>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3" table:style-name="ce20" office:value-type="string" calcext:value-type="string">
            <text:p>No</text:p>
          </table:table-cell>
          <table:table-cell office:value-type="string" calcext:value-type="string">
            <text:p>via Qsmtp</text:p>
          </table:table-cell>
          <table:table-cell table:number-columns-repeated="3" table:style-name="ce20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(cdb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en.wikipedia.org/wiki/Public_domain" xlink:type="simple">Public domain</text:a>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Qpopper" xlink:type="simple">Qpopper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 (via Cygwin)</text:p>
          </table:table-cell>
          <table:table-cell table:style-name="ce17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"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web.archive.org/web/20130221075156if_/http://www.eudora.com/products/unsupported/qpopper/license.html" xlink:type="simple">BSD-style</text:a> (GPL-incompatible)<text:a xlink:href="https://en.wikipedia.org/wiki/Comparison_of_mail_servers#cite_note-21" xlink:type="simple">[21]</text:a></text:p>
          </table:table-cell>
          <table:table-cell table:number-columns-repeated="1001"/>
        </table:table-row>
        <table:table-row table:style-name="ro1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Scalix" xlink:type="simple">Scalix</text:a>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 (via <text:a xlink:href="https://en.wikipedia.org/wiki/Stunnel" xlink:type="simple">Stunnel</text:a>)</text:p>
          </table:table-cell>
          <table:table-cell office:value-type="string" calcext:value-type="string">
            <text:p>Yes (via <text:a xlink:href="https://en.wikipedia.org/wiki/Stunnel" xlink:type="simple">Stunnel</text:a>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 (via <text:a xlink:href="https://en.wikipedia.org/wiki/Stunnel" xlink:type="simple">Stunnel</text:a>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https://en.wikipedia.org/wiki/Proprietary_software" xlink:type="simple">Proprietary</text:a> with OSS parts, a community (<text:a xlink:href="https://en.wikipedia.org/wiki/Freeware" xlink:type="simple">Freeware</text:a>) and 3 paid editions (SMB, Enterprise, Hosting)</text:p>
          </table:table-cell>
          <table:table-cell table:number-columns-repeated="1001"/>
        </table:table-row>
        <table:table-row table:style-name="ro1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Sendmail" xlink:type="simple">Sendmail</text:a>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 table:style-name="ce20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Yes (since 8.16)<text:a xlink:href="https://en.wikipedia.org/wiki/Comparison_of_mail_servers#cite_note-SendmailReleaseNotes-22" xlink:type="simple">[22]</text:a>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ftp.sendmail.org/LICENSE" xlink:type="simple">Sendmail License</text:a>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SparkEngine" xlink:type="simple">SparkEngine</text:a></text:p>
          </table:table-cell>
          <table:table-cell table:number-columns-repeated="2"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 table:style-name="ce20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table:style-name="ce20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<text:a xlink:href="https://en.wikipedia.org/wiki/UW_IMAP" xlink:type="simple">UW IMAP</text:a></text:p>
          </table:table-cell>
          <table:table-cell table:number-columns-repeated="2"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<text:a xlink:href="https://en.wikipedia.org/wiki/Pine_(e-mail_client)" xlink:type="simple">WebPine</text:a></text:p>
          </table:table-cell>
          <table:table-cell office:value-type="string" calcext:value-type="string">
            <text:p>No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 (Indexes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en.wikipedia.org/wiki/Apache_license" xlink:type="simple">Apache License 2.0</text:a><text:a xlink:href="https://en.wikipedia.org/wiki/Comparison_of_mail_servers#cite_note-23" xlink:type="simple">[23]</text:a>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WinGate_(computing)" xlink:type="simple">WinGate</text:a>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Zarafa_(software)" xlink:type="simple">Zarafa</text:a>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stfix etc.<text:a xlink:href="https://en.wikipedia.org/wiki/Comparison_of_mail_servers#cite_note-ZarafaSMTP-14" xlink:type="simple">[14]</text:a></text:p>
          </table:table-cell>
          <table:table-cell table:number-columns-repeated="2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stfix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postfix</text:p>
          </table:table-cell>
          <table:table-cell office:value-type="string" calcext:value-type="string">
            <text:p>Yes</text:p>
          </table:table-cell>
          <table:table-cell table:style-name="ce17" office:value-type="string" calcext:value-type="string">
            <text:p>z-push</text:p>
          </table:table-cell>
          <table:table-cell table:number-columns-repeated="2" table:style-name="ce20" office:value-type="string" calcext:value-type="string">
            <text:p>No</text:p>
          </table:table-cell>
          <table:table-cell office:value-type="string" calcext:value-type="string">
            <text:p>SQ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en.wikipedia.org/wiki/GNU_Affero_General_Public_License" xlink:type="simple">AGPLv3</text:a>, paid<text:a xlink:href="https://en.wikipedia.org/wiki/Comparison_of_mail_servers#cite_note-kopano.com-15" xlink:type="simple">[15]</text:a>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Zentyal" xlink:type="simple">Zentyal</text:a>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table:style-name="ce20" office:value-type="string" calcext:value-type="string">
            <text:p>Proprietary, 45-day trial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Zimbra" xlink:type="simple">Zimbra</text:a>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7"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https://www.zimbra.com/legal/zimbra-public-license-1-4/" xlink:type="simple">ZPL</text:a> and proprietary editions<text:a xlink:href="https://en.wikipedia.org/wiki/Comparison_of_mail_servers#cite_note-24" xlink:type="simple">[24]</text:a></text:p>
          </table:table-cell>
          <table:table-cell table:number-columns-repeated="1001"/>
        </table:table-row>
      </table:table>
      <table:table table:name="Sheet6" table:style-name="ta1">
        <table:table-column table:style-name="co3" table:default-cell-style-name="Default"/>
        <table:table-column table:style-name="co15" table:default-cell-style-name="Default"/>
        <table:table-column table:style-name="co2" table:default-cell-style-name="ce17"/>
        <table:table-column table:style-name="co3" table:default-cell-style-name="ce17"/>
        <table:table-column table:style-name="co7" table:default-cell-style-name="ce17"/>
        <table:table-column table:style-name="co3" table:default-cell-style-name="ce20"/>
        <table:table-column table:style-name="co8" table:default-cell-style-name="ce17"/>
        <table:table-column table:style-name="co3" table:number-columns-repeated="3" table:default-cell-style-name="ce17"/>
        <table:table-column table:style-name="co4" table:default-cell-style-name="ce17"/>
        <table:table-column table:style-name="co7" table:default-cell-style-name="ce17"/>
        <table:table-column table:style-name="co9" table:default-cell-style-name="ce17"/>
        <table:table-column table:style-name="co3" table:default-cell-style-name="ce17"/>
        <table:table-column table:style-name="co10" table:default-cell-style-name="ce17"/>
        <table:table-column table:style-name="co11" table:default-cell-style-name="ce17"/>
        <table:table-column table:style-name="co4" table:default-cell-style-name="ce17"/>
        <table:table-column table:style-name="co11" table:default-cell-style-name="ce20"/>
        <table:table-column table:style-name="co12" table:default-cell-style-name="ce17"/>
        <table:table-column table:style-name="co13" table:default-cell-style-name="ce17"/>
        <table:table-column table:style-name="co16" table:default-cell-style-name="ce17"/>
        <table:table-column table:style-name="co14" table:default-cell-style-name="ce17"/>
        <table:table-column table:style-name="co6" table:default-cell-style-name="ce17"/>
        <table:table-column table:style-name="co1" table:number-columns-repeated="1001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Agorum_core" xlink:type="simple">agorum core</text:a>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5"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<text:a xlink:href="https://en.wikipedia.org/wiki/GNU_General_Public_License" xlink:type="simple">GPLv2</text:a>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Citadel/UX" xlink:type="simple">Citadel</text:a>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style-name="ce20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<text:a xlink:href="https://en.wikipedia.org/wiki/GNU_General_Public_License" xlink:type="simple">GPLv3</text:a>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Courier_Mail_Server" xlink:type="simple">Courier Mail Server</text:a>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5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https://en.wikipedia.org/wiki/Maildrop" xlink:type="simple">maildrop</text:a>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<text:a xlink:href="https://en.wikipedia.org/wiki/Maildir" xlink:type="simple">maildir</text:a></text:p>
          </table:table-cell>
          <table:table-cell office:value-type="string" calcext:value-type="string">
            <text:p><text:a xlink:href="https://en.wikipedia.org/wiki/GNU_General_Public_License" xlink:type="simple">GPLv3+</text:a><text:a xlink:href="https://en.wikipedia.org/wiki/Comparison_of_mail_servers#cite_note-2" xlink:type="simple">[2]</text:a>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Cyrus_IMAP" xlink:type="simple">Cyrus IMAP</text:a>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table:style-name="ce20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text:a xlink:href="https://en.wikipedia.org/wiki/Comparison_of_mail_servers#cite_note-3" xlink:type="simple">[3]</text:a></text:p>
          </table:table-cell>
          <table:table-cell office:value-type="string" calcext:value-type="string">
            <text:p>Indexes on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en.wikipedia.org/wiki/BSD_4-Clause_License" xlink:type="simple">BSD 4-clause</text:a><text:a xlink:href="https://en.wikipedia.org/wiki/Comparison_of_mail_servers#cite_note-4" xlink:type="simple">[4]</text:a>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BMail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table:style-name="ce20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style-name="ce20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<text:a xlink:href="https://en.wikipedia.org/wiki/GNU_General_Public_License" xlink:type="simple">GPLv2</text:a></text:p>
          </table:table-cell>
          <table:table-cell table:number-columns-repeated="1001"/>
        </table:table-row>
        <table:table-row table:style-name="ro5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Dovecot_(software)" xlink:type="simple">Dovecot</text:a></text:p>
          </table:table-cell>
          <table:table-cell office:value-type="string" calcext:value-type="string">
            <text:p>Yes<text:a xlink:href="https://en.wikipedia.org/wiki/Comparison_of_mail_servers#cite_note-DovecotOSCompatibility-5" xlink:type="simple">[5]</text:a></text:p>
          </table:table-cell>
          <table:table-cell table:style-name="ce20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office:value-type="string" calcext:value-type="string">
            <text:p>Yes<text:a xlink:href="https://en.wikipedia.org/wiki/Comparison_of_mail_servers#cite_note-DovecotSubmission-6" xlink:type="simple">[6]</text:a></text:p>
          </table:table-cell>
          <table:table-cell table:number-columns-repeated="2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table:style-name="ce20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en.wikipedia.org/wiki/Maildir" xlink:type="simple">maildir</text:a>, <text:a xlink:href="https://en.wikipedia.org/wiki/Mbox" xlink:type="simple">mbox</text:a>, dbox, mdbox, obox<text:a xlink:href="https://en.wikipedia.org/wiki/Comparison_of_mail_servers#cite_note-DovecotObox-7" xlink:type="simple">[7]</text:a></text:p>
          </table:table-cell>
          <table:table-cell office:value-type="string" calcext:value-type="string">
            <text:p>Mixed: <text:a xlink:href="https://en.wikipedia.org/wiki/MIT_License" xlink:type="simple">MIT</text:a> and <text:a xlink:href="https://en.wikipedia.org/wiki/GNU_Lesser_General_Public_License" xlink:type="simple">LGPL-2.1</text:a><text:a xlink:href="https://en.wikipedia.org/wiki/Comparison_of_mail_servers#cite_note-DovecotLicense-8" xlink:type="simple">[8]</text:a>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Eudora_Internet_Mail_Server" xlink:type="simple">Eudora Internet Mail Server</text:a></text:p>
          </table:table-cell>
          <table:table-cell table:number-columns-repeated="2" table:style-name="ce20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table:style-name="ce20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table:style-name="ce20" office:value-type="string" calcext:value-type="string">
            <text:p>No</text:p>
          </table:table-cell>
          <table:table-cell table:style-name="ce20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FirstClass" xlink:type="simple">FirstClass</text:a></text:p>
          </table:table-cell>
          <table:table-cell table:number-columns-repeated="2"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table:style-name="ce20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style-name="ce20" office:value-type="string" calcext:value-type="string">
            <text:p><text:a xlink:href="https://en.wikipedia.org/wiki/Gordano_Messaging_Suite" xlink:type="simple">Gordano Messaging Suite</text:a>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table:style-name="ce20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1"/>
        </table:table-row>
        <table:table-row table:style-name="ro1">
          <table:table-cell table:style-name="ce18"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GroupWise" xlink:type="simple">GroupWise</text:a>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<text:a xlink:href="https://en.wikipedia.org/wiki/Proprietary_software" xlink:type="simple">Proprietary</text:a></text:p>
          </table:table-cell>
          <table:table-cell table:style-name="ce18" table:number-columns-repeated="1001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Halon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table:style-name="ce20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Yes<text:a xlink:href="https://en.wikipedia.org/wiki/Comparison_of_mail_servers#cite_note-11" xlink:type="simple">[11]</text:a>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table:style-name="ce20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table:style-name="ce20" office:value-type="string" calcext:value-type="string">
            <text:p><text:a xlink:href="https://en.wikipedia.org/wiki/HCL_Domino" xlink:type="simple">HCL Domino</text:a>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table:style-name="ce20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17" office:value-type="string" calcext:value-type="string">
            <text:p>Yes <text:a xlink:href="https://en.wikipedia.org/wiki/Comparison_of_mail_servers#cite_note-12" xlink:type="simple">[12]</text:a></text:p>
          </table:table-cell>
          <table:table-cell table:style-name="ce20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IceWarp_Mail_Server" xlink:type="simple">IceWarp Mail Server</text:a></text:p>
          </table:table-cell>
          <table:table-cell table:number-columns-repeated="2"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5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table:style-name="ce20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1"/>
        </table:table-row>
        <table:table-row table:style-name="ro1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Ipswitch_IMail_Server" xlink:type="simple">Ipswitch IMail Server</text:a>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 (since v12.2)<text:a xlink:href="https://en.wikipedia.org/wiki/Comparison_of_mail_servers#cite_note-13" xlink:type="simple">[13]</text:a>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Kerio_Connect" xlink:type="simple">Kerio Connect</text:a></text:p>
          </table:table-cell>
          <table:table-cell table:number-columns-repeated="2"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Kolab" xlink:type="simple">Kolab</text:a>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7"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https://en.wikipedia.org/wiki/GNU_General_Public_License" xlink:type="simple">GPLv3</text:a>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table:style-name="ce20" office:value-type="string" calcext:value-type="string">
            <text:p><text:a xlink:href="https://en.wikipedia.org/wiki/Kopano_(software)" xlink:type="simple">Kopano</text:a>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stfix, etc.<text:a xlink:href="https://en.wikipedia.org/wiki/Comparison_of_mail_servers#cite_note-ZarafaSMTP-14" xlink:type="simple">[14]</text:a></text:p>
          </table:table-cell>
          <table:table-cell table:number-columns-repeated="2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stfix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postfix</text:p>
          </table:table-cell>
          <table:table-cell office:value-type="string" calcext:value-type="string">
            <text:p>Yes</text:p>
          </table:table-cell>
          <table:table-cell table:style-name="ce17" office:value-type="string" calcext:value-type="string">
            <text:p>z-push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Q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en.wikipedia.org/wiki/GNU_Affero_General_Public_License" xlink:type="simple">AGPLv3</text:a>, paid<text:a xlink:href="https://en.wikipedia.org/wiki/Comparison_of_mail_servers#cite_note-kopano.com-15" xlink:type="simple">[15]</text:a>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umoMTA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table:style-name="ce20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https://en.wikipedia.org/wiki/Lua_(programming_language)" xlink:type="simple">Lua</text:a>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<text:a xlink:href="https://en.wikipedia.org/wiki/Apache_Software_License" xlink:type="simple">ASLv2</text:a>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Mailsite" xlink:type="simple">Mailsite</text:a>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table:style-name="ce20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ailtraq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table:style-name="ce20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MDaemon" xlink:type="simple">MDaemon</text:a>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5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Not IMAP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1"/>
        </table:table-row>
        <table:table-row table:style-name="ro5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Microsoft_Exchange_Server" xlink:type="simple">Microsoft Exchange Server</text:a>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text:a xlink:href="https://en.wikipedia.org/wiki/Comparison_of_mail_servers#cite_note-16" xlink:type="simple">[16]</text:a><text:a xlink:href="https://en.wikipedia.org/wiki/Comparison_of_mail_servers#cite_note-17" xlink:type="simple">[17]</text:a>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Yes <text:a xlink:href="https://en.wikipedia.org/wiki/Comparison_of_mail_servers#cite_note-18" xlink:type="simple">[18]</text:a>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office:value-type="string" calcext:value-type="string">
            <text:p>3rd Party support</text:p>
          </table:table-cell>
          <table:table-cell table:style-name="ce20" office:value-type="string" calcext:value-type="string">
            <text:p>Not IMAP</text:p>
          </table:table-cell>
          <table:table-cell table:number-columns-repeated="2" office:value-type="string" calcext:value-type="string">
            <text:p>Yes</text:p>
          </table:table-cell>
          <table:table-cell table:style-name="ce20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NetMail" xlink:type="simple">NetMail</text:a>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Open-Xchange" xlink:type="simple">Open-Xchange</text:a>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Proprietary/<text:a xlink:href="https://en.wikipedia.org/wiki/SaaS" xlink:type="simple">SaaS</text:a>, with open-source parts<text:a xlink:href="https://en.wikipedia.org/wiki/Comparison_of_mail_servers#cite_note-20" xlink:type="simple">[20]</text:a>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OpenSMTPD" xlink:type="simple">OpenSMTPD</text:a>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20" office:value-type="string" calcext:value-type="string">
            <text:p>No<text:a xlink:href="https://en.wikipedia.org/wiki/Comparison_of_mail_servers#cite_note-19" xlink:type="simple">[19]</text:a>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2" table:style-name="ce20" office:value-type="string" calcext:value-type="string">
            <text:p>No</text:p>
          </table:table-cell>
          <table:table-cell office:value-type="string" calcext:value-type="string">
            <text:p>via custom backen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en.wikipedia.org/wiki/ISC_license" xlink:type="simple">ISC</text:a>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Oracle_Communications_Messaging_Server" xlink:type="simple">Oracle Communications Messaging Server</text:a>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table:style-name="ce20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Postfix_(software)" xlink:type="simple">Postfix</text:a>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 table:style-name="ce20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style-name="ce20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<text:a xlink:href="https://en.wikipedia.org/wiki/IBM_Public_License" xlink:type="simple">IBM Public License</text:a></text:p>
          </table:table-cell>
          <table:table-cell table:number-columns-repeated="1001"/>
        </table:table-row>
        <table:table-row table:style-name="ro1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Qmail" xlink:type="simple">qmail</text:a>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3" table:style-name="ce20" office:value-type="string" calcext:value-type="string">
            <text:p>No</text:p>
          </table:table-cell>
          <table:table-cell office:value-type="string" calcext:value-type="string">
            <text:p>via Qsmtp</text:p>
          </table:table-cell>
          <table:table-cell table:number-columns-repeated="3" table:style-name="ce20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(cdb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en.wikipedia.org/wiki/Public_domain" xlink:type="simple">Public domain</text:a>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Qpopper" xlink:type="simple">Qpopper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 (via Cygwin)</text:p>
          </table:table-cell>
          <table:table-cell table:style-name="ce17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"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web.archive.org/web/20130221075156if_/http://www.eudora.com/products/unsupported/qpopper/license.html" xlink:type="simple">BSD-style</text:a> (GPL-incompatible)<text:a xlink:href="https://en.wikipedia.org/wiki/Comparison_of_mail_servers#cite_note-21" xlink:type="simple">[21]</text:a></text:p>
          </table:table-cell>
          <table:table-cell table:number-columns-repeated="1001"/>
        </table:table-row>
        <table:table-row table:style-name="ro1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Scalix" xlink:type="simple">Scalix</text:a>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 (via <text:a xlink:href="https://en.wikipedia.org/wiki/Stunnel" xlink:type="simple">Stunnel</text:a>)</text:p>
          </table:table-cell>
          <table:table-cell office:value-type="string" calcext:value-type="string">
            <text:p>Yes (via <text:a xlink:href="https://en.wikipedia.org/wiki/Stunnel" xlink:type="simple">Stunnel</text:a>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 (via <text:a xlink:href="https://en.wikipedia.org/wiki/Stunnel" xlink:type="simple">Stunnel</text:a>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https://en.wikipedia.org/wiki/Proprietary_software" xlink:type="simple">Proprietary</text:a> with OSS parts, a community (<text:a xlink:href="https://en.wikipedia.org/wiki/Freeware" xlink:type="simple">Freeware</text:a>) and 3 paid editions (SMB, Enterprise, Hosting)</text:p>
          </table:table-cell>
          <table:table-cell table:number-columns-repeated="1001"/>
        </table:table-row>
        <table:table-row table:style-name="ro1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Sendmail" xlink:type="simple">Sendmail</text:a>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 table:style-name="ce20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Yes (since 8.16)<text:a xlink:href="https://en.wikipedia.org/wiki/Comparison_of_mail_servers#cite_note-SendmailReleaseNotes-22" xlink:type="simple">[22]</text:a>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ftp.sendmail.org/LICENSE" xlink:type="simple">Sendmail License</text:a>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SparkEngine" xlink:type="simple">SparkEngine</text:a></text:p>
          </table:table-cell>
          <table:table-cell table:number-columns-repeated="2"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 table:style-name="ce20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table:style-name="ce20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WinGate_(computing)" xlink:type="simple">WinGate</text:a>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<text:a xlink:href="https://en.wikipedia.org/wiki/Proprietary_software" xlink:type="simple">Proprietary</text:a>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Zarafa_(software)" xlink:type="simple">Zarafa</text:a>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stfix etc.<text:a xlink:href="https://en.wikipedia.org/wiki/Comparison_of_mail_servers#cite_note-ZarafaSMTP-14" xlink:type="simple">[14]</text:a></text:p>
          </table:table-cell>
          <table:table-cell table:number-columns-repeated="2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stfix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postfix</text:p>
          </table:table-cell>
          <table:table-cell office:value-type="string" calcext:value-type="string">
            <text:p>Yes</text:p>
          </table:table-cell>
          <table:table-cell table:style-name="ce17" office:value-type="string" calcext:value-type="string">
            <text:p>z-push</text:p>
          </table:table-cell>
          <table:table-cell table:number-columns-repeated="2" table:style-name="ce20" office:value-type="string" calcext:value-type="string">
            <text:p>No</text:p>
          </table:table-cell>
          <table:table-cell office:value-type="string" calcext:value-type="string">
            <text:p>SQ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en.wikipedia.org/wiki/GNU_Affero_General_Public_License" xlink:type="simple">AGPLv3</text:a>, paid<text:a xlink:href="https://en.wikipedia.org/wiki/Comparison_of_mail_servers#cite_note-kopano.com-15" xlink:type="simple">[15]</text:a>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Zentyal" xlink:type="simple">Zentyal</text:a>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table:style-name="ce20" office:value-type="string" calcext:value-type="string">
            <text:p>Proprietary, 45-day trial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Zimbra" xlink:type="simple">Zimbra</text:a>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7"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https://www.zimbra.com/legal/zimbra-public-license-1-4/" xlink:type="simple">ZPL</text:a> and proprietary editions<text:a xlink:href="https://en.wikipedia.org/wiki/Comparison_of_mail_servers#cite_note-24" xlink:type="simple">[24]</text:a></text:p>
          </table:table-cell>
          <table:table-cell table:number-columns-repeated="1001"/>
        </table:table-row>
        <table:table-row table:style-name="ro1" table:number-rows-repeated="9">
          <table:table-cell table:number-columns-repeated="2"/>
          <table:table-cell table:style-name="Default" table:number-columns-repeated="21"/>
          <table:table-cell table:number-columns-repeated="1001"/>
        </table:table-row>
        <table:table-row table:style-name="ro9">
          <table:table-cell/>
          <table:table-cell table:style-name="ce18"/>
          <table:table-cell table:style-name="ce19" office:value-type="string" calcext:value-type="string">
            <text:p>il server</text:p>
          </table:table-cell>
          <table:table-cell table:style-name="ce19" office:value-type="string" calcext:value-type="string">
            <text:p><text:a xlink:href="https://en.wikipedia.org/wiki/Linux" xlink:type="simple">Linux</text:a>/<text:a xlink:href="https://en.wikipedia.org/wiki/Unix" xlink:type="simple">Unix</text:a></text:p>
          </table:table-cell>
          <table:table-cell table:style-name="ce19" office:value-type="string" calcext:value-type="string">
            <text:p><text:a xlink:href="https://en.wikipedia.org/wiki/Microsoft_Windows" xlink:type="simple">Windows</text:a></text:p>
          </table:table-cell>
          <table:table-cell table:style-name="ce19" office:value-type="string" calcext:value-type="string">
            <text:p><text:a xlink:href="https://en.wikipedia.org/wiki/MacOS" xlink:type="simple">macOS</text:a></text:p>
          </table:table-cell>
          <table:table-cell table:style-name="ce19" office:value-type="string" calcext:value-type="string">
            <text:p><text:a xlink:href="https://en.wikipedia.org/wiki/Simple_Mail_Transfer_Protocol" xlink:type="simple">SMTP</text:a></text:p>
          </table:table-cell>
          <table:table-cell table:style-name="ce19" office:value-type="string" calcext:value-type="string">
            <text:p><text:a xlink:href="https://en.wikipedia.org/wiki/Post_Office_Protocol" xlink:type="simple">POP3</text:a></text:p>
          </table:table-cell>
          <table:table-cell table:style-name="ce19" office:value-type="string" calcext:value-type="string">
            <text:p><text:a xlink:href="https://en.wikipedia.org/wiki/Internet_Message_Access_Protocol" xlink:type="simple">IMAP</text:a></text:p>
          </table:table-cell>
          <table:table-cell table:style-name="ce19" office:value-type="string" calcext:value-type="string">
            <text:p><text:a xlink:href="https://en.wikipedia.org/wiki/JSON_Meta_Application_Protocol" xlink:type="simple">JMAP</text:a></text:p>
          </table:table-cell>
          <table:table-cell table:style-name="ce19" office:value-type="string" calcext:value-type="string">
            <text:p><text:a xlink:href="https://en.wikipedia.org/wiki/IMAP_IDLE" xlink:type="simple">IDLE</text:a></text:p>
          </table:table-cell>
          <table:table-cell table:style-name="ce19" office:value-type="string" calcext:value-type="string">
            <text:p><text:a xlink:href="https://en.wikipedia.org/wiki/SMTPS" xlink:type="simple">SMTPS</text:a></text:p>
          </table:table-cell>
          <table:table-cell table:style-name="ce19" office:value-type="string" calcext:value-type="string">
            <text:p><text:a xlink:href="https://en.wikipedia.org/wiki/Post_Office_Protocol#STARTTLS" xlink:type="simple">POP3S</text:a></text:p>
          </table:table-cell>
          <table:table-cell table:style-name="ce19" office:value-type="string" calcext:value-type="string">
            <text:p><text:a xlink:href="https://en.wikipedia.org/wiki/IPv6" xlink:type="simple">IPv6</text:a></text:p>
          </table:table-cell>
          <table:table-cell table:style-name="ce19" office:value-type="string" calcext:value-type="string">
            <text:p><text:a xlink:href="https://en.wikipedia.org/wiki/Transport_Layer_Security" xlink:type="simple">SSL</text:a></text:p>
          </table:table-cell>
          <table:table-cell table:style-name="ce19" office:value-type="string" calcext:value-type="string">
            <text:p><text:a xlink:href="https://en.wikipedia.org/wiki/DNS-based_Authentication_of_Named_Entities" xlink:type="simple">DANE</text:a></text:p>
          </table:table-cell>
          <table:table-cell table:style-name="ce19" office:value-type="string" calcext:value-type="string">
            <text:p><text:a xlink:href="https://en.wikipedia.org/wiki/Webmail" xlink:type="simple">Webmail</text:a></text:p>
          </table:table-cell>
          <table:table-cell table:style-name="ce19" office:value-type="string" calcext:value-type="string">
            <text:p><text:a xlink:href="https://en.wikipedia.org/wiki/Exchange_ActiveSync" xlink:type="simple">ActiveSync</text:a></text:p>
          </table:table-cell>
          <table:table-cell table:style-name="ce19" office:value-type="string" calcext:value-type="string">
            <text:p><text:a xlink:href="https://en.wikipedia.org/wiki/Sieve_(mail_filtering_language)" xlink:type="simple">Sieve</text:a></text:p>
          </table:table-cell>
          <table:table-cell table:style-name="ce19" office:value-type="string" calcext:value-type="string">
            <text:p><text:a xlink:href="https://en.wikipedia.org/wiki/International_email" xlink:type="simple">IDN</text:a>/<text:a xlink:href="https://en.wikipedia.org/wiki/Simple_Mail_Transfer_Protocol#SMTPUTF8" xlink:type="simple">UTF8</text:a></text:p>
          </table:table-cell>
          <table:table-cell table:style-name="ce19" office:value-type="string" calcext:value-type="string">
            <text:p><text:a xlink:href="https://en.wikipedia.org/wiki/Database" xlink:type="simple">Database</text:a></text:p>
          </table:table-cell>
          <table:table-cell table:style-name="ce19" office:value-type="string" calcext:value-type="string">
            <text:p><text:a xlink:href="https://en.wikipedia.org/wiki/File_system" xlink:type="simple">File-based</text:a></text:p>
          </table:table-cell>
          <table:table-cell table:style-name="ce18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<text:a xlink:href="https://en.wikipedia.org/wiki/Apache_James" xlink:type="simple">Apache James</text:a></text:p>
          </table:table-cell>
          <table:table-cell table:number-columns-repeated="2"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table:number-columns-repeated="7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https://en.wikipedia.org/wiki/Apache_Software_License" xlink:type="simple">ASLv2</text:a></text:p>
          </table:table-cell>
          <table:table-cell table:number-columns-repeated="1001"/>
        </table:table-row>
        <table:table-row table:style-name="ro11">
          <table:table-cell table:number-columns-repeated="2"/>
          <table:table-cell office:value-type="string" calcext:value-type="string">
            <text:p><text:a xlink:href="https://en.wikipedia.org/wiki/Axigen" xlink:type="simple">Axigen</text:a>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jax, Basic &amp; Mobile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mbedded, Optimized for Email &amp; Groupwa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en.wikipedia.org/wiki/Proprietary_software" xlink:type="simple">Proprietary</text:a> (free version: 5 domains, 5 users, 5 groups)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<text:a xlink:href="https://en.wikipedia.org/wiki/CommuniGate_Pro" xlink:type="simple">CommuniGate Pro</text:a></text:p>
          </table:table-cell>
          <table:table-cell table:number-columns-repeated="2"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<text:a xlink:href="https://en.wikipedia.org/wiki/Proprietary_software" xlink:type="simple">Proprietary</text:a> (Free for up to 5 users)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<text:a xlink:href="https://en.wikipedia.org/wiki/Exim" xlink:type="simple">Exim</text:a></text:p>
          </table:table-cell>
          <table:table-cell office:value-type="string" calcext:value-type="string">
            <text:p>Yes</text:p>
          </table:table-cell>
          <table:table-cell table:style-name="ce21" office:value-type="string" calcext:value-type="string">
            <text:p>Yes (via Cygwin)</text:p>
          </table:table-cell>
          <table:table-cell table:style-name="ce17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 table:style-name="ce20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Yes<text:a xlink:href="https://en.wikipedia.org/wiki/Comparison_of_mail_servers#cite_note-exim-dane-9" xlink:type="simple">[9]</text:a>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<text:a xlink:href="https://en.wikipedia.org/wiki/GPL" xlink:type="simple">GPLv2+</text:a><text:a xlink:href="https://en.wikipedia.org/wiki/Comparison_of_mail_servers#cite_note-10" xlink:type="simple">[10]</text:a>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<text:a xlink:href="https://en.wikipedia.org/wiki/Haraka_(software)" xlink:type="simple">Haraka</text:a></text:p>
          </table:table-cell>
          <table:table-cell table:number-columns-repeated="2"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 table:style-name="ce20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<text:a xlink:href="https://en.wikipedia.org/wiki/MIT_License" xlink:type="simple">MIT</text:a>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<text:a xlink:href="https://en.wikipedia.org/wiki/HMailServer" xlink:type="simple">hMailServer</text:a>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style-name="ce20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https://en.wikipedia.org/wiki/GNU_AGPL" xlink:type="simple">GNU AGPL</text:a>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<text:a xlink:href="https://en.wikipedia.org/wiki/Mercury_Mail_Transport_System" xlink:type="simple">Mercury Mail Transport System</text:a>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table:style-name="ce20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oprietary donationware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<text:a xlink:href="https://en.wikipedia.org/wiki/UW_IMAP" xlink:type="simple">UW IMAP</text:a></text:p>
          </table:table-cell>
          <table:table-cell table:number-columns-repeated="2"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<text:a xlink:href="https://en.wikipedia.org/wiki/Pine_(e-mail_client)" xlink:type="simple">WebPine</text:a></text:p>
          </table:table-cell>
          <table:table-cell office:value-type="string" calcext:value-type="string">
            <text:p>No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 (Indexes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en.wikipedia.org/wiki/Apache_license" xlink:type="simple">Apache License 2.0</text:a><text:a xlink:href="https://en.wikipedia.org/wiki/Comparison_of_mail_servers#cite_note-23" xlink:type="simple">[23]</text:a></text:p>
          </table:table-cell>
          <table:table-cell table:number-columns-repeated="1001"/>
        </table:table-row>
      </table:table>
      <table:named-expressions/>
      <table:database-ranges>
        <table:database-range table:name="__Anonymous_Sheet_DB__5" table:target-range-address="Sheet6.A1:Sheet6.AMJ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1">00/00/0000</text:date>, <text:time style:data-style-name="N2" text:time-value="09:12:58.00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9T02:01:41.339000000</meta:creation-date>
    <dc:date>2024-03-01T11:45:53.687000000</dc:date>
    <meta:editing-duration>P1DT9H7M51S</meta:editing-duration>
    <meta:editing-cycles>2</meta:editing-cycles>
    <meta:generator>LibreOffice/7.6.2.1$Windows_x86 LibreOffice_project/56f7684011345957bbf33a7ee678afaf4d2ba333</meta:generator>
    <meta:document-statistic meta:table-count="6" meta:cell-count="5739" meta:object-count="0"/>
  </office:meta>
</office:document-meta>
</file>